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319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 style:data-style-name="N11">
      <style:table-cell-properties fo:background-color="#ffff00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00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11">
      <style:table-cell-properties fo:background-color="#ffff00"/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able-cell-properties fo:background-color="#81d41a"/>
      <style:text-properties style:text-underline-style="solid" style:text-underline-width="auto" style:text-underline-color="font-color"/>
    </style:style>
    <style:style style:name="ce11" style:family="table-cell" style:parent-style-name="Default" style:data-style-name="N11">
      <style:table-cell-properties fo:background-color="#81d41a"/>
      <style:text-properties style:text-underline-style="solid" style:text-underline-width="auto" style:text-underline-color="font-color"/>
    </style:style>
    <style:style style:name="ce12" style:family="table-cell" style:parent-style-name="Default">
      <style:table-cell-properties fo:background-color="#b4c7dc"/>
    </style:style>
    <style:style style:name="ce13" style:family="table-cell" style:parent-style-name="Default" style:data-style-name="N11">
      <style:table-cell-properties fo:background-color="#b4c7dc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istogram_price_historical_1665783247-1665178447" table:style-name="ta1">
        <table:shapes>
          <draw:frame draw:z-index="0" draw:style-name="gr1" draw:text-style-name="P1" svg:width="6.2988in" svg:height="3.5429in" svg:x="0.3732in" svg:y="9.002in">
            <draw:object draw:notify-on-update-of-ranges="'histogram_price_historical_1665783247-1665178447'.A8:'histogram_price_historical_1665783247-1665178447'.Y8 'histogram_price_historical_1665783247-1665178447'.A8:'histogram_price_historical_1665783247-1665178447'.Y8 'histogram_price_historical_1665783247-1665178447'.A14:'histogram_price_historical_1665783247-1665178447'.Y14 'histogram_price_historical_1665783247-1665178447'.A8:'histogram_price_historical_1665783247-1665178447'.Y8 'histogram_price_historical_1665783247-1665178447'.A28:'histogram_price_historical_1665783247-1665178447'.Y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0083in" svg:y="9.2106in">
            <draw:object draw:notify-on-update-of-ranges="'histogram_price_historical_1665783247-1665178447'.A8:'histogram_price_historical_1665783247-1665178447'.Y8 'histogram_price_historical_1665783247-1665178447'.A19:'histogram_price_historical_1665783247-1665178447'.Y19 'histogram_price_historical_1665783247-1665178447'.A33:'histogram_price_historical_1665783247-1665178447'.Y3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7.6031in" svg:height="5.1031in" svg:x="11.9031in" svg:y="9.5996in">
            <draw:object draw:notify-on-update-of-ranges="'histogram_price_historical_1665783247-1665178447'.A8:'histogram_price_historical_1665783247-1665178447'.Y8 'histogram_price_historical_1665783247-1665178447'.A21:'histogram_price_historical_1665783247-1665178447'.Y21 'histogram_price_historical_1665783247-1665178447'.A35:'histogram_price_historical_1665783247-1665178447'.Y3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8.748in" svg:height="4.9205in" svg:x="1.913in" svg:y="13.0406in">
            <draw:object draw:notify-on-update-of-ranges="'histogram_price_historical_1665783247-1665178447'.A8:'histogram_price_historical_1665783247-1665178447'.Y8 'histogram_price_historical_1665783247-1665178447'.A21:'histogram_price_historical_1665783247-1665178447'.Y21 'histogram_price_historical_1665783247-1665178447'.A35:'histogram_price_historical_1665783247-1665178447'.Y35 'histogram_price_historical_1665783247-1665178447'.A45:'histogram_price_historical_1665783247-1665178447'.Y4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8in" svg:height="3.5429in" svg:x="4.6874in" svg:y="2.6224in">
            <draw:object draw:notify-on-update-of-ranges="'histogram_price_historical_1665783247-1665178447'.A8:'histogram_price_historical_1665783247-1665178447'.Y8 'histogram_price_historical_1665783247-1665178447'.A21:'histogram_price_historical_1665783247-1665178447'.Y21 'histogram_price_historical_1665783247-1665178447'.A35:'histogram_price_historical_1665783247-1665178447'.Y35 'histogram_price_historical_1665783247-1665178447'.A48:'histogram_price_historical_1665783247-1665178447'.Y48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2" table:default-cell-style-name="ce3"/>
        <table:table-column table:style-name="co2" table:number-columns-repeated="13" table:default-cell-style-name="ce3"/>
        <table:table-row table:style-name="ro1">
          <table:table-cell table:style-name="Default" office:value-type="float" office:value="-0.035765" calcext:value-type="float">
            <text:p>-0.035765</text:p>
          </table:table-cell>
          <table:table-cell table:style-name="Default" office:value-type="float" office:value="-0.032655" calcext:value-type="float">
            <text:p>-0.032655</text:p>
          </table:table-cell>
          <table:table-cell table:style-name="Default" office:value-type="float" office:value="-0.029545" calcext:value-type="float">
            <text:p>-0.029545</text:p>
          </table:table-cell>
          <table:table-cell table:style-name="Default" office:value-type="float" office:value="-0.026435" calcext:value-type="float">
            <text:p>-0.026435</text:p>
          </table:table-cell>
          <table:table-cell table:style-name="Default" office:value-type="float" office:value="-0.023325" calcext:value-type="float">
            <text:p>-0.023325</text:p>
          </table:table-cell>
          <table:table-cell table:style-name="Default" office:value-type="float" office:value="-0.020215" calcext:value-type="float">
            <text:p>-0.020215</text:p>
          </table:table-cell>
          <table:table-cell table:style-name="Default" office:value-type="float" office:value="-0.017105" calcext:value-type="float">
            <text:p>-0.017105</text:p>
          </table:table-cell>
          <table:table-cell table:style-name="Default" office:value-type="float" office:value="-0.013995" calcext:value-type="float">
            <text:p>-0.013995</text:p>
          </table:table-cell>
          <table:table-cell table:style-name="Default" office:value-type="float" office:value="-0.010885" calcext:value-type="float">
            <text:p>-0.010885</text:p>
          </table:table-cell>
          <table:table-cell table:style-name="Default" office:value-type="float" office:value="-0.007775" calcext:value-type="float">
            <text:p>-0.007775</text:p>
          </table:table-cell>
          <table:table-cell table:style-name="Default" office:value-type="float" office:value="-0.004665" calcext:value-type="float">
            <text:p>-0.004665</text:p>
          </table:table-cell>
          <table:table-cell table:style-name="Default" office:value-type="float" office:value="-0.001555" calcext:value-type="float">
            <text:p>-0.001555</text:p>
          </table:table-cell>
          <table:table-cell table:style-name="Default" office:value-type="float" office:value="0.001555" calcext:value-type="float">
            <text:p>0.001555</text:p>
          </table:table-cell>
          <table:table-cell table:style-name="Default" office:value-type="float" office:value="0.004665" calcext:value-type="float">
            <text:p>0.004665</text:p>
          </table:table-cell>
          <table:table-cell table:style-name="Default" office:value-type="float" office:value="0.007775" calcext:value-type="float">
            <text:p>0.007775</text:p>
          </table:table-cell>
          <table:table-cell table:style-name="Default" office:value-type="float" office:value="0.010885" calcext:value-type="float">
            <text:p>0.010885</text:p>
          </table:table-cell>
          <table:table-cell table:style-name="Default" office:value-type="float" office:value="0.013995" calcext:value-type="float">
            <text:p>0.013995</text:p>
          </table:table-cell>
          <table:table-cell table:style-name="Default" office:value-type="float" office:value="0.017105" calcext:value-type="float">
            <text:p>0.017105</text:p>
          </table:table-cell>
          <table:table-cell table:style-name="Default" office:value-type="float" office:value="0.020215" calcext:value-type="float">
            <text:p>0.020215</text:p>
          </table:table-cell>
          <table:table-cell table:style-name="Default" office:value-type="float" office:value="0.023325" calcext:value-type="float">
            <text:p>0.023325</text:p>
          </table:table-cell>
          <table:table-cell table:style-name="Default" office:value-type="float" office:value="0.026435" calcext:value-type="float">
            <text:p>0.026435</text:p>
          </table:table-cell>
          <table:table-cell table:style-name="Default" office:value-type="float" office:value="0.029545" calcext:value-type="float">
            <text:p>0.029545</text:p>
          </table:table-cell>
          <table:table-cell table:style-name="Default" office:value-type="float" office:value="0.032655" calcext:value-type="float">
            <text:p>0.032655</text:p>
          </table:table-cell>
          <table:table-cell table:style-name="Default" office:value-type="float" office:value="0.035765" calcext:value-type="float">
            <text:p>0.035765</text:p>
          </table:table-cell>
          <table:table-cell table:style-name="Default" office:value-type="float" office:value="0.038875" calcext:value-type="float">
            <text:p>0.038875</text:p>
          </table:table-cell>
        </table:table-row>
        <table:table-row table:style-name="ro1"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356" calcext:value-type="float">
            <text:p>356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99" calcext:value-type="float">
            <text:p>199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541" calcext:value-type="float">
            <text:p>541</text:p>
          </table:table-cell>
          <table:table-cell table:style-name="Default" office:value-type="float" office:value="528" calcext:value-type="float">
            <text:p>528</text:p>
          </table:table-cell>
          <table:table-cell table:style-name="Default" office:value-type="float" office:value="925" calcext:value-type="float">
            <text:p>925</text:p>
          </table:table-cell>
          <table:table-cell table:style-name="Default" office:value-type="float" office:value="794" calcext:value-type="float">
            <text:p>794</text:p>
          </table:table-cell>
          <table:table-cell table:style-name="Default" office:value-type="float" office:value="892" calcext:value-type="float">
            <text:p>892</text:p>
          </table:table-cell>
          <table:table-cell table:style-name="Default" office:value-type="float" office:value="684" calcext:value-type="float">
            <text:p>684</text:p>
          </table:table-cell>
          <table:table-cell table:style-name="Default" office:value-type="float" office:value="828" calcext:value-type="float">
            <text:p>828</text:p>
          </table:table-cell>
          <table:table-cell table:style-name="Default" office:value-type="float" office:value="548" calcext:value-type="float">
            <text:p>548</text:p>
          </table:table-cell>
          <table:table-cell table:style-name="Default" office:value-type="float" office:value="749" calcext:value-type="float">
            <text:p>749</text:p>
          </table:table-cell>
          <table:table-cell table:style-name="Default" office:value-type="float" office:value="944" calcext:value-type="float">
            <text:p>944</text:p>
          </table:table-cell>
          <table:table-cell table:style-name="Default" office:value-type="float" office:value="308" calcext:value-type="float">
            <text:p>308</text:p>
          </table:table-cell>
          <table:table-cell table:style-name="Default" office:value-type="float" office:value="281" calcext:value-type="float">
            <text:p>281</text:p>
          </table:table-cell>
          <table:table-cell table:style-name="Default" office:value-type="float" office:value="86" calcext:value-type="float">
            <text:p>86</text:p>
          </table:table-cell>
          <table:table-cell table:style-name="Default" office:value-type="float" office:value="192" calcext:value-type="float">
            <text:p>192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225" calcext:value-type="float">
            <text:p>225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7" calcext:value-type="float">
            <text:p>7</text:p>
          </table:table-cell>
        </table:table-row>
        <table:table-row table:style-name="ro1">
          <table:table-cell table:style-name="Default" office:value-type="float" office:value="-0.035765" calcext:value-type="float">
            <text:p>-0.035765</text:p>
          </table:table-cell>
          <table:table-cell table:style-name="Default" office:value-type="float" office:value="-0.032655" calcext:value-type="float">
            <text:p>-0.032655</text:p>
          </table:table-cell>
          <table:table-cell table:style-name="Default" office:value-type="float" office:value="-0.029545" calcext:value-type="float">
            <text:p>-0.029545</text:p>
          </table:table-cell>
          <table:table-cell table:style-name="Default" office:value-type="float" office:value="-0.026435" calcext:value-type="float">
            <text:p>-0.026435</text:p>
          </table:table-cell>
          <table:table-cell table:style-name="Default" office:value-type="float" office:value="-0.023325" calcext:value-type="float">
            <text:p>-0.023325</text:p>
          </table:table-cell>
          <table:table-cell table:style-name="Default" office:value-type="float" office:value="-0.020215" calcext:value-type="float">
            <text:p>-0.020215</text:p>
          </table:table-cell>
          <table:table-cell table:style-name="Default" office:value-type="float" office:value="-0.017105" calcext:value-type="float">
            <text:p>-0.017105</text:p>
          </table:table-cell>
          <table:table-cell table:style-name="Default" office:value-type="float" office:value="-0.013995" calcext:value-type="float">
            <text:p>-0.013995</text:p>
          </table:table-cell>
          <table:table-cell table:style-name="Default" office:value-type="float" office:value="-0.010885" calcext:value-type="float">
            <text:p>-0.010885</text:p>
          </table:table-cell>
          <table:table-cell table:style-name="Default" office:value-type="float" office:value="-0.007775" calcext:value-type="float">
            <text:p>-0.007775</text:p>
          </table:table-cell>
          <table:table-cell table:style-name="Default" office:value-type="float" office:value="-0.004665" calcext:value-type="float">
            <text:p>-0.004665</text:p>
          </table:table-cell>
          <table:table-cell table:style-name="Default" office:value-type="float" office:value="-0.001555" calcext:value-type="float">
            <text:p>-0.001555</text:p>
          </table:table-cell>
          <table:table-cell table:style-name="Default" office:value-type="float" office:value="0.001555" calcext:value-type="float">
            <text:p>0.001555</text:p>
          </table:table-cell>
          <table:table-cell table:style-name="Default" office:value-type="float" office:value="0.004665" calcext:value-type="float">
            <text:p>0.004665</text:p>
          </table:table-cell>
          <table:table-cell table:style-name="Default" office:value-type="float" office:value="0.007775" calcext:value-type="float">
            <text:p>0.007775</text:p>
          </table:table-cell>
          <table:table-cell table:style-name="Default" office:value-type="float" office:value="0.010885" calcext:value-type="float">
            <text:p>0.010885</text:p>
          </table:table-cell>
          <table:table-cell table:style-name="Default" office:value-type="float" office:value="0.013995" calcext:value-type="float">
            <text:p>0.013995</text:p>
          </table:table-cell>
          <table:table-cell table:style-name="Default" office:value-type="float" office:value="0.017105" calcext:value-type="float">
            <text:p>0.017105</text:p>
          </table:table-cell>
          <table:table-cell table:style-name="Default" office:value-type="float" office:value="0.020215" calcext:value-type="float">
            <text:p>0.020215</text:p>
          </table:table-cell>
          <table:table-cell table:style-name="Default" office:value-type="float" office:value="0.023325" calcext:value-type="float">
            <text:p>0.023325</text:p>
          </table:table-cell>
          <table:table-cell table:style-name="Default" office:value-type="float" office:value="0.026435" calcext:value-type="float">
            <text:p>0.026435</text:p>
          </table:table-cell>
          <table:table-cell table:style-name="Default" office:value-type="float" office:value="0.029545" calcext:value-type="float">
            <text:p>0.029545</text:p>
          </table:table-cell>
          <table:table-cell table:style-name="Default" office:value-type="float" office:value="0.032655" calcext:value-type="float">
            <text:p>0.032655</text:p>
          </table:table-cell>
          <table:table-cell table:style-name="Default" office:value-type="float" office:value="0.035765" calcext:value-type="float">
            <text:p>0.035765</text:p>
          </table:table-cell>
          <table:table-cell table:style-name="Default" office:value-type="float" office:value="0.038875" calcext:value-type="float">
            <text:p>0.038875</text:p>
          </table:table-cell>
        </table:table-row>
        <table:table-row table:style-name="ro1"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76" calcext:value-type="float">
            <text:p>76</text:p>
          </table:table-cell>
          <table:table-cell table:style-name="Default" office:value-type="float" office:value="224" calcext:value-type="float">
            <text:p>224</text:p>
          </table:table-cell>
          <table:table-cell table:style-name="Default" office:value-type="float" office:value="210" calcext:value-type="float">
            <text:p>21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395" calcext:value-type="float">
            <text:p>395</text:p>
          </table:table-cell>
          <table:table-cell table:style-name="Default" office:value-type="float" office:value="913" calcext:value-type="float">
            <text:p>913</text:p>
          </table:table-cell>
          <table:table-cell table:style-name="Default" office:value-type="float" office:value="719" calcext:value-type="float">
            <text:p>719</text:p>
          </table:table-cell>
          <table:table-cell table:style-name="Default" office:value-type="float" office:value="822" calcext:value-type="float">
            <text:p>822</text:p>
          </table:table-cell>
          <table:table-cell table:style-name="Default" office:value-type="float" office:value="807" calcext:value-type="float">
            <text:p>807</text:p>
          </table:table-cell>
          <table:table-cell table:style-name="Default" office:value-type="float" office:value="505" calcext:value-type="float">
            <text:p>505</text:p>
          </table:table-cell>
          <table:table-cell table:style-name="Default" office:value-type="float" office:value="373" calcext:value-type="float">
            <text:p>373</text:p>
          </table:table-cell>
          <table:table-cell table:style-name="Default" office:value-type="float" office:value="496" calcext:value-type="float">
            <text:p>496</text:p>
          </table:table-cell>
          <table:table-cell table:style-name="Default" office:value-type="float" office:value="678" calcext:value-type="float">
            <text:p>678</text:p>
          </table:table-cell>
          <table:table-cell table:style-name="Default" office:value-type="float" office:value="274" calcext:value-type="float">
            <text:p>274</text:p>
          </table:table-cell>
          <table:table-cell table:style-name="Default" office:value-type="float" office:value="178" calcext:value-type="float">
            <text:p>178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323" calcext:value-type="float">
            <text:p>323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4" calcext:value-type="float">
            <text:p>24</text:p>
          </table:table-cell>
        </table:table-row>
        <table:table-row table:style-name="ro1">
          <table:table-cell table:style-name="Default" table:formula="of:=[.A10]+[.A24]" office:value-type="float" office:value="17565" calcext:value-type="float">
            <text:p>17565</text:p>
          </table:table-cell>
          <table:table-cell table:style-name="Default" table:number-columns-repeated="24"/>
        </table:table-row>
        <table:table-row table:style-name="ro1" table:number-rows-repeated="2">
          <table:table-cell table:style-name="Default" table:number-columns-repeated="25"/>
        </table:table-row>
        <table:table-row table:style-name="ro1">
          <table:table-cell table:style-name="ce5" office:value-type="percentage" office:value="-0.035765" calcext:value-type="percentage">
            <text:p>-3.58%</text:p>
          </table:table-cell>
          <table:table-cell table:style-name="ce5" office:value-type="percentage" office:value="-0.032655" calcext:value-type="percentage">
            <text:p>-3.27%</text:p>
          </table:table-cell>
          <table:table-cell table:style-name="ce5" office:value-type="percentage" office:value="-0.029545" calcext:value-type="percentage">
            <text:p>-2.95%</text:p>
          </table:table-cell>
          <table:table-cell table:style-name="ce5" office:value-type="percentage" office:value="-0.026435" calcext:value-type="percentage">
            <text:p>-2.64%</text:p>
          </table:table-cell>
          <table:table-cell table:style-name="ce5" office:value-type="percentage" office:value="-0.023325" calcext:value-type="percentage">
            <text:p>-2.33%</text:p>
          </table:table-cell>
          <table:table-cell table:style-name="ce5" office:value-type="percentage" office:value="-0.020215" calcext:value-type="percentage">
            <text:p>-2.02%</text:p>
          </table:table-cell>
          <table:table-cell table:style-name="ce5" office:value-type="percentage" office:value="-0.017105" calcext:value-type="percentage">
            <text:p>-1.71%</text:p>
          </table:table-cell>
          <table:table-cell table:style-name="ce5" office:value-type="percentage" office:value="-0.013995" calcext:value-type="percentage">
            <text:p>-1.40%</text:p>
          </table:table-cell>
          <table:table-cell table:style-name="ce5" office:value-type="percentage" office:value="-0.010885" calcext:value-type="percentage">
            <text:p>-1.09%</text:p>
          </table:table-cell>
          <table:table-cell table:style-name="ce5" office:value-type="percentage" office:value="-0.007775" calcext:value-type="percentage">
            <text:p>-0.78%</text:p>
          </table:table-cell>
          <table:table-cell table:style-name="ce5" office:value-type="percentage" office:value="-0.004665" calcext:value-type="percentage">
            <text:p>-0.47%</text:p>
          </table:table-cell>
          <table:table-cell table:style-name="ce5" office:value-type="percentage" office:value="-0.001555" calcext:value-type="percentage">
            <text:p>-0.16%</text:p>
          </table:table-cell>
          <table:table-cell table:style-name="ce5" office:value-type="percentage" office:value="0.001555" calcext:value-type="percentage">
            <text:p>0.16%</text:p>
          </table:table-cell>
          <table:table-cell table:style-name="ce5" office:value-type="percentage" office:value="0.004665" calcext:value-type="percentage">
            <text:p>0.47%</text:p>
          </table:table-cell>
          <table:table-cell table:style-name="ce5" office:value-type="percentage" office:value="0.007775" calcext:value-type="percentage">
            <text:p>0.78%</text:p>
          </table:table-cell>
          <table:table-cell table:style-name="ce5" office:value-type="percentage" office:value="0.010885" calcext:value-type="percentage">
            <text:p>1.09%</text:p>
          </table:table-cell>
          <table:table-cell table:style-name="ce5" office:value-type="percentage" office:value="0.013995" calcext:value-type="percentage">
            <text:p>1.40%</text:p>
          </table:table-cell>
          <table:table-cell table:style-name="ce5" office:value-type="percentage" office:value="0.017105" calcext:value-type="percentage">
            <text:p>1.71%</text:p>
          </table:table-cell>
          <table:table-cell table:style-name="ce5" office:value-type="percentage" office:value="0.020215" calcext:value-type="percentage">
            <text:p>2.02%</text:p>
          </table:table-cell>
          <table:table-cell table:style-name="ce5" office:value-type="percentage" office:value="0.023325" calcext:value-type="percentage">
            <text:p>2.33%</text:p>
          </table:table-cell>
          <table:table-cell table:style-name="ce5" office:value-type="percentage" office:value="0.026435" calcext:value-type="percentage">
            <text:p>2.64%</text:p>
          </table:table-cell>
          <table:table-cell table:style-name="ce5" office:value-type="percentage" office:value="0.029545" calcext:value-type="percentage">
            <text:p>2.95%</text:p>
          </table:table-cell>
          <table:table-cell table:style-name="ce5" office:value-type="percentage" office:value="0.032655" calcext:value-type="percentage">
            <text:p>3.27%</text:p>
          </table:table-cell>
          <table:table-cell table:style-name="ce5" office:value-type="percentage" office:value="0.035765" calcext:value-type="percentage">
            <text:p>3.58%</text:p>
          </table:table-cell>
          <table:table-cell table:style-name="ce5" office:value-type="percentage" office:value="0.038875" calcext:value-type="percentage">
            <text:p>3.89%</text:p>
          </table:table-cell>
        </table:table-row>
        <table:table-row table:style-name="ro1"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356" calcext:value-type="float">
            <text:p>356</text:p>
          </table:table-cell>
          <table:table-cell table:style-name="ce1" office:value-type="float" office:value="143" calcext:value-type="float">
            <text:p>143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167" calcext:value-type="float">
            <text:p>167</text:p>
          </table:table-cell>
          <table:table-cell table:style-name="ce1" office:value-type="float" office:value="541" calcext:value-type="float">
            <text:p>541</text:p>
          </table:table-cell>
          <table:table-cell table:style-name="ce1" office:value-type="float" office:value="528" calcext:value-type="float">
            <text:p>528</text:p>
          </table:table-cell>
          <table:table-cell table:style-name="ce1" office:value-type="float" office:value="925" calcext:value-type="float">
            <text:p>925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892" calcext:value-type="float">
            <text:p>892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828" calcext:value-type="float">
            <text:p>828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749" calcext:value-type="float">
            <text:p>749</text:p>
          </table:table-cell>
          <table:table-cell table:style-name="ce1" office:value-type="float" office:value="944" calcext:value-type="float">
            <text:p>944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float" office:value="281" calcext:value-type="float">
            <text:p>281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225" calcext:value-type="float">
            <text:p>225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7" calcext:value-type="float">
            <text:p>7</text:p>
          </table:table-cell>
        </table:table-row>
        <table:table-row table:style-name="ro1">
          <table:table-cell table:style-name="ce1" table:formula="of:=SUM([.A9:.Y9])" office:value-type="float" office:value="9557" calcext:value-type="float">
            <text:p>9557</text:p>
          </table:table-cell>
          <table:table-cell table:style-name="ce1" table:number-columns-repeated="24"/>
        </table:table-row>
        <table:table-row table:style-name="ro1">
          <table:table-cell table:style-name="ce1" table:formula="of:=[.A9]/[.$A$10]" office:value-type="float" office:value="0" calcext:value-type="float">
            <text:p>0</text:p>
          </table:table-cell>
          <table:table-cell table:style-name="ce1" table:formula="of:=[.B9]/[.$A$10]" office:value-type="float" office:value="0" calcext:value-type="float">
            <text:p>0</text:p>
          </table:table-cell>
          <table:table-cell table:style-name="ce1" table:formula="of:=[.C9]/[.$A$10]" office:value-type="float" office:value="0.00219734226221618" calcext:value-type="float">
            <text:p>0.00219734226221618</text:p>
          </table:table-cell>
          <table:table-cell table:style-name="ce1" table:formula="of:=[.D9]/[.$A$10]" office:value-type="float" office:value="0.0372501831118552" calcext:value-type="float">
            <text:p>0.0372501831118552</text:p>
          </table:table-cell>
          <table:table-cell table:style-name="ce1" table:formula="of:=[.E9]/[.$A$10]" office:value-type="float" office:value="0.014962854452234" calcext:value-type="float">
            <text:p>0.014962854452234</text:p>
          </table:table-cell>
          <table:table-cell table:style-name="ce1" table:formula="of:=[.F9]/[.$A$10]" office:value-type="float" office:value="0.0208224338181438" calcext:value-type="float">
            <text:p>0.0208224338181438</text:p>
          </table:table-cell>
          <table:table-cell table:style-name="ce1" table:formula="of:=[.G9]/[.$A$10]" office:value-type="float" office:value="0.0174741027519096" calcext:value-type="float">
            <text:p>0.0174741027519096</text:p>
          </table:table-cell>
          <table:table-cell table:style-name="ce1" table:formula="of:=[.H9]/[.$A$10]" office:value-type="float" office:value="0.0566077220885215" calcext:value-type="float">
            <text:p>0.0566077220885215</text:p>
          </table:table-cell>
          <table:table-cell table:style-name="ce1" table:formula="of:=[.I9]/[.$A$10]" office:value-type="float" office:value="0.0552474625928639" calcext:value-type="float">
            <text:p>0.0552474625928639</text:p>
          </table:table-cell>
          <table:table-cell table:style-name="ce1" table:formula="of:=[.J9]/[.$A$10]" office:value-type="float" office:value="0.0967876948833316" calcext:value-type="float">
            <text:p>0.0967876948833316</text:p>
          </table:table-cell>
          <table:table-cell table:style-name="ce1" table:formula="of:=[.K9]/[.$A$10]" office:value-type="float" office:value="0.0830804645809355" calcext:value-type="float">
            <text:p>0.0830804645809355</text:p>
          </table:table-cell>
          <table:table-cell table:style-name="ce1" table:formula="of:=[.L9]/[.$A$10]" office:value-type="float" office:value="0.0933347284712776" calcext:value-type="float">
            <text:p>0.0933347284712776</text:p>
          </table:table-cell>
          <table:table-cell table:style-name="ce1" table:formula="of:=[.M9]/[.$A$10]" office:value-type="float" office:value="0.0715705765407555" calcext:value-type="float">
            <text:p>0.0715705765407555</text:p>
          </table:table-cell>
          <table:table-cell table:style-name="ce1" table:formula="of:=[.N9]/[.$A$10]" office:value-type="float" office:value="0.0866380663388092" calcext:value-type="float">
            <text:p>0.0866380663388092</text:p>
          </table:table-cell>
          <table:table-cell table:style-name="ce1" table:formula="of:=[.O9]/[.$A$10]" office:value-type="float" office:value="0.0573401695092602" calcext:value-type="float">
            <text:p>0.0573401695092602</text:p>
          </table:table-cell>
          <table:table-cell table:style-name="ce1" table:formula="of:=[.P9]/[.$A$10]" office:value-type="float" office:value="0.0783718740190436" calcext:value-type="float">
            <text:p>0.0783718740190436</text:p>
          </table:table-cell>
          <table:table-cell table:style-name="ce1" table:formula="of:=[.Q9]/[.$A$10]" office:value-type="float" office:value="0.0987757664539081" calcext:value-type="float">
            <text:p>0.0987757664539081</text:p>
          </table:table-cell>
          <table:table-cell table:style-name="ce1" table:formula="of:=[.R9]/[.$A$10]" office:value-type="float" office:value="0.0322276865125039" calcext:value-type="float">
            <text:p>0.0322276865125039</text:p>
          </table:table-cell>
          <table:table-cell table:style-name="ce1" table:formula="of:=[.S9]/[.$A$10]" office:value-type="float" office:value="0.0294025321753688" calcext:value-type="float">
            <text:p>0.0294025321753688</text:p>
          </table:table-cell>
          <table:table-cell table:style-name="ce1" table:formula="of:=[.T9]/[.$A$10]" office:value-type="float" office:value="0.00899863974050434" calcext:value-type="float">
            <text:p>0.00899863974050434</text:p>
          </table:table-cell>
          <table:table-cell table:style-name="ce1" table:formula="of:=[.U9]/[.$A$10]" office:value-type="float" office:value="0.020089986397405" calcext:value-type="float">
            <text:p>0.020089986397405</text:p>
          </table:table-cell>
          <table:table-cell table:style-name="ce1" table:formula="of:=[.V9]/[.$A$10]" office:value-type="float" office:value="0.0110913466569007" calcext:value-type="float">
            <text:p>0.0110913466569007</text:p>
          </table:table-cell>
          <table:table-cell table:style-name="ce1" table:formula="of:=[.W9]/[.$A$10]" office:value-type="float" office:value="0.023542952809459" calcext:value-type="float">
            <text:p>0.023542952809459</text:p>
          </table:table-cell>
          <table:table-cell table:style-name="ce1" table:formula="of:=[.X9]/[.$A$10]" office:value-type="float" office:value="0.00345296641205399" calcext:value-type="float">
            <text:p>0.00345296641205399</text:p>
          </table:table-cell>
          <table:table-cell table:style-name="ce1" table:formula="of:=[.Y9]/[.$A$10]" office:value-type="float" office:value="0.000732447420738726" calcext:value-type="float">
            <text:p>0.000732447420738726</text:p>
          </table:table-cell>
        </table:table-row>
        <table:table-row table:style-name="ro1">
          <table:table-cell table:style-name="ce1" table:formula="of:=EXP(-[.A11])" office:value-type="float" office:value="1" calcext:value-type="float">
            <text:p>1</text:p>
          </table:table-cell>
          <table:table-cell table:style-name="ce1" table:formula="of:=EXP(-[.B11])" office:value-type="float" office:value="1" calcext:value-type="float">
            <text:p>1</text:p>
          </table:table-cell>
          <table:table-cell table:style-name="ce1" table:formula="of:=EXP(-[.C11])" office:value-type="float" office:value="0.997805070127021" calcext:value-type="float">
            <text:p>0.997805070127021</text:p>
          </table:table-cell>
          <table:table-cell table:style-name="ce1" table:formula="of:=EXP(-[.D11])" office:value-type="float" office:value="0.963435070011187" calcext:value-type="float">
            <text:p>0.963435070011187</text:p>
          </table:table-cell>
          <table:table-cell table:style-name="ce1" table:formula="of:=EXP(-[.E11])" office:value-type="float" office:value="0.985148532805303" calcext:value-type="float">
            <text:p>0.985148532805303</text:p>
          </table:table-cell>
          <table:table-cell table:style-name="ce1" table:formula="of:=EXP(-[.F11])" office:value-type="float" office:value="0.979392856180377" calcext:value-type="float">
            <text:p>0.979392856180377</text:p>
          </table:table-cell>
          <table:table-cell table:style-name="ce1" table:formula="of:=EXP(-[.G11])" office:value-type="float" office:value="0.982677683983326" calcext:value-type="float">
            <text:p>0.982677683983326</text:p>
          </table:table-cell>
          <table:table-cell table:style-name="ce1" table:formula="of:=EXP(-[.H11])" office:value-type="float" office:value="0.944964685442747" calcext:value-type="float">
            <text:p>0.944964685442747</text:p>
          </table:table-cell>
          <table:table-cell table:style-name="ce1" table:formula="of:=EXP(-[.I11])" office:value-type="float" office:value="0.946250957262577" calcext:value-type="float">
            <text:p>0.946250957262577</text:p>
          </table:table-cell>
          <table:table-cell table:style-name="ce1" table:formula="of:=EXP(-[.J11])" office:value-type="float" office:value="0.907748705371831" calcext:value-type="float">
            <text:p>0.907748705371831</text:p>
          </table:table-cell>
          <table:table-cell table:style-name="ce1" table:formula="of:=EXP(-[.K11])" office:value-type="float" office:value="0.920277094530099" calcext:value-type="float">
            <text:p>0.920277094530099</text:p>
          </table:table-cell>
          <table:table-cell table:style-name="ce1" table:formula="of:=EXP(-[.L11])" office:value-type="float" office:value="0.910888548929548" calcext:value-type="float">
            <text:p>0.910888548929548</text:p>
          </table:table-cell>
          <table:table-cell table:style-name="ce1" table:formula="of:=EXP(-[.M11])" office:value-type="float" office:value="0.930930573416747" calcext:value-type="float">
            <text:p>0.930930573416747</text:p>
          </table:table-cell>
          <table:table-cell table:style-name="ce1" table:formula="of:=EXP(-[.N11])" office:value-type="float" office:value="0.917008931978254" calcext:value-type="float">
            <text:p>0.917008931978254</text:p>
          </table:table-cell>
          <table:table-cell table:style-name="ce1" table:formula="of:=EXP(-[.O11])" office:value-type="float" office:value="0.944272801911291" calcext:value-type="float">
            <text:p>0.944272801911291</text:p>
          </table:table-cell>
          <table:table-cell table:style-name="ce1" table:formula="of:=EXP(-[.P11])" office:value-type="float" office:value="0.924620520253639" calcext:value-type="float">
            <text:p>0.924620520253639</text:p>
          </table:table-cell>
          <table:table-cell table:style-name="ce1" table:formula="of:=EXP(-[.Q11])" office:value-type="float" office:value="0.905945828695199" calcext:value-type="float">
            <text:p>0.905945828695199</text:p>
          </table:table-cell>
          <table:table-cell table:style-name="ce1" table:formula="of:=EXP(-[.R11])" office:value-type="float" office:value="0.968286091295528" calcext:value-type="float">
            <text:p>0.968286091295528</text:p>
          </table:table-cell>
          <table:table-cell table:style-name="ce1" table:formula="of:=EXP(-[.S11])" office:value-type="float" office:value="0.971025516773766" calcext:value-type="float">
            <text:p>0.971025516773766</text:p>
          </table:table-cell>
          <table:table-cell table:style-name="ce1" table:formula="of:=EXP(-[.T11])" office:value-type="float" office:value="0.991041726845886" calcext:value-type="float">
            <text:p>0.991041726845886</text:p>
          </table:table-cell>
          <table:table-cell table:style-name="ce1" table:formula="of:=EXP(-[.U11])" office:value-type="float" office:value="0.980110472727889" calcext:value-type="float">
            <text:p>0.980110472727889</text:p>
          </table:table-cell>
          <table:table-cell table:style-name="ce1" table:formula="of:=EXP(-[.V11])" office:value-type="float" office:value="0.988969935551768" calcext:value-type="float">
            <text:p>0.988969935551768</text:p>
          </table:table-cell>
          <table:table-cell table:style-name="ce1" table:formula="of:=EXP(-[.W11])" office:value-type="float" office:value="0.976732020383459" calcext:value-type="float">
            <text:p>0.976732020383459</text:p>
          </table:table-cell>
          <table:table-cell table:style-name="ce1" table:formula="of:=EXP(-[.X11])" office:value-type="float" office:value="0.99655298822078" calcext:value-type="float">
            <text:p>0.99655298822078</text:p>
          </table:table-cell>
          <table:table-cell table:style-name="ce1" table:formula="of:=EXP(-[.Y11])" office:value-type="float" office:value="0.999267820753395" calcext:value-type="float">
            <text:p>0.999267820753395</text:p>
          </table:table-cell>
        </table:table-row>
        <table:table-row table:style-name="ro1">
          <table:table-cell table:style-name="ce1" table:formula="of:=1+[.A12]" office:value-type="float" office:value="2" calcext:value-type="float">
            <text:p>2</text:p>
          </table:table-cell>
          <table:table-cell table:style-name="ce1" table:formula="of:=1+[.B12]" office:value-type="float" office:value="2" calcext:value-type="float">
            <text:p>2</text:p>
          </table:table-cell>
          <table:table-cell table:style-name="ce1" table:formula="of:=1+[.C12]" office:value-type="float" office:value="1.99780507012702" calcext:value-type="float">
            <text:p>1.99780507012702</text:p>
          </table:table-cell>
          <table:table-cell table:style-name="ce1" table:formula="of:=1+[.D12]" office:value-type="float" office:value="1.96343507001119" calcext:value-type="float">
            <text:p>1.96343507001119</text:p>
          </table:table-cell>
          <table:table-cell table:style-name="ce1" table:formula="of:=1+[.E12]" office:value-type="float" office:value="1.9851485328053" calcext:value-type="float">
            <text:p>1.9851485328053</text:p>
          </table:table-cell>
          <table:table-cell table:style-name="ce1" table:formula="of:=1+[.F12]" office:value-type="float" office:value="1.97939285618038" calcext:value-type="float">
            <text:p>1.97939285618038</text:p>
          </table:table-cell>
          <table:table-cell table:style-name="ce1" table:formula="of:=1+[.G12]" office:value-type="float" office:value="1.98267768398333" calcext:value-type="float">
            <text:p>1.98267768398333</text:p>
          </table:table-cell>
          <table:table-cell table:style-name="ce1" table:formula="of:=1+[.H12]" office:value-type="float" office:value="1.94496468544275" calcext:value-type="float">
            <text:p>1.94496468544275</text:p>
          </table:table-cell>
          <table:table-cell table:style-name="ce1" table:formula="of:=1+[.I12]" office:value-type="float" office:value="1.94625095726258" calcext:value-type="float">
            <text:p>1.94625095726258</text:p>
          </table:table-cell>
          <table:table-cell table:style-name="ce1" table:formula="of:=1+[.J12]" office:value-type="float" office:value="1.90774870537183" calcext:value-type="float">
            <text:p>1.90774870537183</text:p>
          </table:table-cell>
          <table:table-cell table:style-name="ce1" table:formula="of:=1+[.K12]" office:value-type="float" office:value="1.9202770945301" calcext:value-type="float">
            <text:p>1.9202770945301</text:p>
          </table:table-cell>
          <table:table-cell table:style-name="ce1" table:formula="of:=1+[.L12]" office:value-type="float" office:value="1.91088854892955" calcext:value-type="float">
            <text:p>1.91088854892955</text:p>
          </table:table-cell>
          <table:table-cell table:style-name="ce1" table:formula="of:=1+[.M12]" office:value-type="float" office:value="1.93093057341675" calcext:value-type="float">
            <text:p>1.93093057341675</text:p>
          </table:table-cell>
          <table:table-cell table:style-name="ce1" table:formula="of:=1+[.N12]" office:value-type="float" office:value="1.91700893197825" calcext:value-type="float">
            <text:p>1.91700893197825</text:p>
          </table:table-cell>
          <table:table-cell table:style-name="ce1" table:formula="of:=1+[.O12]" office:value-type="float" office:value="1.94427280191129" calcext:value-type="float">
            <text:p>1.94427280191129</text:p>
          </table:table-cell>
          <table:table-cell table:style-name="ce1" table:formula="of:=1+[.P12]" office:value-type="float" office:value="1.92462052025364" calcext:value-type="float">
            <text:p>1.92462052025364</text:p>
          </table:table-cell>
          <table:table-cell table:style-name="ce1" table:formula="of:=1+[.Q12]" office:value-type="float" office:value="1.9059458286952" calcext:value-type="float">
            <text:p>1.9059458286952</text:p>
          </table:table-cell>
          <table:table-cell table:style-name="ce1" table:formula="of:=1+[.R12]" office:value-type="float" office:value="1.96828609129553" calcext:value-type="float">
            <text:p>1.96828609129553</text:p>
          </table:table-cell>
          <table:table-cell table:style-name="ce1" table:formula="of:=1+[.S12]" office:value-type="float" office:value="1.97102551677377" calcext:value-type="float">
            <text:p>1.97102551677377</text:p>
          </table:table-cell>
          <table:table-cell table:style-name="ce1" table:formula="of:=1+[.T12]" office:value-type="float" office:value="1.99104172684589" calcext:value-type="float">
            <text:p>1.99104172684589</text:p>
          </table:table-cell>
          <table:table-cell table:style-name="ce1" table:formula="of:=1+[.U12]" office:value-type="float" office:value="1.98011047272789" calcext:value-type="float">
            <text:p>1.98011047272789</text:p>
          </table:table-cell>
          <table:table-cell table:style-name="ce1" table:formula="of:=1+[.V12]" office:value-type="float" office:value="1.98896993555177" calcext:value-type="float">
            <text:p>1.98896993555177</text:p>
          </table:table-cell>
          <table:table-cell table:style-name="ce1" table:formula="of:=1+[.W12]" office:value-type="float" office:value="1.97673202038346" calcext:value-type="float">
            <text:p>1.97673202038346</text:p>
          </table:table-cell>
          <table:table-cell table:style-name="ce1" table:formula="of:=1+[.X12]" office:value-type="float" office:value="1.99655298822078" calcext:value-type="float">
            <text:p>1.99655298822078</text:p>
          </table:table-cell>
          <table:table-cell table:style-name="ce1" table:formula="of:=1+[.Y12]" office:value-type="float" office:value="1.99926782075339" calcext:value-type="float">
            <text:p>1.99926782075339</text:p>
          </table:table-cell>
        </table:table-row>
        <table:table-row table:style-name="ro1">
          <table:table-cell table:style-name="ce1" table:formula="of:=1/[.A13]" office:value-type="float" office:value="0.5" calcext:value-type="float">
            <text:p>0.5</text:p>
          </table:table-cell>
          <table:table-cell table:style-name="ce1" table:formula="of:=1/[.B13]" office:value-type="float" office:value="0.5" calcext:value-type="float">
            <text:p>0.5</text:p>
          </table:table-cell>
          <table:table-cell table:style-name="ce1" table:formula="of:=1/[.C13]" office:value-type="float" office:value="0.500549335344524" calcext:value-type="float">
            <text:p>0.500549335344524</text:p>
          </table:table-cell>
          <table:table-cell table:style-name="ce1" table:formula="of:=1/[.D13]" office:value-type="float" office:value="0.509311469105165" calcext:value-type="float">
            <text:p>0.509311469105165</text:p>
          </table:table-cell>
          <table:table-cell table:style-name="ce1" table:formula="of:=1/[.E13]" office:value-type="float" office:value="0.503740643823188" calcext:value-type="float">
            <text:p>0.503740643823188</text:p>
          </table:table-cell>
          <table:table-cell table:style-name="ce1" table:formula="of:=1/[.F13]" office:value-type="float" office:value="0.505205420378092" calcext:value-type="float">
            <text:p>0.505205420378092</text:p>
          </table:table-cell>
          <table:table-cell table:style-name="ce1" table:formula="of:=1/[.G13]" office:value-type="float" office:value="0.504368414532682" calcext:value-type="float">
            <text:p>0.504368414532682</text:p>
          </table:table-cell>
          <table:table-cell table:style-name="ce1" table:formula="of:=1/[.H13]" office:value-type="float" office:value="0.514148152655205" calcext:value-type="float">
            <text:p>0.514148152655205</text:p>
          </table:table-cell>
          <table:table-cell table:style-name="ce1" table:formula="of:=1/[.I13]" office:value-type="float" office:value="0.513808353577645" calcext:value-type="float">
            <text:p>0.513808353577645</text:p>
          </table:table-cell>
          <table:table-cell table:style-name="ce1" table:formula="of:=1/[.J13]" office:value-type="float" office:value="0.524178051954224" calcext:value-type="float">
            <text:p>0.524178051954224</text:p>
          </table:table-cell>
          <table:table-cell table:style-name="ce1" table:formula="of:=1/[.K13]" office:value-type="float" office:value="0.520758177477873" calcext:value-type="float">
            <text:p>0.520758177477873</text:p>
          </table:table-cell>
          <table:table-cell table:style-name="ce1" table:formula="of:=1/[.L13]" office:value-type="float" office:value="0.523316757829851" calcext:value-type="float">
            <text:p>0.523316757829851</text:p>
          </table:table-cell>
          <table:table-cell table:style-name="ce1" table:formula="of:=1/[.M13]" office:value-type="float" office:value="0.517885010350485" calcext:value-type="float">
            <text:p>0.517885010350485</text:p>
          </table:table-cell>
          <table:table-cell table:style-name="ce1" table:formula="of:=1/[.N13]" office:value-type="float" office:value="0.521645978439992" calcext:value-type="float">
            <text:p>0.521645978439992</text:p>
          </table:table-cell>
          <table:table-cell table:style-name="ce1" table:formula="of:=1/[.O13]" office:value-type="float" office:value="0.514331115992038" calcext:value-type="float">
            <text:p>0.514331115992038</text:p>
          </table:table-cell>
          <table:table-cell table:style-name="ce1" table:formula="of:=1/[.P13]" office:value-type="float" office:value="0.519582946080308" calcext:value-type="float">
            <text:p>0.519582946080308</text:p>
          </table:table-cell>
          <table:table-cell table:style-name="ce1" table:formula="of:=1/[.Q13]" office:value-type="float" office:value="0.524673883666775" calcext:value-type="float">
            <text:p>0.524673883666775</text:p>
          </table:table-cell>
          <table:table-cell table:style-name="ce1" table:formula="of:=1/[.R13]" office:value-type="float" office:value="0.508056224358014" calcext:value-type="float">
            <text:p>0.508056224358014</text:p>
          </table:table-cell>
          <table:table-cell table:style-name="ce1" table:formula="of:=1/[.S13]" office:value-type="float" office:value="0.507350103532313" calcext:value-type="float">
            <text:p>0.507350103532313</text:p>
          </table:table-cell>
          <table:table-cell table:style-name="ce1" table:formula="of:=1/[.T13]" office:value-type="float" office:value="0.502249644754634" calcext:value-type="float">
            <text:p>0.502249644754634</text:p>
          </table:table-cell>
          <table:table-cell table:style-name="ce1" table:formula="of:=1/[.U13]" office:value-type="float" office:value="0.505022327679705" calcext:value-type="float">
            <text:p>0.505022327679705</text:p>
          </table:table-cell>
          <table:table-cell table:style-name="ce1" table:formula="of:=1/[.V13]" office:value-type="float" office:value="0.502772808238847" calcext:value-type="float">
            <text:p>0.502772808238847</text:p>
          </table:table-cell>
          <table:table-cell table:style-name="ce1" table:formula="of:=1/[.W13]" office:value-type="float" office:value="0.505885466359782" calcext:value-type="float">
            <text:p>0.505885466359782</text:p>
          </table:table-cell>
          <table:table-cell table:style-name="ce1" table:formula="of:=1/[.X13]" office:value-type="float" office:value="0.500863240745314" calcext:value-type="float">
            <text:p>0.500863240745314</text:p>
          </table:table-cell>
          <table:table-cell table:style-name="ce1" table:formula="of:=1/[.Y13]" office:value-type="float" office:value="0.500183111846998" calcext:value-type="float">
            <text:p>0.500183111846998</text:p>
          </table:table-cell>
        </table:table-row>
        <table:table-row table:style-name="ro1">
          <table:table-cell table:style-name="ce1" table:formula="of:=SUM([.C14:.Y14])" office:value-type="float" office:value="11.7498866387237" calcext:value-type="float">
            <text:p>11.7498866387237</text:p>
          </table:table-cell>
          <table:table-cell table:style-name="ce1" table:number-columns-repeated="24"/>
        </table:table-row>
        <table:table-row table:style-name="ro1">
          <table:table-cell table:style-name="ce1" table:formula="of:=[.A14]/[.$A$15]" office:value-type="float" office:value="0.0425536020366502" calcext:value-type="float">
            <text:p>0.0425536020366502</text:p>
          </table:table-cell>
          <table:table-cell table:style-name="ce1" table:formula="of:=[.B14]/[.$A$15]" office:value-type="float" office:value="0.0425536020366502" calcext:value-type="float">
            <text:p>0.0425536020366502</text:p>
          </table:table-cell>
          <table:table-cell table:style-name="ce1" table:formula="of:=[.C14]/[.$A$15]" office:value-type="float" office:value="0.0426003544319213" calcext:value-type="float">
            <text:p>0.0426003544319213</text:p>
          </table:table-cell>
          <table:table-cell table:style-name="ce1" table:formula="of:=[.D14]/[.$A$15]" office:value-type="float" office:value="0.0433460751380057" calcext:value-type="float">
            <text:p>0.0433460751380057</text:p>
          </table:table-cell>
          <table:table-cell table:style-name="ce1" table:formula="of:=[.E14]/[.$A$15]" office:value-type="float" office:value="0.0428719577738758" calcext:value-type="float">
            <text:p>0.0428719577738758</text:p>
          </table:table-cell>
          <table:table-cell table:style-name="ce1" table:formula="of:=[.F14]/[.$A$15]" office:value-type="float" office:value="0.0429966208110558" calcext:value-type="float">
            <text:p>0.0429966208110558</text:p>
          </table:table-cell>
          <table:table-cell table:style-name="ce1" table:formula="of:=[.G14]/[.$A$15]" office:value-type="float" office:value="0.04292538558376" calcext:value-type="float">
            <text:p>0.04292538558376</text:p>
          </table:table-cell>
          <table:table-cell table:style-name="ce1" table:formula="of:=[.H14]/[.$A$15]" office:value-type="float" office:value="0.0437577117519369" calcext:value-type="float">
            <text:p>0.0437577117519369</text:p>
          </table:table-cell>
          <table:table-cell table:style-name="ce1" table:formula="of:=[.I14]/[.$A$15]" office:value-type="float" office:value="0.0437287924024991" calcext:value-type="float">
            <text:p>0.0437287924024991</text:p>
          </table:table-cell>
          <table:table-cell table:style-name="ce1" table:formula="of:=[.J14]/[.$A$15]" office:value-type="float" office:value="0.0446113284384132" calcext:value-type="float">
            <text:p>0.0446113284384132</text:p>
          </table:table-cell>
          <table:table-cell table:style-name="ce1" table:formula="of:=[.K14]/[.$A$15]" office:value-type="float" office:value="0.0443202724834494" calcext:value-type="float">
            <text:p>0.0443202724834494</text:p>
          </table:table-cell>
          <table:table-cell table:style-name="ce1" table:formula="of:=[.L14]/[.$A$15]" office:value-type="float" office:value="0.0445380261036031" calcext:value-type="float">
            <text:p>0.0445380261036031</text:p>
          </table:table-cell>
          <table:table-cell table:style-name="ce1" table:formula="of:=[.M14]/[.$A$15]" office:value-type="float" office:value="0.044075745262402" calcext:value-type="float">
            <text:p>0.044075745262402</text:p>
          </table:table-cell>
          <table:table-cell table:style-name="ce1" table:formula="of:=[.N14]/[.$A$15]" office:value-type="float" office:value="0.0443958307411089" calcext:value-type="float">
            <text:p>0.0443958307411089</text:p>
          </table:table-cell>
          <table:table-cell table:style-name="ce1" table:formula="of:=[.O14]/[.$A$15]" office:value-type="float" office:value="0.0437732832499827" calcext:value-type="float">
            <text:p>0.0437732832499827</text:p>
          </table:table-cell>
          <table:table-cell table:style-name="ce1" table:formula="of:=[.P14]/[.$A$15]" office:value-type="float" office:value="0.0442202518250634" calcext:value-type="float">
            <text:p>0.0442202518250634</text:p>
          </table:table-cell>
          <table:table-cell table:style-name="ce1" table:formula="of:=[.Q14]/[.$A$15]" office:value-type="float" office:value="0.0446535272891593" calcext:value-type="float">
            <text:p>0.0446535272891593</text:p>
          </table:table-cell>
          <table:table-cell table:style-name="ce1" table:formula="of:=[.R14]/[.$A$15]" office:value-type="float" office:value="0.043239244767148" calcext:value-type="float">
            <text:p>0.043239244767148</text:p>
          </table:table-cell>
          <table:table-cell table:style-name="ce1" table:formula="of:=[.S14]/[.$A$15]" office:value-type="float" office:value="0.0431791487979346" calcext:value-type="float">
            <text:p>0.0431791487979346</text:p>
          </table:table-cell>
          <table:table-cell table:style-name="ce1" table:formula="of:=[.T14]/[.$A$15]" office:value-type="float" office:value="0.0427450630118753" calcext:value-type="float">
            <text:p>0.0427450630118753</text:p>
          </table:table-cell>
          <table:table-cell table:style-name="ce1" table:formula="of:=[.U14]/[.$A$15]" office:value-type="float" office:value="0.0429810383034099" calcext:value-type="float">
            <text:p>0.0429810383034099</text:p>
          </table:table-cell>
          <table:table-cell table:style-name="ce1" table:formula="of:=[.V14]/[.$A$15]" office:value-type="float" office:value="0.0427895879932899" calcext:value-type="float">
            <text:p>0.0427895879932899</text:p>
          </table:table-cell>
          <table:table-cell table:style-name="ce1" table:formula="of:=[.W14]/[.$A$15]" office:value-type="float" office:value="0.0430544976231987" calcext:value-type="float">
            <text:p>0.0430544976231987</text:p>
          </table:table-cell>
          <table:table-cell table:style-name="ce1" table:formula="of:=[.X14]/[.$A$15]" office:value-type="float" office:value="0.042627070042926" calcext:value-type="float">
            <text:p>0.042627070042926</text:p>
          </table:table-cell>
          <table:table-cell table:style-name="ce1" table:formula="of:=[.Y14]/[.$A$15]" office:value-type="float" office:value="0.0425691861739809" calcext:value-type="float">
            <text:p>0.0425691861739809</text:p>
          </table:table-cell>
        </table:table-row>
        <table:table-row table:style-name="ro1">
          <table:table-cell table:style-name="ce1" table:formula="of:=[.A14]*LOG([.A16])" office:value-type="float" office:value="-0.685531836139516" calcext:value-type="float">
            <text:p>-0.685531836139516</text:p>
          </table:table-cell>
          <table:table-cell table:style-name="ce1" table:formula="of:=[.B14]*LOG([.B16])" office:value-type="float" office:value="-0.685531836139516" calcext:value-type="float">
            <text:p>-0.685531836139516</text:p>
          </table:table-cell>
          <table:table-cell table:style-name="ce1" table:formula="of:=[.C14]*LOG([.C16])" office:value-type="float" office:value="-0.68604630555667" calcext:value-type="float">
            <text:p>-0.68604630555667</text:p>
          </table:table-cell>
          <table:table-cell table:style-name="ce1" table:formula="of:=[.D14]*LOG([.D16])" office:value-type="float" office:value="-0.69421711027684" calcext:value-type="float">
            <text:p>-0.69421711027684</text:p>
          </table:table-cell>
          <table:table-cell table:style-name="ce1" table:formula="of:=[.E14]*LOG([.E16])" office:value-type="float" office:value="-0.689029894293834" calcext:value-type="float">
            <text:p>-0.689029894293834</text:p>
          </table:table-cell>
          <table:table-cell table:style-name="ce1" table:formula="of:=[.F14]*LOG([.F16])" office:value-type="float" office:value="-0.690396386381464" calcext:value-type="float">
            <text:p>-0.690396386381464</text:p>
          </table:table-cell>
          <table:table-cell table:style-name="ce1" table:formula="of:=[.G14]*LOG([.G16])" office:value-type="float" office:value="-0.689615768654225" calcext:value-type="float">
            <text:p>-0.689615768654225</text:p>
          </table:table-cell>
          <table:table-cell table:style-name="ce1" table:formula="of:=[.H14]*LOG([.H16])" office:value-type="float" office:value="-0.69869926537576" calcext:value-type="float">
            <text:p>-0.69869926537576</text:p>
          </table:table-cell>
          <table:table-cell table:style-name="ce1" table:formula="of:=[.I14]*LOG([.I16])" office:value-type="float" office:value="-0.698385021071786" calcext:value-type="float">
            <text:p>-0.698385021071786</text:p>
          </table:table-cell>
          <table:table-cell table:style-name="ce1" table:formula="of:=[.J14]*LOG([.J16])" office:value-type="float" office:value="-0.707931207249525" calcext:value-type="float">
            <text:p>-0.707931207249525</text:p>
          </table:table-cell>
          <table:table-cell table:style-name="ce1" table:formula="of:=[.K14]*LOG([.K16])" office:value-type="float" office:value="-0.704792856229153" calcext:value-type="float">
            <text:p>-0.704792856229153</text:p>
          </table:table-cell>
          <table:table-cell table:style-name="ce1" table:formula="of:=[.L14]*LOG([.L16])" office:value-type="float" office:value="-0.707141730103448" calcext:value-type="float">
            <text:p>-0.707141730103448</text:p>
          </table:table-cell>
          <table:table-cell table:style-name="ce1" table:formula="of:=[.M14]*LOG([.M16])" office:value-type="float" office:value="-0.702148670847205" calcext:value-type="float">
            <text:p>-0.702148670847205</text:p>
          </table:table-cell>
          <table:table-cell table:style-name="ce1" table:formula="of:=[.N14]*LOG([.N16])" office:value-type="float" office:value="-0.705608508366988" calcext:value-type="float">
            <text:p>-0.705608508366988</text:p>
          </table:table-cell>
          <table:table-cell table:style-name="ce1" table:formula="of:=[.O14]*LOG([.O16])" office:value-type="float" office:value="-0.698868428456048" calcext:value-type="float">
            <text:p>-0.698868428456048</text:p>
          </table:table-cell>
          <table:table-cell table:style-name="ce1" table:formula="of:=[.P14]*LOG([.P16])" office:value-type="float" office:value="-0.703712121055297" calcext:value-type="float">
            <text:p>-0.703712121055297</text:p>
          </table:table-cell>
          <table:table-cell table:style-name="ce1" table:formula="of:=[.Q14]*LOG([.Q16])" office:value-type="float" office:value="-0.708385416380139" calcext:value-type="float">
            <text:p>-0.708385416380139</text:p>
          </table:table-cell>
          <table:table-cell table:style-name="ce1" table:formula="of:=[.R14]*LOG([.R16])" office:value-type="float" office:value="-0.693050622181035" calcext:value-type="float">
            <text:p>-0.693050622181035</text:p>
          </table:table-cell>
          <table:table-cell table:style-name="ce1" table:formula="of:=[.S14]*LOG([.S16])" office:value-type="float" office:value="-0.692393838469462" calcext:value-type="float">
            <text:p>-0.692393838469462</text:p>
          </table:table-cell>
          <table:table-cell table:style-name="ce1" table:formula="of:=[.T14]*LOG([.T16])" office:value-type="float" office:value="-0.68763703940231" calcext:value-type="float">
            <text:p>-0.68763703940231</text:p>
          </table:table-cell>
          <table:table-cell table:style-name="ce1" table:formula="of:=[.U14]*LOG([.U16])" office:value-type="float" office:value="-0.690225679922508" calcext:value-type="float">
            <text:p>-0.690225679922508</text:p>
          </table:table-cell>
          <table:table-cell table:style-name="ce1" table:formula="of:=[.V14]*LOG([.V16])" office:value-type="float" office:value="-0.688125984565655" calcext:value-type="float">
            <text:p>-0.688125984565655</text:p>
          </table:table-cell>
          <table:table-cell table:style-name="ce1" table:formula="of:=[.W14]*LOG([.W16])" office:value-type="float" office:value="-0.691030174973889" calcext:value-type="float">
            <text:p>-0.691030174973889</text:p>
          </table:table-cell>
          <table:table-cell table:style-name="ce1" table:formula="of:=[.X14]*LOG([.X16])" office:value-type="float" office:value="-0.686340170030136" calcext:value-type="float">
            <text:p>-0.686340170030136</text:p>
          </table:table-cell>
          <table:table-cell table:style-name="ce1" table:formula="of:=[.Y14]*LOG([.Y16])" office:value-type="float" office:value="-0.685703355116083" calcext:value-type="float">
            <text:p>-0.685703355116083</text:p>
          </table:table-cell>
        </table:table-row>
        <table:table-row table:style-name="ro1">
          <table:table-cell table:style-name="ce1" table:formula="of:=(1-[.A13])*LOG(1-[.A16])" office:value-type="float" office:value="0.01888553038321" calcext:value-type="float">
            <text:p>0.01888553038321</text:p>
          </table:table-cell>
          <table:table-cell table:style-name="ce1" table:formula="of:=(1-[.B13])*LOG(1-[.B16])" office:value-type="float" office:value="0.01888553038321" calcext:value-type="float">
            <text:p>0.01888553038321</text:p>
          </table:table-cell>
          <table:table-cell table:style-name="ce1" table:formula="of:=(1-[.C13])*LOG(1-[.C16])" office:value-type="float" office:value="0.0188652386677977" calcext:value-type="float">
            <text:p>0.0188652386677977</text:p>
          </table:table-cell>
          <table:table-cell table:style-name="ce1" table:formula="of:=(1-[.D13])*LOG(1-[.D16])" office:value-type="float" office:value="0.018541445091284" calcext:value-type="float">
            <text:p>0.018541445091284</text:p>
          </table:table-cell>
          <table:table-cell table:style-name="ce1" table:formula="of:=(1-[.E13])*LOG(1-[.E16])" office:value-type="float" office:value="0.0187473366741017" calcext:value-type="float">
            <text:p>0.0187473366741017</text:p>
          </table:table-cell>
          <table:table-cell table:style-name="ce1" table:formula="of:=(1-[.F13])*LOG(1-[.F16])" office:value-type="float" office:value="0.0186932098796963" calcext:value-type="float">
            <text:p>0.0186932098796963</text:p>
          </table:table-cell>
          <table:table-cell table:style-name="ce1" table:formula="of:=(1-[.G13])*LOG(1-[.G16])" office:value-type="float" office:value="0.018724139982284" calcext:value-type="float">
            <text:p>0.018724139982284</text:p>
          </table:table-cell>
          <table:table-cell table:style-name="ce1" table:formula="of:=(1-[.H13])*LOG(1-[.H16])" office:value-type="float" office:value="0.0183626050354682" calcext:value-type="float">
            <text:p>0.0183626050354682</text:p>
          </table:table-cell>
          <table:table-cell table:style-name="ce1" table:formula="of:=(1-[.I13])*LOG(1-[.I16])" office:value-type="float" office:value="0.0183751718418238" calcext:value-type="float">
            <text:p>0.0183751718418238</text:p>
          </table:table-cell>
          <table:table-cell table:style-name="ce1" table:formula="of:=(1-[.J13])*LOG(1-[.J16])" office:value-type="float" office:value="0.0179915000316757" calcext:value-type="float">
            <text:p>0.0179915000316757</text:p>
          </table:table-cell>
          <table:table-cell table:style-name="ce1" table:formula="of:=(1-[.K13])*LOG(1-[.K16])" office:value-type="float" office:value="0.0181180716427975" calcext:value-type="float">
            <text:p>0.0181180716427975</text:p>
          </table:table-cell>
          <table:table-cell table:style-name="ce1" table:formula="of:=(1-[.L13])*LOG(1-[.L16])" office:value-type="float" office:value="0.0180233806237295" calcext:value-type="float">
            <text:p>0.0180233806237295</text:p>
          </table:table-cell>
          <table:table-cell table:style-name="ce1" table:formula="of:=(1-[.M13])*LOG(1-[.M16])" office:value-type="float" office:value="0.0182243799343071" calcext:value-type="float">
            <text:p>0.0182243799343071</text:p>
          </table:table-cell>
          <table:table-cell table:style-name="ce1" table:formula="of:=(1-[.N13])*LOG(1-[.N16])" office:value-type="float" office:value="0.0180852172453314" calcext:value-type="float">
            <text:p>0.0180852172453314</text:p>
          </table:table-cell>
          <table:table-cell table:style-name="ce1" table:formula="of:=(1-[.O13])*LOG(1-[.O16])" office:value-type="float" office:value="0.0183558383381103" calcext:value-type="float">
            <text:p>0.0183558383381103</text:p>
          </table:table-cell>
          <table:table-cell table:style-name="ce1" table:formula="of:=(1-[.P13])*LOG(1-[.P16])" office:value-type="float" office:value="0.0181615588961133" calcext:value-type="float">
            <text:p>0.0181615588961133</text:p>
          </table:table-cell>
          <table:table-cell table:style-name="ce1" table:formula="of:=(1-[.Q13])*LOG(1-[.Q16])" office:value-type="float" office:value="0.0179731458487381" calcext:value-type="float">
            <text:p>0.0179731458487381</text:p>
          </table:table-cell>
          <table:table-cell table:style-name="ce1" table:formula="of:=(1-[.R13])*LOG(1-[.R16])" office:value-type="float" office:value="0.0185878463305608" calcext:value-type="float">
            <text:p>0.0185878463305608</text:p>
          </table:table-cell>
          <table:table-cell table:style-name="ce1" table:formula="of:=(1-[.S13])*LOG(1-[.S16])" office:value-type="float" office:value="0.0186139464721028" calcext:value-type="float">
            <text:p>0.0186139464721028</text:p>
          </table:table-cell>
          <table:table-cell table:style-name="ce1" table:formula="of:=(1-[.T13])*LOG(1-[.T16])" office:value-type="float" office:value="0.0188024253169666" calcext:value-type="float">
            <text:p>0.0188024253169666</text:p>
          </table:table-cell>
          <table:table-cell table:style-name="ce1" table:formula="of:=(1-[.U13])*LOG(1-[.U16])" office:value-type="float" office:value="0.0186999759473332" calcext:value-type="float">
            <text:p>0.0186999759473332</text:p>
          </table:table-cell>
          <table:table-cell table:style-name="ce1" table:formula="of:=(1-[.V13])*LOG(1-[.V16])" office:value-type="float" office:value="0.0187830965693524" calcext:value-type="float">
            <text:p>0.0187830965693524</text:p>
          </table:table-cell>
          <table:table-cell table:style-name="ce1" table:formula="of:=(1-[.W13])*LOG(1-[.W16])" office:value-type="float" office:value="0.0186680782871602" calcext:value-type="float">
            <text:p>0.0186680782871602</text:p>
          </table:table-cell>
          <table:table-cell table:style-name="ce1" table:formula="of:=(1-[.X13])*LOG(1-[.X16])" office:value-type="float" office:value="0.0188536429823972" calcext:value-type="float">
            <text:p>0.0188536429823972</text:p>
          </table:table-cell>
          <table:table-cell table:style-name="ce1" table:formula="of:=(1-[.Y13])*LOG(1-[.Y16])" office:value-type="float" office:value="0.0188787665841182" calcext:value-type="float">
            <text:p>0.0188787665841182</text:p>
          </table:table-cell>
        </table:table-row>
        <table:table-row table:style-name="ro1">
          <table:table-cell table:style-name="ce2" table:formula="of:=ABS([.A17]+[.A18])" office:value-type="float" office:value="0.666646305756306" calcext:value-type="float">
            <text:p>0.666646305756306</text:p>
          </table:table-cell>
          <table:table-cell table:style-name="ce2" table:formula="of:=ABS([.B17]+[.B18])" office:value-type="float" office:value="0.666646305756306" calcext:value-type="float">
            <text:p>0.666646305756306</text:p>
          </table:table-cell>
          <table:table-cell table:style-name="ce2" table:formula="of:=ABS([.C17]+[.C18])" office:value-type="float" office:value="0.667181066888872" calcext:value-type="float">
            <text:p>0.667181066888872</text:p>
          </table:table-cell>
          <table:table-cell table:style-name="ce2" table:formula="of:=ABS([.D17]+[.D18])" office:value-type="float" office:value="0.675675665185556" calcext:value-type="float">
            <text:p>0.675675665185556</text:p>
          </table:table-cell>
          <table:table-cell table:style-name="ce2" table:formula="of:=ABS([.E17]+[.E18])" office:value-type="float" office:value="0.670282557619733" calcext:value-type="float">
            <text:p>0.670282557619733</text:p>
          </table:table-cell>
          <table:table-cell table:style-name="ce2" table:formula="of:=ABS([.F17]+[.F18])" office:value-type="float" office:value="0.671703176501768" calcext:value-type="float">
            <text:p>0.671703176501768</text:p>
          </table:table-cell>
          <table:table-cell table:style-name="ce2" table:formula="of:=ABS([.G17]+[.G18])" office:value-type="float" office:value="0.670891628671941" calcext:value-type="float">
            <text:p>0.670891628671941</text:p>
          </table:table-cell>
          <table:table-cell table:style-name="ce2" table:formula="of:=ABS([.H17]+[.H18])" office:value-type="float" office:value="0.680336660340292" calcext:value-type="float">
            <text:p>0.680336660340292</text:p>
          </table:table-cell>
          <table:table-cell table:style-name="ce2" table:formula="of:=ABS([.I17]+[.I18])" office:value-type="float" office:value="0.680009849229962" calcext:value-type="float">
            <text:p>0.680009849229962</text:p>
          </table:table-cell>
          <table:table-cell table:style-name="ce2" table:formula="of:=ABS([.J17]+[.J18])" office:value-type="float" office:value="0.689939707217849" calcext:value-type="float">
            <text:p>0.689939707217849</text:p>
          </table:table-cell>
          <table:table-cell table:style-name="ce2" table:formula="of:=ABS([.K17]+[.K18])" office:value-type="float" office:value="0.686674784586356" calcext:value-type="float">
            <text:p>0.686674784586356</text:p>
          </table:table-cell>
          <table:table-cell table:style-name="ce2" table:formula="of:=ABS([.L17]+[.L18])" office:value-type="float" office:value="0.689118349479719" calcext:value-type="float">
            <text:p>0.689118349479719</text:p>
          </table:table-cell>
          <table:table-cell table:style-name="ce2" table:formula="of:=ABS([.M17]+[.M18])" office:value-type="float" office:value="0.683924290912898" calcext:value-type="float">
            <text:p>0.683924290912898</text:p>
          </table:table-cell>
          <table:table-cell table:style-name="ce2" table:formula="of:=ABS([.N17]+[.N18])" office:value-type="float" office:value="0.687523291121657" calcext:value-type="float">
            <text:p>0.687523291121657</text:p>
          </table:table-cell>
          <table:table-cell table:style-name="ce2" table:formula="of:=ABS([.O17]+[.O18])" office:value-type="float" office:value="0.680512590117938" calcext:value-type="float">
            <text:p>0.680512590117938</text:p>
          </table:table-cell>
          <table:table-cell table:style-name="ce2" table:formula="of:=ABS([.P17]+[.P18])" office:value-type="float" office:value="0.685550562159184" calcext:value-type="float">
            <text:p>0.685550562159184</text:p>
          </table:table-cell>
          <table:table-cell table:style-name="ce2" table:formula="of:=ABS([.Q17]+[.Q18])" office:value-type="float" office:value="0.690412270531401" calcext:value-type="float">
            <text:p>0.690412270531401</text:p>
          </table:table-cell>
          <table:table-cell table:style-name="ce2" table:formula="of:=ABS([.R17]+[.R18])" office:value-type="float" office:value="0.674462775850475" calcext:value-type="float">
            <text:p>0.674462775850475</text:p>
          </table:table-cell>
          <table:table-cell table:style-name="ce2" table:formula="of:=ABS([.S17]+[.S18])" office:value-type="float" office:value="0.673779891997359" calcext:value-type="float">
            <text:p>0.673779891997359</text:p>
          </table:table-cell>
          <table:table-cell table:style-name="ce2" table:formula="of:=ABS([.T17]+[.T18])" office:value-type="float" office:value="0.668834614085343" calcext:value-type="float">
            <text:p>0.668834614085343</text:p>
          </table:table-cell>
          <table:table-cell table:style-name="ce2" table:formula="of:=ABS([.U17]+[.U18])" office:value-type="float" office:value="0.671525703975174" calcext:value-type="float">
            <text:p>0.671525703975174</text:p>
          </table:table-cell>
          <table:table-cell table:style-name="ce2" table:formula="of:=ABS([.V17]+[.V18])" office:value-type="float" office:value="0.669342887996302" calcext:value-type="float">
            <text:p>0.669342887996302</text:p>
          </table:table-cell>
          <table:table-cell table:style-name="ce2" table:formula="of:=ABS([.W17]+[.W18])" office:value-type="float" office:value="0.672362096686728" calcext:value-type="float">
            <text:p>0.672362096686728</text:p>
          </table:table-cell>
          <table:table-cell table:style-name="ce2" table:formula="of:=ABS([.X17]+[.X18])" office:value-type="float" office:value="0.667486527047739" calcext:value-type="float">
            <text:p>0.667486527047739</text:p>
          </table:table-cell>
          <table:table-cell table:style-name="ce2" table:formula="of:=ABS([.Y17]+[.Y18])" office:value-type="float" office:value="0.666824588531965" calcext:value-type="float">
            <text:p>0.666824588531965</text:p>
          </table:table-cell>
        </table:table-row>
        <table:table-row table:style-name="ro1">
          <table:table-cell table:style-name="ce2" table:formula="of:=SUM([.A19:.Y19])" office:value-type="float" office:value="16.9076481482488" calcext:value-type="float">
            <text:p>16.9076481482488</text:p>
          </table:table-cell>
          <table:table-cell table:style-name="ce2" table:number-columns-repeated="24"/>
        </table:table-row>
        <table:table-row table:style-name="ro1">
          <table:table-cell table:style-name="ce8" table:formula="of:=[.A19]/[.$A$20]" office:value-type="percentage" office:value="0.0394286833929267" calcext:value-type="percentage">
            <text:p>3.94%</text:p>
          </table:table-cell>
          <table:table-cell table:style-name="ce8" table:formula="of:=[.B19]/[.$A$20]" office:value-type="percentage" office:value="0.0394286833929267" calcext:value-type="percentage">
            <text:p>3.94%</text:p>
          </table:table-cell>
          <table:table-cell table:style-name="ce8" table:formula="of:=[.C19]/[.$A$20]" office:value-type="percentage" office:value="0.0394603117499801" calcext:value-type="percentage">
            <text:p>3.95%</text:p>
          </table:table-cell>
          <table:table-cell table:style-name="ce8" table:formula="of:=[.D19]/[.$A$20]" office:value-type="percentage" office:value="0.039962723334501" calcext:value-type="percentage">
            <text:p>4.00%</text:p>
          </table:table-cell>
          <table:table-cell table:style-name="ce8" table:formula="of:=[.E19]/[.$A$20]" office:value-type="percentage" office:value="0.0396437488965108" calcext:value-type="percentage">
            <text:p>3.96%</text:p>
          </table:table-cell>
          <table:table-cell table:style-name="ce8" table:formula="of:=[.F19]/[.$A$20]" office:value-type="percentage" office:value="0.0397277711608482" calcext:value-type="percentage">
            <text:p>3.97%</text:p>
          </table:table-cell>
          <table:table-cell table:style-name="ce8" table:formula="of:=[.G19]/[.$A$20]" office:value-type="percentage" office:value="0.0396797723012368" calcext:value-type="percentage">
            <text:p>3.97%</text:p>
          </table:table-cell>
          <table:table-cell table:style-name="ce8" table:formula="of:=[.H19]/[.$A$20]" office:value-type="percentage" office:value="0.0402383971073326" calcext:value-type="percentage">
            <text:p>4.02%</text:p>
          </table:table-cell>
          <table:table-cell table:style-name="ce8" table:formula="of:=[.I19]/[.$A$20]" office:value-type="percentage" office:value="0.040219067919295" calcext:value-type="percentage">
            <text:p>4.02%</text:p>
          </table:table-cell>
          <table:table-cell table:style-name="ce8" table:formula="of:=[.J19]/[.$A$20]" office:value-type="percentage" office:value="0.0408063676963439" calcext:value-type="percentage">
            <text:p>4.08%</text:p>
          </table:table-cell>
          <table:table-cell table:style-name="ce8" table:formula="of:=[.K19]/[.$A$20]" office:value-type="percentage" office:value="0.0406132643975961" calcext:value-type="percentage">
            <text:p>4.06%</text:p>
          </table:table-cell>
          <table:table-cell table:style-name="ce8" table:formula="of:=[.L19]/[.$A$20]" office:value-type="percentage" office:value="0.0407577886313593" calcext:value-type="percentage">
            <text:p>4.08%</text:p>
          </table:table-cell>
          <table:table-cell table:style-name="ce8" table:formula="of:=[.M19]/[.$A$20]" office:value-type="percentage" office:value="0.0404505869128661" calcext:value-type="percentage">
            <text:p>4.05%</text:p>
          </table:table-cell>
          <table:table-cell table:style-name="ce8" table:formula="of:=[.N19]/[.$A$20]" office:value-type="percentage" office:value="0.0406634491736135" calcext:value-type="percentage">
            <text:p>4.07%</text:p>
          </table:table-cell>
          <table:table-cell table:style-name="ce8" table:formula="of:=[.O19]/[.$A$20]" office:value-type="percentage" office:value="0.040248802444379" calcext:value-type="percentage">
            <text:p>4.02%</text:p>
          </table:table-cell>
          <table:table-cell table:style-name="ce8" table:formula="of:=[.P19]/[.$A$20]" office:value-type="percentage" office:value="0.040546772451625" calcext:value-type="percentage">
            <text:p>4.05%</text:p>
          </table:table-cell>
          <table:table-cell table:style-name="ce8" table:formula="of:=[.Q19]/[.$A$20]" office:value-type="percentage" office:value="0.0408343173738749" calcext:value-type="percentage">
            <text:p>4.08%</text:p>
          </table:table-cell>
          <table:table-cell table:style-name="ce8" table:formula="of:=[.R19]/[.$A$20]" office:value-type="percentage" office:value="0.0398909871992061" calcext:value-type="percentage">
            <text:p>3.99%</text:p>
          </table:table-cell>
          <table:table-cell table:style-name="ce8" table:formula="of:=[.S19]/[.$A$20]" office:value-type="percentage" office:value="0.0398505981488114" calcext:value-type="percentage">
            <text:p>3.99%</text:p>
          </table:table-cell>
          <table:table-cell table:style-name="ce8" table:formula="of:=[.T19]/[.$A$20]" office:value-type="percentage" office:value="0.0395581105202155" calcext:value-type="percentage">
            <text:p>3.96%</text:p>
          </table:table-cell>
          <table:table-cell table:style-name="ce8" table:formula="of:=[.U19]/[.$A$20]" office:value-type="percentage" office:value="0.0397172745781752" calcext:value-type="percentage">
            <text:p>3.97%</text:p>
          </table:table-cell>
          <table:table-cell table:style-name="ce8" table:formula="of:=[.V19]/[.$A$20]" office:value-type="percentage" office:value="0.0395881722950112" calcext:value-type="percentage">
            <text:p>3.96%</text:p>
          </table:table-cell>
          <table:table-cell table:style-name="ce8" table:formula="of:=[.W19]/[.$A$20]" office:value-type="percentage" office:value="0.0397667428841289" calcext:value-type="percentage">
            <text:p>3.98%</text:p>
          </table:table-cell>
          <table:table-cell table:style-name="ce8" table:formula="of:=[.X19]/[.$A$20]" office:value-type="percentage" office:value="0.039478378139592" calcext:value-type="percentage">
            <text:p>3.95%</text:p>
          </table:table-cell>
          <table:table-cell table:style-name="ce8" table:formula="of:=[.Y19]/[.$A$20]" office:value-type="percentage" office:value="0.039439227897644" calcext:value-type="percentage">
            <text:p>3.94%</text:p>
          </table:table-cell>
        </table:table-row>
        <table:table-row table:style-name="ro1">
          <table:table-cell office:value-type="float" office:value="-0.035765" calcext:value-type="float">
            <text:p>-0.035765</text:p>
          </table:table-cell>
          <table:table-cell office:value-type="float" office:value="-0.032655" calcext:value-type="float">
            <text:p>-0.032655</text:p>
          </table:table-cell>
          <table:table-cell office:value-type="float" office:value="-0.029545" calcext:value-type="float">
            <text:p>-0.029545</text:p>
          </table:table-cell>
          <table:table-cell office:value-type="float" office:value="-0.026435" calcext:value-type="float">
            <text:p>-0.026435</text:p>
          </table:table-cell>
          <table:table-cell office:value-type="float" office:value="-0.023325" calcext:value-type="float">
            <text:p>-0.023325</text:p>
          </table:table-cell>
          <table:table-cell office:value-type="float" office:value="-0.020215" calcext:value-type="float">
            <text:p>-0.020215</text:p>
          </table:table-cell>
          <table:table-cell office:value-type="float" office:value="-0.017105" calcext:value-type="float">
            <text:p>-0.017105</text:p>
          </table:table-cell>
          <table:table-cell office:value-type="float" office:value="-0.013995" calcext:value-type="float">
            <text:p>-0.013995</text:p>
          </table:table-cell>
          <table:table-cell office:value-type="float" office:value="-0.010885" calcext:value-type="float">
            <text:p>-0.010885</text:p>
          </table:table-cell>
          <table:table-cell office:value-type="float" office:value="-0.007775" calcext:value-type="float">
            <text:p>-0.007775</text:p>
          </table:table-cell>
          <table:table-cell office:value-type="float" office:value="-0.004665" calcext:value-type="float">
            <text:p>-0.004665</text:p>
          </table:table-cell>
          <table:table-cell office:value-type="float" office:value="-0.001555" calcext:value-type="float">
            <text:p>-0.001555</text:p>
          </table:table-cell>
          <table:table-cell office:value-type="float" office:value="0.001555" calcext:value-type="float">
            <text:p>0.001555</text:p>
          </table:table-cell>
          <table:table-cell office:value-type="float" office:value="0.004665" calcext:value-type="float">
            <text:p>0.004665</text:p>
          </table:table-cell>
          <table:table-cell office:value-type="float" office:value="0.007775" calcext:value-type="float">
            <text:p>0.007775</text:p>
          </table:table-cell>
          <table:table-cell office:value-type="float" office:value="0.010885" calcext:value-type="float">
            <text:p>0.010885</text:p>
          </table:table-cell>
          <table:table-cell office:value-type="float" office:value="0.013995" calcext:value-type="float">
            <text:p>0.013995</text:p>
          </table:table-cell>
          <table:table-cell office:value-type="float" office:value="0.017105" calcext:value-type="float">
            <text:p>0.017105</text:p>
          </table:table-cell>
          <table:table-cell office:value-type="float" office:value="0.020215" calcext:value-type="float">
            <text:p>0.020215</text:p>
          </table:table-cell>
          <table:table-cell office:value-type="float" office:value="0.023325" calcext:value-type="float">
            <text:p>0.023325</text:p>
          </table:table-cell>
          <table:table-cell office:value-type="float" office:value="0.026435" calcext:value-type="float">
            <text:p>0.026435</text:p>
          </table:table-cell>
          <table:table-cell office:value-type="float" office:value="0.029545" calcext:value-type="float">
            <text:p>0.029545</text:p>
          </table:table-cell>
          <table:table-cell office:value-type="float" office:value="0.032655" calcext:value-type="float">
            <text:p>0.032655</text:p>
          </table:table-cell>
          <table:table-cell office:value-type="float" office:value="0.035765" calcext:value-type="float">
            <text:p>0.035765</text:p>
          </table:table-cell>
          <table:table-cell office:value-type="float" office:value="0.038875" calcext:value-type="float">
            <text:p>0.03887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76" calcext:value-type="float">
            <text:p>76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352" calcext:value-type="float">
            <text:p>352</text:p>
          </table:table-cell>
          <table:table-cell office:value-type="float" office:value="395" calcext:value-type="float">
            <text:p>395</text:p>
          </table:table-cell>
          <table:table-cell office:value-type="float" office:value="913" calcext:value-type="float">
            <text:p>913</text:p>
          </table:table-cell>
          <table:table-cell office:value-type="float" office:value="719" calcext:value-type="float">
            <text:p>719</text:p>
          </table:table-cell>
          <table:table-cell office:value-type="float" office:value="822" calcext:value-type="float">
            <text:p>822</text:p>
          </table:table-cell>
          <table:table-cell office:value-type="float" office:value="807" calcext:value-type="float">
            <text:p>807</text:p>
          </table:table-cell>
          <table:table-cell office:value-type="float" office:value="505" calcext:value-type="float">
            <text:p>505</text:p>
          </table:table-cell>
          <table:table-cell office:value-type="float" office:value="373" calcext:value-type="float">
            <text:p>373</text:p>
          </table:table-cell>
          <table:table-cell office:value-type="float" office:value="496" calcext:value-type="float">
            <text:p>496</text:p>
          </table:table-cell>
          <table:table-cell office:value-type="float" office:value="678" calcext:value-type="float">
            <text:p>678</text:p>
          </table:table-cell>
          <table:table-cell office:value-type="float" office:value="274" calcext:value-type="float">
            <text:p>274</text:p>
          </table:table-cell>
          <table:table-cell office:value-type="float" office:value="178" calcext:value-type="float">
            <text:p>178</text:p>
          </table:table-cell>
          <table:table-cell office:value-type="float" office:value="80" calcext:value-type="float">
            <text:p>80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float" office:value="323" calcext:value-type="float">
            <text:p>3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table:formula="of:=SUM([.A23:.Y23])" office:value-type="float" office:value="8008" calcext:value-type="float">
            <text:p>8008</text:p>
          </table:table-cell>
          <table:table-cell table:number-columns-repeated="24"/>
        </table:table-row>
        <table:table-row table:style-name="ro1">
          <table:table-cell table:formula="of:=[.A23]/[.$A$24]" office:value-type="float" office:value="0.00337162837162837" calcext:value-type="float">
            <text:p>0.00337162837162837</text:p>
          </table:table-cell>
          <table:table-cell table:formula="of:=[.B23]/[.$A$24]" office:value-type="float" office:value="0.00324675324675325" calcext:value-type="float">
            <text:p>0.00324675324675325</text:p>
          </table:table-cell>
          <table:table-cell table:formula="of:=[.C23]/[.$A$24]" office:value-type="float" office:value="0.0142357642357642" calcext:value-type="float">
            <text:p>0.0142357642357642</text:p>
          </table:table-cell>
          <table:table-cell table:formula="of:=[.D23]/[.$A$24]" office:value-type="float" office:value="0.0136113886113886" calcext:value-type="float">
            <text:p>0.0136113886113886</text:p>
          </table:table-cell>
          <table:table-cell table:formula="of:=[.E23]/[.$A$24]" office:value-type="float" office:value="0.00949050949050949" calcext:value-type="float">
            <text:p>0.00949050949050949</text:p>
          </table:table-cell>
          <table:table-cell table:formula="of:=[.F23]/[.$A$24]" office:value-type="float" office:value="0.027972027972028" calcext:value-type="float">
            <text:p>0.027972027972028</text:p>
          </table:table-cell>
          <table:table-cell table:formula="of:=[.G23]/[.$A$24]" office:value-type="float" office:value="0.0262237762237762" calcext:value-type="float">
            <text:p>0.0262237762237762</text:p>
          </table:table-cell>
          <table:table-cell table:formula="of:=[.H23]/[.$A$24]" office:value-type="float" office:value="0.043956043956044" calcext:value-type="float">
            <text:p>0.043956043956044</text:p>
          </table:table-cell>
          <table:table-cell table:formula="of:=[.I23]/[.$A$24]" office:value-type="float" office:value="0.0493256743256743" calcext:value-type="float">
            <text:p>0.0493256743256743</text:p>
          </table:table-cell>
          <table:table-cell table:formula="of:=[.J23]/[.$A$24]" office:value-type="float" office:value="0.114010989010989" calcext:value-type="float">
            <text:p>0.114010989010989</text:p>
          </table:table-cell>
          <table:table-cell table:formula="of:=[.K23]/[.$A$24]" office:value-type="float" office:value="0.0897852147852148" calcext:value-type="float">
            <text:p>0.0897852147852148</text:p>
          </table:table-cell>
          <table:table-cell table:formula="of:=[.L23]/[.$A$24]" office:value-type="float" office:value="0.102647352647353" calcext:value-type="float">
            <text:p>0.102647352647353</text:p>
          </table:table-cell>
          <table:table-cell table:formula="of:=[.M23]/[.$A$24]" office:value-type="float" office:value="0.100774225774226" calcext:value-type="float">
            <text:p>0.100774225774226</text:p>
          </table:table-cell>
          <table:table-cell table:formula="of:=[.N23]/[.$A$24]" office:value-type="float" office:value="0.0630619380619381" calcext:value-type="float">
            <text:p>0.0630619380619381</text:p>
          </table:table-cell>
          <table:table-cell table:formula="of:=[.O23]/[.$A$24]" office:value-type="float" office:value="0.0465784215784216" calcext:value-type="float">
            <text:p>0.0465784215784216</text:p>
          </table:table-cell>
          <table:table-cell table:formula="of:=[.P23]/[.$A$24]" office:value-type="float" office:value="0.0619380619380619" calcext:value-type="float">
            <text:p>0.0619380619380619</text:p>
          </table:table-cell>
          <table:table-cell table:formula="of:=[.Q23]/[.$A$24]" office:value-type="float" office:value="0.0846653346653347" calcext:value-type="float">
            <text:p>0.0846653346653347</text:p>
          </table:table-cell>
          <table:table-cell table:formula="of:=[.R23]/[.$A$24]" office:value-type="float" office:value="0.0342157842157842" calcext:value-type="float">
            <text:p>0.0342157842157842</text:p>
          </table:table-cell>
          <table:table-cell table:formula="of:=[.S23]/[.$A$24]" office:value-type="float" office:value="0.0222277722277722" calcext:value-type="float">
            <text:p>0.0222277722277722</text:p>
          </table:table-cell>
          <table:table-cell table:formula="of:=[.T23]/[.$A$24]" office:value-type="float" office:value="0.00999000999000999" calcext:value-type="float">
            <text:p>0.00999000999000999</text:p>
          </table:table-cell>
          <table:table-cell table:formula="of:=[.U23]/[.$A$24]" office:value-type="float" office:value="0.015984015984016" calcext:value-type="float">
            <text:p>0.015984015984016</text:p>
          </table:table-cell>
          <table:table-cell table:formula="of:=[.V23]/[.$A$24]" office:value-type="float" office:value="0.0166083916083916" calcext:value-type="float">
            <text:p>0.0166083916083916</text:p>
          </table:table-cell>
          <table:table-cell table:formula="of:=[.W23]/[.$A$24]" office:value-type="float" office:value="0.0403346653346653" calcext:value-type="float">
            <text:p>0.0403346653346653</text:p>
          </table:table-cell>
          <table:table-cell table:formula="of:=[.X23]/[.$A$24]" office:value-type="float" office:value="0.00274725274725275" calcext:value-type="float">
            <text:p>0.00274725274725275</text:p>
          </table:table-cell>
          <table:table-cell table:formula="of:=[.Y23]/[.$A$24]" office:value-type="float" office:value="0.002997002997003" calcext:value-type="float">
            <text:p>0.002997002997003</text:p>
          </table:table-cell>
        </table:table-row>
        <table:table-row table:style-name="ro1">
          <table:table-cell table:formula="of:=EXP(-[.A25])" office:value-type="float" office:value="0.996634049184648" calcext:value-type="float">
            <text:p>0.996634049184648</text:p>
          </table:table-cell>
          <table:table-cell table:formula="of:=EXP(-[.B25])" office:value-type="float" office:value="0.996758511756972" calcext:value-type="float">
            <text:p>0.996758511756972</text:p>
          </table:table-cell>
          <table:table-cell table:formula="of:=EXP(-[.C25])" office:value-type="float" office:value="0.985865085132801" calcext:value-type="float">
            <text:p>0.985865085132801</text:p>
          </table:table-cell>
          <table:table-cell table:formula="of:=EXP(-[.D25])" office:value-type="float" office:value="0.98648082746813" calcext:value-type="float">
            <text:p>0.98648082746813</text:p>
          </table:table-cell>
          <table:table-cell table:formula="of:=EXP(-[.E25])" office:value-type="float" office:value="0.990554383264066" calcext:value-type="float">
            <text:p>0.990554383264066</text:p>
          </table:table-cell>
          <table:table-cell table:formula="of:=EXP(-[.F25])" office:value-type="float" office:value="0.972415566856261" calcext:value-type="float">
            <text:p>0.972415566856261</text:p>
          </table:table-cell>
          <table:table-cell table:formula="of:=EXP(-[.G25])" office:value-type="float" office:value="0.974117080975188" calcext:value-type="float">
            <text:p>0.974117080975188</text:p>
          </table:table-cell>
          <table:table-cell table:formula="of:=EXP(-[.H25])" office:value-type="float" office:value="0.95699602230776" calcext:value-type="float">
            <text:p>0.95699602230776</text:p>
          </table:table-cell>
          <table:table-cell table:formula="of:=EXP(-[.I25])" office:value-type="float" office:value="0.951871079241648" calcext:value-type="float">
            <text:p>0.951871079241648</text:p>
          </table:table-cell>
          <table:table-cell table:formula="of:=EXP(-[.J25])" office:value-type="float" office:value="0.8922481509038" calcext:value-type="float">
            <text:p>0.8922481509038</text:p>
          </table:table-cell>
          <table:table-cell table:formula="of:=EXP(-[.K25])" office:value-type="float" office:value="0.914127505259716" calcext:value-type="float">
            <text:p>0.914127505259716</text:p>
          </table:table-cell>
          <table:table-cell table:formula="of:=EXP(-[.L25])" office:value-type="float" office:value="0.902445162271386" calcext:value-type="float">
            <text:p>0.902445162271386</text:p>
          </table:table-cell>
          <table:table-cell table:formula="of:=EXP(-[.M25])" office:value-type="float" office:value="0.904137140706791" calcext:value-type="float">
            <text:p>0.904137140706791</text:p>
          </table:table-cell>
          <table:table-cell table:formula="of:=EXP(-[.N25])" office:value-type="float" office:value="0.938885319151112" calcext:value-type="float">
            <text:p>0.938885319151112</text:p>
          </table:table-cell>
          <table:table-cell table:formula="of:=EXP(-[.O25])" office:value-type="float" office:value="0.954489705045608" calcext:value-type="float">
            <text:p>0.954489705045608</text:p>
          </table:table-cell>
          <table:table-cell table:formula="of:=EXP(-[.P25])" office:value-type="float" office:value="0.93994110311843" calcext:value-type="float">
            <text:p>0.93994110311843</text:p>
          </table:table-cell>
          <table:table-cell table:formula="of:=EXP(-[.Q25])" office:value-type="float" office:value="0.918819730065344" calcext:value-type="float">
            <text:p>0.918819730065344</text:p>
          </table:table-cell>
          <table:table-cell table:formula="of:=EXP(-[.R25])" office:value-type="float" office:value="0.966362956264912" calcext:value-type="float">
            <text:p>0.966362956264912</text:p>
          </table:table-cell>
          <table:table-cell table:formula="of:=EXP(-[.S25])" office:value-type="float" office:value="0.978017444467293" calcext:value-type="float">
            <text:p>0.978017444467293</text:p>
          </table:table-cell>
          <table:table-cell table:formula="of:=EXP(-[.T25])" office:value-type="float" office:value="0.990059724406302" calcext:value-type="float">
            <text:p>0.990059724406302</text:p>
          </table:table-cell>
          <table:table-cell table:formula="of:=EXP(-[.U25])" office:value-type="float" office:value="0.984143050487817" calcext:value-type="float">
            <text:p>0.984143050487817</text:p>
          </table:table-cell>
          <table:table-cell table:formula="of:=EXP(-[.V25])" office:value-type="float" office:value="0.983528767347859" calcext:value-type="float">
            <text:p>0.983528767347859</text:p>
          </table:table-cell>
          <table:table-cell table:formula="of:=EXP(-[.W25])" office:value-type="float" office:value="0.960467950031759" calcext:value-type="float">
            <text:p>0.960467950031759</text:p>
          </table:table-cell>
          <table:table-cell table:formula="of:=EXP(-[.X25])" office:value-type="float" office:value="0.99725651749818" calcext:value-type="float">
            <text:p>0.99725651749818</text:p>
          </table:table-cell>
          <table:table-cell table:formula="of:=EXP(-[.Y25])" office:value-type="float" office:value="0.997007483533312" calcext:value-type="float">
            <text:p>0.997007483533312</text:p>
          </table:table-cell>
        </table:table-row>
        <table:table-row table:style-name="ro1">
          <table:table-cell table:formula="of:=1+[.A26]" office:value-type="float" office:value="1.99663404918465" calcext:value-type="float">
            <text:p>1.99663404918465</text:p>
          </table:table-cell>
          <table:table-cell table:formula="of:=1+[.B26]" office:value-type="float" office:value="1.99675851175697" calcext:value-type="float">
            <text:p>1.99675851175697</text:p>
          </table:table-cell>
          <table:table-cell table:formula="of:=1+[.C26]" office:value-type="float" office:value="1.9858650851328" calcext:value-type="float">
            <text:p>1.9858650851328</text:p>
          </table:table-cell>
          <table:table-cell table:formula="of:=1+[.D26]" office:value-type="float" office:value="1.98648082746813" calcext:value-type="float">
            <text:p>1.98648082746813</text:p>
          </table:table-cell>
          <table:table-cell table:formula="of:=1+[.E26]" office:value-type="float" office:value="1.99055438326407" calcext:value-type="float">
            <text:p>1.99055438326407</text:p>
          </table:table-cell>
          <table:table-cell table:formula="of:=1+[.F26]" office:value-type="float" office:value="1.97241556685626" calcext:value-type="float">
            <text:p>1.97241556685626</text:p>
          </table:table-cell>
          <table:table-cell table:formula="of:=1+[.G26]" office:value-type="float" office:value="1.97411708097519" calcext:value-type="float">
            <text:p>1.97411708097519</text:p>
          </table:table-cell>
          <table:table-cell table:formula="of:=1+[.H26]" office:value-type="float" office:value="1.95699602230776" calcext:value-type="float">
            <text:p>1.95699602230776</text:p>
          </table:table-cell>
          <table:table-cell table:formula="of:=1+[.I26]" office:value-type="float" office:value="1.95187107924165" calcext:value-type="float">
            <text:p>1.95187107924165</text:p>
          </table:table-cell>
          <table:table-cell table:formula="of:=1+[.J26]" office:value-type="float" office:value="1.8922481509038" calcext:value-type="float">
            <text:p>1.8922481509038</text:p>
          </table:table-cell>
          <table:table-cell table:formula="of:=1+[.K26]" office:value-type="float" office:value="1.91412750525972" calcext:value-type="float">
            <text:p>1.91412750525972</text:p>
          </table:table-cell>
          <table:table-cell table:formula="of:=1+[.L26]" office:value-type="float" office:value="1.90244516227139" calcext:value-type="float">
            <text:p>1.90244516227139</text:p>
          </table:table-cell>
          <table:table-cell table:formula="of:=1+[.M26]" office:value-type="float" office:value="1.90413714070679" calcext:value-type="float">
            <text:p>1.90413714070679</text:p>
          </table:table-cell>
          <table:table-cell table:formula="of:=1+[.N26]" office:value-type="float" office:value="1.93888531915111" calcext:value-type="float">
            <text:p>1.93888531915111</text:p>
          </table:table-cell>
          <table:table-cell table:formula="of:=1+[.O26]" office:value-type="float" office:value="1.95448970504561" calcext:value-type="float">
            <text:p>1.95448970504561</text:p>
          </table:table-cell>
          <table:table-cell table:formula="of:=1+[.P26]" office:value-type="float" office:value="1.93994110311843" calcext:value-type="float">
            <text:p>1.93994110311843</text:p>
          </table:table-cell>
          <table:table-cell table:formula="of:=1+[.Q26]" office:value-type="float" office:value="1.91881973006534" calcext:value-type="float">
            <text:p>1.91881973006534</text:p>
          </table:table-cell>
          <table:table-cell table:formula="of:=1+[.R26]" office:value-type="float" office:value="1.96636295626491" calcext:value-type="float">
            <text:p>1.96636295626491</text:p>
          </table:table-cell>
          <table:table-cell table:formula="of:=1+[.S26]" office:value-type="float" office:value="1.97801744446729" calcext:value-type="float">
            <text:p>1.97801744446729</text:p>
          </table:table-cell>
          <table:table-cell table:formula="of:=1+[.T26]" office:value-type="float" office:value="1.9900597244063" calcext:value-type="float">
            <text:p>1.9900597244063</text:p>
          </table:table-cell>
          <table:table-cell table:formula="of:=1+[.U26]" office:value-type="float" office:value="1.98414305048782" calcext:value-type="float">
            <text:p>1.98414305048782</text:p>
          </table:table-cell>
          <table:table-cell table:formula="of:=1+[.V26]" office:value-type="float" office:value="1.98352876734786" calcext:value-type="float">
            <text:p>1.98352876734786</text:p>
          </table:table-cell>
          <table:table-cell table:formula="of:=1+[.W26]" office:value-type="float" office:value="1.96046795003176" calcext:value-type="float">
            <text:p>1.96046795003176</text:p>
          </table:table-cell>
          <table:table-cell table:formula="of:=1+[.X26]" office:value-type="float" office:value="1.99725651749818" calcext:value-type="float">
            <text:p>1.99725651749818</text:p>
          </table:table-cell>
          <table:table-cell table:formula="of:=1+[.Y26]" office:value-type="float" office:value="1.99700748353331" calcext:value-type="float">
            <text:p>1.99700748353331</text:p>
          </table:table-cell>
        </table:table-row>
        <table:table-row table:style-name="ro1">
          <table:table-cell table:formula="of:=1/[.A27]" office:value-type="float" office:value="0.500842906294403" calcext:value-type="float">
            <text:p>0.500842906294403</text:p>
          </table:table-cell>
          <table:table-cell table:formula="of:=1/[.B27]" office:value-type="float" office:value="0.500811687598661" calcext:value-type="float">
            <text:p>0.500811687598661</text:p>
          </table:table-cell>
          <table:table-cell table:formula="of:=1/[.C27]" office:value-type="float" office:value="0.503558880956471" calcext:value-type="float">
            <text:p>0.503558880956471</text:p>
          </table:table-cell>
          <table:table-cell table:formula="of:=1/[.D27]" office:value-type="float" office:value="0.503402794616725" calcext:value-type="float">
            <text:p>0.503402794616725</text:p>
          </table:table-cell>
          <table:table-cell table:formula="of:=1/[.E27]" office:value-type="float" office:value="0.502372609564288" calcext:value-type="float">
            <text:p>0.502372609564288</text:p>
          </table:table-cell>
          <table:table-cell table:formula="of:=1/[.F27]" office:value-type="float" office:value="0.506992551064608" calcext:value-type="float">
            <text:p>0.506992551064608</text:p>
          </table:table-cell>
          <table:table-cell table:formula="of:=1/[.G27]" office:value-type="float" office:value="0.50655556837896" calcext:value-type="float">
            <text:p>0.50655556837896</text:p>
          </table:table-cell>
          <table:table-cell table:formula="of:=1/[.H27]" office:value-type="float" office:value="0.51098724197751" calcext:value-type="float">
            <text:p>0.51098724197751</text:p>
          </table:table-cell>
          <table:table-cell table:formula="of:=1/[.I27]" office:value-type="float" office:value="0.512328918971701" calcext:value-type="float">
            <text:p>0.512328918971701</text:p>
          </table:table-cell>
          <table:table-cell table:formula="of:=1/[.J27]" office:value-type="float" office:value="0.528471912905486" calcext:value-type="float">
            <text:p>0.528471912905486</text:p>
          </table:table-cell>
          <table:table-cell table:formula="of:=1/[.K27]" office:value-type="float" office:value="0.522431236817903" calcext:value-type="float">
            <text:p>0.522431236817903</text:p>
          </table:table-cell>
          <table:table-cell table:formula="of:=1/[.L27]" office:value-type="float" office:value="0.525639329759219" calcext:value-type="float">
            <text:p>0.525639329759219</text:p>
          </table:table-cell>
          <table:table-cell table:formula="of:=1/[.M27]" office:value-type="float" office:value="0.525172257093212" calcext:value-type="float">
            <text:p>0.525172257093212</text:p>
          </table:table-cell>
          <table:table-cell table:formula="of:=1/[.N27]" office:value-type="float" office:value="0.515760261900288" calcext:value-type="float">
            <text:p>0.515760261900288</text:p>
          </table:table-cell>
          <table:table-cell table:formula="of:=1/[.O27]" office:value-type="float" office:value="0.511642500555747" calcext:value-type="float">
            <text:p>0.511642500555747</text:p>
          </table:table-cell>
          <table:table-cell table:formula="of:=1/[.P27]" office:value-type="float" office:value="0.515479567081966" calcext:value-type="float">
            <text:p>0.515479567081966</text:p>
          </table:table-cell>
          <table:table-cell table:formula="of:=1/[.Q27]" office:value-type="float" office:value="0.521153698980334" calcext:value-type="float">
            <text:p>0.521153698980334</text:p>
          </table:table-cell>
          <table:table-cell table:formula="of:=1/[.R27]" office:value-type="float" office:value="0.508553111628736" calcext:value-type="float">
            <text:p>0.508553111628736</text:p>
          </table:table-cell>
          <table:table-cell table:formula="of:=1/[.S27]" office:value-type="float" office:value="0.505556714273222" calcext:value-type="float">
            <text:p>0.505556714273222</text:p>
          </table:table-cell>
          <table:table-cell table:formula="of:=1/[.T27]" office:value-type="float" office:value="0.502497481726752" calcext:value-type="float">
            <text:p>0.502497481726752</text:p>
          </table:table-cell>
          <table:table-cell table:formula="of:=1/[.U27]" office:value-type="float" office:value="0.503995918920333" calcext:value-type="float">
            <text:p>0.503995918920333</text:p>
          </table:table-cell>
          <table:table-cell table:formula="of:=1/[.V27]" office:value-type="float" office:value="0.5041520024623" calcext:value-type="float">
            <text:p>0.5041520024623</text:p>
          </table:table-cell>
          <table:table-cell table:formula="of:=1/[.W27]" office:value-type="float" office:value="0.510082299475388" calcext:value-type="float">
            <text:p>0.510082299475388</text:p>
          </table:table-cell>
          <table:table-cell table:formula="of:=1/[.X27]" office:value-type="float" office:value="0.500686812754843" calcext:value-type="float">
            <text:p>0.500686812754843</text:p>
          </table:table-cell>
          <table:table-cell table:formula="of:=1/[.Y27]" office:value-type="float" office:value="0.500749250188435" calcext:value-type="float">
            <text:p>0.500749250188435</text:p>
          </table:table-cell>
        </table:table-row>
        <table:table-row table:style-name="ro1">
          <table:table-cell table:formula="of:=SUM([.A28:.Y28])" office:value-type="float" office:value="12.7498775159475" calcext:value-type="float">
            <text:p>12.7498775159475</text:p>
          </table:table-cell>
          <table:table-cell table:number-columns-repeated="24"/>
        </table:table-row>
        <table:table-row table:style-name="ro1">
          <table:table-cell table:formula="of:=[.A28]/[.$A$29]" office:value-type="float" office:value="0.0392821739399418" calcext:value-type="float">
            <text:p>0.0392821739399418</text:p>
          </table:table-cell>
          <table:table-cell table:formula="of:=[.B28]/[.$A$29]" office:value-type="float" office:value="0.0392797253912634" calcext:value-type="float">
            <text:p>0.0392797253912634</text:p>
          </table:table-cell>
          <table:table-cell table:formula="of:=[.C28]/[.$A$29]" office:value-type="float" office:value="0.0394951936068893" calcext:value-type="float">
            <text:p>0.0394951936068893</text:p>
          </table:table-cell>
          <table:table-cell table:formula="of:=[.D28]/[.$A$29]" office:value-type="float" office:value="0.0394829514234212" calcext:value-type="float">
            <text:p>0.0394829514234212</text:p>
          </table:table-cell>
          <table:table-cell table:formula="of:=[.E28]/[.$A$29]" office:value-type="float" office:value="0.0394021518195702" calcext:value-type="float">
            <text:p>0.0394021518195702</text:p>
          </table:table-cell>
          <table:table-cell table:formula="of:=[.F28]/[.$A$29]" office:value-type="float" office:value="0.0397645036535028" calcext:value-type="float">
            <text:p>0.0397645036535028</text:p>
          </table:table-cell>
          <table:table-cell table:formula="of:=[.G28]/[.$A$29]" office:value-type="float" office:value="0.039730230172436" calcext:value-type="float">
            <text:p>0.039730230172436</text:p>
          </table:table-cell>
          <table:table-cell table:formula="of:=[.H28]/[.$A$29]" office:value-type="float" office:value="0.0400778157545725" calcext:value-type="float">
            <text:p>0.0400778157545725</text:p>
          </table:table-cell>
          <table:table-cell table:formula="of:=[.I28]/[.$A$29]" office:value-type="float" office:value="0.0401830463336516" calcext:value-type="float">
            <text:p>0.0401830463336516</text:p>
          </table:table-cell>
          <table:table-cell table:formula="of:=[.J28]/[.$A$29]" office:value-type="float" office:value="0.0414491756681173" calcext:value-type="float">
            <text:p>0.0414491756681173</text:p>
          </table:table-cell>
          <table:table-cell table:formula="of:=[.K28]/[.$A$29]" office:value-type="float" office:value="0.0409753926000033" calcext:value-type="float">
            <text:p>0.0409753926000033</text:p>
          </table:table-cell>
          <table:table-cell table:formula="of:=[.L28]/[.$A$29]" office:value-type="float" office:value="0.0412270101498428" calcext:value-type="float">
            <text:p>0.0412270101498428</text:p>
          </table:table-cell>
          <table:table-cell table:formula="of:=[.M28]/[.$A$29]" office:value-type="float" office:value="0.0411903766476446" calcext:value-type="float">
            <text:p>0.0411903766476446</text:p>
          </table:table-cell>
          <table:table-cell table:formula="of:=[.N28]/[.$A$29]" office:value-type="float" office:value="0.0404521738546254" calcext:value-type="float">
            <text:p>0.0404521738546254</text:p>
          </table:table-cell>
          <table:table-cell table:formula="of:=[.O28]/[.$A$29]" office:value-type="float" office:value="0.0401292090779529" calcext:value-type="float">
            <text:p>0.0401292090779529</text:p>
          </table:table-cell>
          <table:table-cell table:formula="of:=[.P28]/[.$A$29]" office:value-type="float" office:value="0.0404301583632632" calcext:value-type="float">
            <text:p>0.0404301583632632</text:p>
          </table:table-cell>
          <table:table-cell table:formula="of:=[.Q28]/[.$A$29]" office:value-type="float" office:value="0.0408751925913388" calcext:value-type="float">
            <text:p>0.0408751925913388</text:p>
          </table:table-cell>
          <table:table-cell table:formula="of:=[.R28]/[.$A$29]" office:value-type="float" office:value="0.0398869017363218" calcext:value-type="float">
            <text:p>0.0398869017363218</text:p>
          </table:table-cell>
          <table:table-cell table:formula="of:=[.S28]/[.$A$29]" office:value-type="float" office:value="0.0396518879213447" calcext:value-type="float">
            <text:p>0.0396518879213447</text:p>
          </table:table-cell>
          <table:table-cell table:formula="of:=[.T28]/[.$A$29]" office:value-type="float" office:value="0.0394119458087523" calcext:value-type="float">
            <text:p>0.0394119458087523</text:p>
          </table:table-cell>
          <table:table-cell table:formula="of:=[.U28]/[.$A$29]" office:value-type="float" office:value="0.0395294714235441" calcext:value-type="float">
            <text:p>0.0395294714235441</text:p>
          </table:table-cell>
          <table:table-cell table:formula="of:=[.V28]/[.$A$29]" office:value-type="float" office:value="0.0395417133875764" calcext:value-type="float">
            <text:p>0.0395417133875764</text:p>
          </table:table-cell>
          <table:table-cell table:formula="of:=[.W28]/[.$A$29]" office:value-type="float" office:value="0.0400068391902102" calcext:value-type="float">
            <text:p>0.0400068391902102</text:p>
          </table:table-cell>
          <table:table-cell table:formula="of:=[.X28]/[.$A$29]" office:value-type="float" office:value="0.039269931191777" calcext:value-type="float">
            <text:p>0.039269931191777</text:p>
          </table:table-cell>
          <table:table-cell table:formula="of:=[.Y28]/[.$A$29]" office:value-type="float" office:value="0.0392748282924366" calcext:value-type="float">
            <text:p>0.0392748282924366</text:p>
          </table:table-cell>
        </table:table-row>
        <table:table-row table:style-name="ro1">
          <table:table-cell table:formula="of:=[.A28]*LOG([.A30])" office:value-type="float" office:value="-0.704087204275149" calcext:value-type="float">
            <text:p>-0.704087204275149</text:p>
          </table:table-cell>
          <table:table-cell table:formula="of:=[.B28]*LOG([.B30])" office:value-type="float" office:value="-0.70405687457737" calcext:value-type="float">
            <text:p>-0.70405687457737</text:p>
          </table:table-cell>
          <table:table-cell table:formula="of:=[.C28]*LOG([.C30])" office:value-type="float" office:value="-0.706722608405033" calcext:value-type="float">
            <text:p>-0.706722608405033</text:p>
          </table:table-cell>
          <table:table-cell table:formula="of:=[.D28]*LOG([.D30])" office:value-type="float" office:value="-0.706571325062618" calcext:value-type="float">
            <text:p>-0.706571325062618</text:p>
          </table:table-cell>
          <table:table-cell table:formula="of:=[.E28]*LOG([.E30])" office:value-type="float" office:value="-0.70557231280058" calcext:value-type="float">
            <text:p>-0.70557231280058</text:p>
          </table:table-cell>
          <table:table-cell table:formula="of:=[.F28]*LOG([.F30])" office:value-type="float" office:value="-0.710045315824816" calcext:value-type="float">
            <text:p>-0.710045315824816</text:p>
          </table:table-cell>
          <table:table-cell table:formula="of:=[.G28]*LOG([.G30])" office:value-type="float" office:value="-0.709623016995076" calcext:value-type="float">
            <text:p>-0.709623016995076</text:p>
          </table:table-cell>
          <table:table-cell table:formula="of:=[.H28]*LOG([.H30])" office:value-type="float" office:value="-0.713898209126677" calcext:value-type="float">
            <text:p>-0.713898209126677</text:p>
          </table:table-cell>
          <table:table-cell table:formula="of:=[.I28]*LOG([.I30])" office:value-type="float" office:value="-0.715189213419928" calcext:value-type="float">
            <text:p>-0.715189213419928</text:p>
          </table:table-cell>
          <table:table-cell table:formula="of:=[.J28]*LOG([.J30])" office:value-type="float" office:value="-0.730604018039851" calcext:value-type="float">
            <text:p>-0.730604018039851</text:p>
          </table:table-cell>
          <table:table-cell table:formula="of:=[.K28]*LOG([.K30])" office:value-type="float" office:value="-0.724861260701297" calcext:value-type="float">
            <text:p>-0.724861260701297</text:p>
          </table:table-cell>
          <table:table-cell table:formula="of:=[.L28]*LOG([.L30])" office:value-type="float" office:value="-0.727914889356861" calcext:value-type="float">
            <text:p>-0.727914889356861</text:p>
          </table:table-cell>
          <table:table-cell table:formula="of:=[.M28]*LOG([.M30])" office:value-type="float" office:value="-0.727470835578872" calcext:value-type="float">
            <text:p>-0.727470835578872</text:p>
          </table:table-cell>
          <table:table-cell table:formula="of:=[.N28]*LOG([.N30])" office:value-type="float" office:value="-0.718484028510923" calcext:value-type="float">
            <text:p>-0.718484028510923</text:p>
          </table:table-cell>
          <table:table-cell table:formula="of:=[.O28]*LOG([.O30])" office:value-type="float" office:value="-0.714528910668546" calcext:value-type="float">
            <text:p>-0.714528910668546</text:p>
          </table:table-cell>
          <table:table-cell table:formula="of:=[.P28]*LOG([.P30])" office:value-type="float" office:value="-0.718214875343233" calcext:value-type="float">
            <text:p>-0.718214875343233</text:p>
          </table:table-cell>
          <table:table-cell table:formula="of:=[.Q28]*LOG([.Q30])" office:value-type="float" office:value="-0.723642855192808" calcext:value-type="float">
            <text:p>-0.723642855192808</text:p>
          </table:table-cell>
          <table:table-cell table:formula="of:=[.R28]*LOG([.R30])" office:value-type="float" office:value="-0.711552102970172" calcext:value-type="float">
            <text:p>-0.711552102970172</text:p>
          </table:table-cell>
          <table:table-cell table:formula="of:=[.S28]*LOG([.S30])" office:value-type="float" office:value="-0.708657112188033" calcext:value-type="float">
            <text:p>-0.708657112188033</text:p>
          </table:table-cell>
          <table:table-cell table:formula="of:=[.T28]*LOG([.T30])" office:value-type="float" office:value="-0.705693455232266" calcext:value-type="float">
            <text:p>-0.705693455232266</text:p>
          </table:table-cell>
          <table:table-cell table:formula="of:=[.U28]*LOG([.U30])" office:value-type="float" office:value="-0.707146086332444" calcext:value-type="float">
            <text:p>-0.707146086332444</text:p>
          </table:table-cell>
          <table:table-cell table:formula="of:=[.V28]*LOG([.V30])" office:value-type="float" office:value="-0.707297287154974" calcext:value-type="float">
            <text:p>-0.707297287154974</text:p>
          </table:table-cell>
          <table:table-cell table:formula="of:=[.W28]*LOG([.W30])" office:value-type="float" office:value="-0.713026580940812" calcext:value-type="float">
            <text:p>-0.713026580940812</text:p>
          </table:table-cell>
          <table:table-cell table:formula="of:=[.X28]*LOG([.X30])" office:value-type="float" office:value="-0.703935547274988" calcext:value-type="float">
            <text:p>-0.703935547274988</text:p>
          </table:table-cell>
          <table:table-cell table:formula="of:=[.Y28]*LOG([.Y30])" office:value-type="float" office:value="-0.703996212628065" calcext:value-type="float">
            <text:p>-0.703996212628065</text:p>
          </table:table-cell>
        </table:table-row>
        <table:table-row table:style-name="ro1">
          <table:table-cell table:formula="of:=(1-[.A27])*(LOG(1-[.A30]))" office:value-type="float" office:value="0.0173455694002606" calcext:value-type="float">
            <text:p>0.0173455694002606</text:p>
          </table:table-cell>
          <table:table-cell table:formula="of:=(1-[.B27])*(LOG(1-[.B30]))" office:value-type="float" office:value="0.0173466322834713" calcext:value-type="float">
            <text:p>0.0173466322834713</text:p>
          </table:table-cell>
          <table:table-cell table:formula="of:=(1-[.C27])*(LOG(1-[.C30]))" office:value-type="float" office:value="0.0172530900970676" calcext:value-type="float">
            <text:p>0.0172530900970676</text:p>
          </table:table-cell>
          <table:table-cell table:formula="of:=(1-[.D27])*(LOG(1-[.D30]))" office:value-type="float" office:value="0.0172584054058623" calcext:value-type="float">
            <text:p>0.0172584054058623</text:p>
          </table:table-cell>
          <table:table-cell table:formula="of:=(1-[.E27])*(LOG(1-[.E30]))" office:value-type="float" office:value="0.0172934852859716" calcext:value-type="float">
            <text:p>0.0172934852859716</text:p>
          </table:table-cell>
          <table:table-cell table:formula="of:=(1-[.F27])*(LOG(1-[.F30]))" office:value-type="float" office:value="0.0171361442068349" calcext:value-type="float">
            <text:p>0.0171361442068349</text:p>
          </table:table-cell>
          <table:table-cell table:formula="of:=(1-[.G27])*(LOG(1-[.G30]))" office:value-type="float" office:value="0.0171510290083124" calcext:value-type="float">
            <text:p>0.0171510290083124</text:p>
          </table:table-cell>
          <table:table-cell table:formula="of:=(1-[.H27])*(LOG(1-[.H30]))" office:value-type="float" office:value="0.0170000500305805" calcext:value-type="float">
            <text:p>0.0170000500305805</text:p>
          </table:table-cell>
          <table:table-cell table:formula="of:=(1-[.I27])*(LOG(1-[.I30]))" office:value-type="float" office:value="0.0169543309260627" calcext:value-type="float">
            <text:p>0.0169543309260627</text:p>
          </table:table-cell>
          <table:table-cell table:formula="of:=(1-[.J27])*(LOG(1-[.J30]))" office:value-type="float" office:value="0.0164038528701004" calcext:value-type="float">
            <text:p>0.0164038528701004</text:p>
          </table:table-cell>
          <table:table-cell table:formula="of:=(1-[.K27])*(LOG(1-[.K30]))" office:value-type="float" office:value="0.016609924589834" calcext:value-type="float">
            <text:p>0.016609924589834</text:p>
          </table:table-cell>
          <table:table-cell table:formula="of:=(1-[.L27])*(LOG(1-[.L30]))" office:value-type="float" office:value="0.0165004961635197" calcext:value-type="float">
            <text:p>0.0165004961635197</text:p>
          </table:table-cell>
          <table:table-cell table:formula="of:=(1-[.M27])*(LOG(1-[.M30]))" office:value-type="float" office:value="0.0165164298286698" calcext:value-type="float">
            <text:p>0.0165164298286698</text:p>
          </table:table-cell>
          <table:table-cell table:formula="of:=(1-[.N27])*(LOG(1-[.N30]))" office:value-type="float" office:value="0.0168373816835015" calcext:value-type="float">
            <text:p>0.0168373816835015</text:p>
          </table:table-cell>
          <table:table-cell table:formula="of:=(1-[.O27])*(LOG(1-[.O30]))" office:value-type="float" office:value="0.0169777219986838" calcext:value-type="float">
            <text:p>0.0169777219986838</text:p>
          </table:table-cell>
          <table:table-cell table:formula="of:=(1-[.P27])*(LOG(1-[.P30]))" office:value-type="float" office:value="0.0168469497203466" calcext:value-type="float">
            <text:p>0.0168469497203466</text:p>
          </table:table-cell>
          <table:table-cell table:formula="of:=(1-[.Q27])*(LOG(1-[.Q30]))" office:value-type="float" office:value="0.0166534936711383" calcext:value-type="float">
            <text:p>0.0166534936711383</text:p>
          </table:table-cell>
          <table:table-cell table:formula="of:=(1-[.R27])*(LOG(1-[.R30]))" office:value-type="float" office:value="0.0170829830535576" calcext:value-type="float">
            <text:p>0.0170829830535576</text:p>
          </table:table-cell>
          <table:table-cell table:formula="of:=(1-[.S27])*(LOG(1-[.S30]))" office:value-type="float" office:value="0.0171850506884759" calcext:value-type="float">
            <text:p>0.0171850506884759</text:p>
          </table:table-cell>
          <table:table-cell table:formula="of:=(1-[.T27])*(LOG(1-[.T30]))" office:value-type="float" office:value="0.017289233291848" calcext:value-type="float">
            <text:p>0.017289233291848</text:p>
          </table:table-cell>
          <table:table-cell table:formula="of:=(1-[.U27])*(LOG(1-[.U30]))" office:value-type="float" office:value="0.0172382070059092" calcext:value-type="float">
            <text:p>0.0172382070059092</text:p>
          </table:table-cell>
          <table:table-cell table:formula="of:=(1-[.V27])*(LOG(1-[.V30]))" office:value-type="float" office:value="0.017232891538452" calcext:value-type="float">
            <text:p>0.017232891538452</text:p>
          </table:table-cell>
          <table:table-cell table:formula="of:=(1-[.W27])*(LOG(1-[.W30]))" office:value-type="float" office:value="0.0170308841400598" calcext:value-type="float">
            <text:p>0.0170308841400598</text:p>
          </table:table-cell>
          <table:table-cell table:formula="of:=(1-[.X27])*(LOG(1-[.X30]))" office:value-type="float" office:value="0.0173508837916651" calcext:value-type="float">
            <text:p>0.0173508837916651</text:p>
          </table:table-cell>
          <table:table-cell table:formula="of:=(1-[.Y27])*(LOG(1-[.Y30]))" office:value-type="float" office:value="0.0173487580425144" calcext:value-type="float">
            <text:p>0.0173487580425144</text:p>
          </table:table-cell>
        </table:table-row>
        <table:table-row table:style-name="ro1">
          <table:table-cell table:style-name="ce4" table:formula="of:=ABS([.A31]+[.A32])" office:value-type="float" office:value="0.686741634874889" calcext:value-type="float">
            <text:p>0.686741634874889</text:p>
          </table:table-cell>
          <table:table-cell table:style-name="ce4" table:formula="of:=ABS([.B31]+[.B32])" office:value-type="float" office:value="0.686710242293898" calcext:value-type="float">
            <text:p>0.686710242293898</text:p>
          </table:table-cell>
          <table:table-cell table:style-name="ce4" table:formula="of:=ABS([.C31]+[.C32])" office:value-type="float" office:value="0.689469518307965" calcext:value-type="float">
            <text:p>0.689469518307965</text:p>
          </table:table-cell>
          <table:table-cell table:style-name="ce4" table:formula="of:=ABS([.D31]+[.D32])" office:value-type="float" office:value="0.689312919656756" calcext:value-type="float">
            <text:p>0.689312919656756</text:p>
          </table:table-cell>
          <table:table-cell table:style-name="ce4" table:formula="of:=ABS([.E31]+[.E32])" office:value-type="float" office:value="0.688278827514609" calcext:value-type="float">
            <text:p>0.688278827514609</text:p>
          </table:table-cell>
          <table:table-cell table:style-name="ce4" table:formula="of:=ABS([.F31]+[.F32])" office:value-type="float" office:value="0.692909171617981" calcext:value-type="float">
            <text:p>0.692909171617981</text:p>
          </table:table-cell>
          <table:table-cell table:style-name="ce4" table:formula="of:=ABS([.G31]+[.G32])" office:value-type="float" office:value="0.692471987986763" calcext:value-type="float">
            <text:p>0.692471987986763</text:p>
          </table:table-cell>
          <table:table-cell table:style-name="ce4" table:formula="of:=ABS([.H31]+[.H32])" office:value-type="float" office:value="0.696898159096096" calcext:value-type="float">
            <text:p>0.696898159096096</text:p>
          </table:table-cell>
          <table:table-cell table:style-name="ce4" table:formula="of:=ABS([.I31]+[.I32])" office:value-type="float" office:value="0.698234882493865" calcext:value-type="float">
            <text:p>0.698234882493865</text:p>
          </table:table-cell>
          <table:table-cell table:style-name="ce4" table:formula="of:=ABS([.J31]+[.J32])" office:value-type="float" office:value="0.71420016516975" calcext:value-type="float">
            <text:p>0.71420016516975</text:p>
          </table:table-cell>
          <table:table-cell table:style-name="ce4" table:formula="of:=ABS([.K31]+[.K32])" office:value-type="float" office:value="0.708251336111463" calcext:value-type="float">
            <text:p>0.708251336111463</text:p>
          </table:table-cell>
          <table:table-cell table:style-name="ce4" table:formula="of:=ABS([.L31]+[.L32])" office:value-type="float" office:value="0.711414393193341" calcext:value-type="float">
            <text:p>0.711414393193341</text:p>
          </table:table-cell>
          <table:table-cell table:style-name="ce4" table:formula="of:=ABS([.M31]+[.M32])" office:value-type="float" office:value="0.710954405750203" calcext:value-type="float">
            <text:p>0.710954405750203</text:p>
          </table:table-cell>
          <table:table-cell table:style-name="ce4" table:formula="of:=ABS([.N31]+[.N32])" office:value-type="float" office:value="0.701646646827421" calcext:value-type="float">
            <text:p>0.701646646827421</text:p>
          </table:table-cell>
          <table:table-cell table:style-name="ce4" table:formula="of:=ABS([.O31]+[.O32])" office:value-type="float" office:value="0.697551188669862" calcext:value-type="float">
            <text:p>0.697551188669862</text:p>
          </table:table-cell>
          <table:table-cell table:style-name="ce4" table:formula="of:=ABS([.P31]+[.P32])" office:value-type="float" office:value="0.701367925622886" calcext:value-type="float">
            <text:p>0.701367925622886</text:p>
          </table:table-cell>
          <table:table-cell table:style-name="ce4" table:formula="of:=ABS([.Q31]+[.Q32])" office:value-type="float" office:value="0.70698936152167" calcext:value-type="float">
            <text:p>0.70698936152167</text:p>
          </table:table-cell>
          <table:table-cell table:style-name="ce4" table:formula="of:=ABS([.R31]+[.R32])" office:value-type="float" office:value="0.694469119916614" calcext:value-type="float">
            <text:p>0.694469119916614</text:p>
          </table:table-cell>
          <table:table-cell table:style-name="ce4" table:formula="of:=ABS([.S31]+[.S32])" office:value-type="float" office:value="0.691472061499557" calcext:value-type="float">
            <text:p>0.691472061499557</text:p>
          </table:table-cell>
          <table:table-cell table:style-name="ce4" table:formula="of:=ABS([.T31]+[.T32])" office:value-type="float" office:value="0.688404221940418" calcext:value-type="float">
            <text:p>0.688404221940418</text:p>
          </table:table-cell>
          <table:table-cell table:style-name="ce4" table:formula="of:=ABS([.U31]+[.U32])" office:value-type="float" office:value="0.689907879326535" calcext:value-type="float">
            <text:p>0.689907879326535</text:p>
          </table:table-cell>
          <table:table-cell table:style-name="ce4" table:formula="of:=ABS([.V31]+[.V32])" office:value-type="float" office:value="0.690064395616522" calcext:value-type="float">
            <text:p>0.690064395616522</text:p>
          </table:table-cell>
          <table:table-cell table:style-name="ce4" table:formula="of:=ABS([.W31]+[.W32])" office:value-type="float" office:value="0.695995696800753" calcext:value-type="float">
            <text:p>0.695995696800753</text:p>
          </table:table-cell>
          <table:table-cell table:style-name="ce4" table:formula="of:=ABS([.X31]+[.X32])" office:value-type="float" office:value="0.686584663483323" calcext:value-type="float">
            <text:p>0.686584663483323</text:p>
          </table:table-cell>
          <table:table-cell table:style-name="ce4" table:formula="of:=ABS([.Y31]+[.Y32])" office:value-type="float" office:value="0.68664745458555" calcext:value-type="float">
            <text:p>0.68664745458555</text:p>
          </table:table-cell>
        </table:table-row>
        <table:table-row table:style-name="ro1">
          <table:table-cell table:style-name="ce4" table:formula="of:=SUM([.A33:.Y33])" office:value-type="float" office:value="17.3969482598787" calcext:value-type="float">
            <text:p>17.3969482598787</text:p>
          </table:table-cell>
          <table:table-cell table:style-name="ce4" table:number-columns-repeated="24"/>
        </table:table-row>
        <table:table-row table:style-name="ro1">
          <table:table-cell table:style-name="ce11" table:formula="of:=[.A33]/[.$A$34]" office:value-type="percentage" office:value="0.039474833437234" calcext:value-type="percentage">
            <text:p>3.95%</text:p>
          </table:table-cell>
          <table:table-cell table:style-name="ce11" table:formula="of:=[.B33]/[.$A$34]" office:value-type="percentage" office:value="0.0394730289494283" calcext:value-type="percentage">
            <text:p>3.95%</text:p>
          </table:table-cell>
          <table:table-cell table:style-name="ce11" table:formula="of:=[.C33]/[.$A$34]" office:value-type="percentage" office:value="0.0396316358483423" calcext:value-type="percentage">
            <text:p>3.96%</text:p>
          </table:table-cell>
          <table:table-cell table:style-name="ce11" table:formula="of:=[.D33]/[.$A$34]" office:value-type="percentage" office:value="0.0396226343471095" calcext:value-type="percentage">
            <text:p>3.96%</text:p>
          </table:table-cell>
          <table:table-cell table:style-name="ce11" table:formula="of:=[.E33]/[.$A$34]" office:value-type="percentage" office:value="0.0395631933390258" calcext:value-type="percentage">
            <text:p>3.96%</text:p>
          </table:table-cell>
          <table:table-cell table:style-name="ce11" table:formula="of:=[.F33]/[.$A$34]" office:value-type="percentage" office:value="0.0398293517499266" calcext:value-type="percentage">
            <text:p>3.98%</text:p>
          </table:table-cell>
          <table:table-cell table:style-name="ce11" table:formula="of:=[.G33]/[.$A$34]" office:value-type="percentage" office:value="0.039804221846412" calcext:value-type="percentage">
            <text:p>3.98%</text:p>
          </table:table-cell>
          <table:table-cell table:style-name="ce11" table:formula="of:=[.H33]/[.$A$34]" office:value-type="percentage" office:value="0.0400586441188252" calcext:value-type="percentage">
            <text:p>4.01%</text:p>
          </table:table-cell>
          <table:table-cell table:style-name="ce11" table:formula="of:=[.I33]/[.$A$34]" office:value-type="percentage" office:value="0.0401354807787843" calcext:value-type="percentage">
            <text:p>4.01%</text:p>
          </table:table-cell>
          <table:table-cell table:style-name="ce11" table:formula="of:=[.J33]/[.$A$34]" office:value-type="percentage" office:value="0.0410531867141813" calcext:value-type="percentage">
            <text:p>4.11%</text:p>
          </table:table-cell>
          <table:table-cell table:style-name="ce11" table:formula="of:=[.K33]/[.$A$34]" office:value-type="percentage" office:value="0.0407112400135633" calcext:value-type="percentage">
            <text:p>4.07%</text:p>
          </table:table-cell>
          <table:table-cell table:style-name="ce11" table:formula="of:=[.L33]/[.$A$34]" office:value-type="percentage" office:value="0.0408930567916917" calcext:value-type="percentage">
            <text:p>4.09%</text:p>
          </table:table-cell>
          <table:table-cell table:style-name="ce11" table:formula="of:=[.M33]/[.$A$34]" office:value-type="percentage" office:value="0.040866616094377" calcext:value-type="percentage">
            <text:p>4.09%</text:p>
          </table:table-cell>
          <table:table-cell table:style-name="ce11" table:formula="of:=[.N33]/[.$A$34]" office:value-type="percentage" office:value="0.0403315935844666" calcext:value-type="percentage">
            <text:p>4.03%</text:p>
          </table:table-cell>
          <table:table-cell table:style-name="ce11" table:formula="of:=[.O33]/[.$A$34]" office:value-type="percentage" office:value="0.0400961811376179" calcext:value-type="percentage">
            <text:p>4.01%</text:p>
          </table:table-cell>
          <table:table-cell table:style-name="ce11" table:formula="of:=[.P33]/[.$A$34]" office:value-type="percentage" office:value="0.0403155723145076" calcext:value-type="percentage">
            <text:p>4.03%</text:p>
          </table:table-cell>
          <table:table-cell table:style-name="ce11" table:formula="of:=[.Q33]/[.$A$34]" office:value-type="percentage" office:value="0.0406387000156888" calcext:value-type="percentage">
            <text:p>4.06%</text:p>
          </table:table-cell>
          <table:table-cell table:style-name="ce11" table:formula="of:=[.R33]/[.$A$34]" office:value-type="percentage" office:value="0.0399190196776188" calcext:value-type="percentage">
            <text:p>3.99%</text:p>
          </table:table-cell>
          <table:table-cell table:style-name="ce11" table:formula="of:=[.S33]/[.$A$34]" office:value-type="percentage" office:value="0.0397467447261568" calcext:value-type="percentage">
            <text:p>3.97%</text:p>
          </table:table-cell>
          <table:table-cell table:style-name="ce11" table:formula="of:=[.T33]/[.$A$34]" office:value-type="percentage" office:value="0.0395704011793858" calcext:value-type="percentage">
            <text:p>3.96%</text:p>
          </table:table-cell>
          <table:table-cell table:style-name="ce11" table:formula="of:=[.U33]/[.$A$34]" office:value-type="percentage" office:value="0.0396568334296664" calcext:value-type="percentage">
            <text:p>3.97%</text:p>
          </table:table-cell>
          <table:table-cell table:style-name="ce11" table:formula="of:=[.V33]/[.$A$34]" office:value-type="percentage" office:value="0.0396658301966654" calcext:value-type="percentage">
            <text:p>3.97%</text:p>
          </table:table-cell>
          <table:table-cell table:style-name="ce11" table:formula="of:=[.W33]/[.$A$34]" office:value-type="percentage" office:value="0.0400067693714924" calcext:value-type="percentage">
            <text:p>4.00%</text:p>
          </table:table-cell>
          <table:table-cell table:style-name="ce11" table:formula="of:=[.X33]/[.$A$34]" office:value-type="percentage" office:value="0.0394658105103838" calcext:value-type="percentage">
            <text:p>3.95%</text:p>
          </table:table-cell>
          <table:table-cell table:style-name="ce11" table:formula="of:=[.Y33]/[.$A$34]" office:value-type="percentage" office:value="0.0394694198274484" calcext:value-type="percentage">
            <text:p>3.95%</text:p>
          </table:table-cell>
        </table:table-row>
        <table:table-row table:style-name="ro1">
          <table:table-cell table:style-name="ce12" table:formula="of:=ABS([.A23]-[.A9])" office:value-type="float" office:value="27" calcext:value-type="float">
            <text:p>27</text:p>
          </table:table-cell>
          <table:table-cell table:style-name="ce12" table:formula="of:=[.B9]+[.B23]" office:value-type="float" office:value="26" calcext:value-type="float">
            <text:p>26</text:p>
          </table:table-cell>
          <table:table-cell table:style-name="ce12" table:formula="of:=[.C9]+[.C23]" office:value-type="float" office:value="135" calcext:value-type="float">
            <text:p>135</text:p>
          </table:table-cell>
          <table:table-cell table:style-name="ce12" table:formula="of:=[.D9]+[.D23]" office:value-type="float" office:value="465" calcext:value-type="float">
            <text:p>465</text:p>
          </table:table-cell>
          <table:table-cell table:style-name="ce12" table:formula="of:=[.E9]+[.E23]" office:value-type="float" office:value="219" calcext:value-type="float">
            <text:p>219</text:p>
          </table:table-cell>
          <table:table-cell table:style-name="ce12" table:formula="of:=[.F9]+[.F23]" office:value-type="float" office:value="423" calcext:value-type="float">
            <text:p>423</text:p>
          </table:table-cell>
          <table:table-cell table:style-name="ce12" table:formula="of:=[.G9]+[.G23]" office:value-type="float" office:value="377" calcext:value-type="float">
            <text:p>377</text:p>
          </table:table-cell>
          <table:table-cell table:style-name="ce12" table:formula="of:=[.H9]+[.H23]" office:value-type="float" office:value="893" calcext:value-type="float">
            <text:p>893</text:p>
          </table:table-cell>
          <table:table-cell table:style-name="ce12" table:formula="of:=[.I9]+[.I23]" office:value-type="float" office:value="923" calcext:value-type="float">
            <text:p>923</text:p>
          </table:table-cell>
          <table:table-cell table:style-name="ce12" table:formula="of:=[.J9]+[.J23]" office:value-type="float" office:value="1838" calcext:value-type="float">
            <text:p>1838</text:p>
          </table:table-cell>
          <table:table-cell table:style-name="ce12" table:formula="of:=[.K9]+[.K23]" office:value-type="float" office:value="1513" calcext:value-type="float">
            <text:p>1513</text:p>
          </table:table-cell>
          <table:table-cell table:style-name="ce12" table:formula="of:=[.L9]+[.L23]" office:value-type="float" office:value="1714" calcext:value-type="float">
            <text:p>1714</text:p>
          </table:table-cell>
          <table:table-cell table:style-name="ce12" table:formula="of:=[.M9]+[.M23]" office:value-type="float" office:value="1491" calcext:value-type="float">
            <text:p>1491</text:p>
          </table:table-cell>
          <table:table-cell table:style-name="ce12" table:formula="of:=[.N9]+[.N23]" office:value-type="float" office:value="1333" calcext:value-type="float">
            <text:p>1333</text:p>
          </table:table-cell>
          <table:table-cell table:style-name="ce12" table:formula="of:=[.O9]+[.O23]" office:value-type="float" office:value="921" calcext:value-type="float">
            <text:p>921</text:p>
          </table:table-cell>
          <table:table-cell table:style-name="ce12" table:formula="of:=[.P9]+[.P23]" office:value-type="float" office:value="1245" calcext:value-type="float">
            <text:p>1245</text:p>
          </table:table-cell>
          <table:table-cell table:style-name="ce12" table:formula="of:=[.Q9]+[.Q23]" office:value-type="float" office:value="1622" calcext:value-type="float">
            <text:p>1622</text:p>
          </table:table-cell>
          <table:table-cell table:style-name="ce12" table:formula="of:=[.R9]+[.R23]" office:value-type="float" office:value="582" calcext:value-type="float">
            <text:p>582</text:p>
          </table:table-cell>
          <table:table-cell table:style-name="ce12" table:formula="of:=[.S9]+[.S23]" office:value-type="float" office:value="459" calcext:value-type="float">
            <text:p>459</text:p>
          </table:table-cell>
          <table:table-cell table:style-name="ce12" table:formula="of:=[.T9]+[.T23]" office:value-type="float" office:value="166" calcext:value-type="float">
            <text:p>166</text:p>
          </table:table-cell>
          <table:table-cell table:style-name="ce12" table:formula="of:=[.U9]+[.U23]" office:value-type="float" office:value="320" calcext:value-type="float">
            <text:p>320</text:p>
          </table:table-cell>
          <table:table-cell table:style-name="ce12" table:formula="of:=[.V9]+[.V23]" office:value-type="float" office:value="239" calcext:value-type="float">
            <text:p>239</text:p>
          </table:table-cell>
          <table:table-cell table:style-name="ce12" table:formula="of:=[.W9]+[.W23]" office:value-type="float" office:value="548" calcext:value-type="float">
            <text:p>548</text:p>
          </table:table-cell>
          <table:table-cell table:style-name="ce12" table:formula="of:=[.X9]+[.X23]" office:value-type="float" office:value="55" calcext:value-type="float">
            <text:p>55</text:p>
          </table:table-cell>
          <table:table-cell table:style-name="ce12" table:formula="of:=[.Y9]+[.Y23]" office:value-type="float" office:value="31" calcext:value-type="float">
            <text:p>31</text:p>
          </table:table-cell>
        </table:table-row>
        <table:table-row table:style-name="ro1">
          <table:table-cell table:style-name="ce12" table:formula="of:=SUM([.A36:.Y36])" office:value-type="float" office:value="17565" calcext:value-type="float">
            <text:p>17565</text:p>
          </table:table-cell>
          <table:table-cell table:style-name="ce12" table:number-columns-repeated="24"/>
        </table:table-row>
        <table:table-row table:style-name="ro1">
          <table:table-cell table:style-name="ce12" table:formula="of:=[.A36]/[.$A$37]" office:value-type="float" office:value="0.00153714773697694" calcext:value-type="float">
            <text:p>0.00153714773697694</text:p>
          </table:table-cell>
          <table:table-cell table:style-name="ce12" table:formula="of:=[.B36]/[.$A$37]" office:value-type="float" office:value="0.00148021633931113" calcext:value-type="float">
            <text:p>0.00148021633931113</text:p>
          </table:table-cell>
          <table:table-cell table:style-name="ce12" table:formula="of:=[.C36]/[.$A$37]" office:value-type="float" office:value="0.00768573868488471" calcext:value-type="float">
            <text:p>0.00768573868488471</text:p>
          </table:table-cell>
          <table:table-cell table:style-name="ce12" table:formula="of:=[.D36]/[.$A$37]" office:value-type="float" office:value="0.0264730999146029" calcext:value-type="float">
            <text:p>0.0264730999146029</text:p>
          </table:table-cell>
          <table:table-cell table:style-name="ce12" table:formula="of:=[.E36]/[.$A$37]" office:value-type="float" office:value="0.012467976088813" calcext:value-type="float">
            <text:p>0.012467976088813</text:p>
          </table:table-cell>
          <table:table-cell table:style-name="ce12" table:formula="of:=[.F36]/[.$A$37]" office:value-type="float" office:value="0.0240819812126388" calcext:value-type="float">
            <text:p>0.0240819812126388</text:p>
          </table:table-cell>
          <table:table-cell table:style-name="ce12" table:formula="of:=[.G36]/[.$A$37]" office:value-type="float" office:value="0.0214631369200114" calcext:value-type="float">
            <text:p>0.0214631369200114</text:p>
          </table:table-cell>
          <table:table-cell table:style-name="ce12" table:formula="of:=[.H36]/[.$A$37]" office:value-type="float" office:value="0.0508397381155707" calcext:value-type="float">
            <text:p>0.0508397381155707</text:p>
          </table:table-cell>
          <table:table-cell table:style-name="ce12" table:formula="of:=[.I36]/[.$A$37]" office:value-type="float" office:value="0.0525476800455451" calcext:value-type="float">
            <text:p>0.0525476800455451</text:p>
          </table:table-cell>
          <table:table-cell table:style-name="ce12" table:formula="of:=[.J36]/[.$A$37]" office:value-type="float" office:value="0.104639908909764" calcext:value-type="float">
            <text:p>0.104639908909764</text:p>
          </table:table-cell>
          <table:table-cell table:style-name="ce12" table:formula="of:=[.K36]/[.$A$37]" office:value-type="float" office:value="0.0861372046683746" calcext:value-type="float">
            <text:p>0.0861372046683746</text:p>
          </table:table-cell>
          <table:table-cell table:style-name="ce12" table:formula="of:=[.L36]/[.$A$37]" office:value-type="float" office:value="0.097580415599203" calcext:value-type="float">
            <text:p>0.097580415599203</text:p>
          </table:table-cell>
          <table:table-cell table:style-name="ce12" table:formula="of:=[.M36]/[.$A$37]" office:value-type="float" office:value="0.0848847139197267" calcext:value-type="float">
            <text:p>0.0848847139197267</text:p>
          </table:table-cell>
          <table:table-cell table:style-name="ce12" table:formula="of:=[.N36]/[.$A$37]" office:value-type="float" office:value="0.0758895530885283" calcext:value-type="float">
            <text:p>0.0758895530885283</text:p>
          </table:table-cell>
          <table:table-cell table:style-name="ce12" table:formula="of:=[.O36]/[.$A$37]" office:value-type="float" office:value="0.0524338172502135" calcext:value-type="float">
            <text:p>0.0524338172502135</text:p>
          </table:table-cell>
          <table:table-cell table:style-name="ce12" table:formula="of:=[.P36]/[.$A$37]" office:value-type="float" office:value="0.0708795900939368" calcext:value-type="float">
            <text:p>0.0708795900939368</text:p>
          </table:table-cell>
          <table:table-cell table:style-name="ce12" table:formula="of:=[.Q36]/[.$A$37]" office:value-type="float" office:value="0.0923427270139482" calcext:value-type="float">
            <text:p>0.0923427270139482</text:p>
          </table:table-cell>
          <table:table-cell table:style-name="ce12" table:formula="of:=[.R36]/[.$A$37]" office:value-type="float" office:value="0.033134073441503" calcext:value-type="float">
            <text:p>0.033134073441503</text:p>
          </table:table-cell>
          <table:table-cell table:style-name="ce12" table:formula="of:=[.S36]/[.$A$37]" office:value-type="float" office:value="0.026131511528608" calcext:value-type="float">
            <text:p>0.026131511528608</text:p>
          </table:table-cell>
          <table:table-cell table:style-name="ce12" table:formula="of:=[.T36]/[.$A$37]" office:value-type="float" office:value="0.00945061201252491" calcext:value-type="float">
            <text:p>0.00945061201252491</text:p>
          </table:table-cell>
          <table:table-cell table:style-name="ce12" table:formula="of:=[.U36]/[.$A$37]" office:value-type="float" office:value="0.0182180472530601" calcext:value-type="float">
            <text:p>0.0182180472530601</text:p>
          </table:table-cell>
          <table:table-cell table:style-name="ce12" table:formula="of:=[.V36]/[.$A$37]" office:value-type="float" office:value="0.0136066040421292" calcext:value-type="float">
            <text:p>0.0136066040421292</text:p>
          </table:table-cell>
          <table:table-cell table:style-name="ce12" table:formula="of:=[.W36]/[.$A$37]" office:value-type="float" office:value="0.0311984059208654" calcext:value-type="float">
            <text:p>0.0311984059208654</text:p>
          </table:table-cell>
          <table:table-cell table:style-name="ce12" table:formula="of:=[.X36]/[.$A$37]" office:value-type="float" office:value="0.0031312268716197" calcext:value-type="float">
            <text:p>0.0031312268716197</text:p>
          </table:table-cell>
          <table:table-cell table:style-name="ce12" table:formula="of:=[.Y36]/[.$A$37]" office:value-type="float" office:value="0.00176487332764019" calcext:value-type="float">
            <text:p>0.00176487332764019</text:p>
          </table:table-cell>
        </table:table-row>
        <table:table-row table:style-name="ro1">
          <table:table-cell table:style-name="ce12" table:formula="of:=1/(1+EXP(-[.A38]))" office:value-type="float" office:value="0.500384286858578" calcext:value-type="float">
            <text:p>0.500384286858578</text:p>
          </table:table-cell>
          <table:table-cell table:style-name="ce12" table:formula="of:=1/(1+EXP(-[.B38]))" office:value-type="float" office:value="0.500370054017261" calcext:value-type="float">
            <text:p>0.500370054017261</text:p>
          </table:table-cell>
          <table:table-cell table:style-name="ce12" table:formula="of:=1/(1+EXP(-[.C38]))" office:value-type="float" office:value="0.501921425212922" calcext:value-type="float">
            <text:p>0.501921425212922</text:p>
          </table:table-cell>
          <table:table-cell table:style-name="ce12" table:formula="of:=1/(1+EXP(-[.D38]))" office:value-type="float" office:value="0.50661788848468" calcext:value-type="float">
            <text:p>0.50661788848468</text:p>
          </table:table-cell>
          <table:table-cell table:style-name="ce12" table:formula="of:=1/(1+EXP(-[.E38]))" office:value-type="float" office:value="0.50311695364466" calcext:value-type="float">
            <text:p>0.50311695364466</text:p>
          </table:table-cell>
          <table:table-cell table:style-name="ce12" table:formula="of:=1/(1+EXP(-[.F38]))" office:value-type="float" office:value="0.506020204358616" calcext:value-type="float">
            <text:p>0.506020204358616</text:p>
          </table:table-cell>
          <table:table-cell table:style-name="ce12" table:formula="of:=1/(1+EXP(-[.G38]))" office:value-type="float" office:value="0.505365578253185" calcext:value-type="float">
            <text:p>0.505365578253185</text:p>
          </table:table-cell>
          <table:table-cell table:style-name="ce12" table:formula="of:=1/(1+EXP(-[.H38]))" office:value-type="float" office:value="0.512707197644578" calcext:value-type="float">
            <text:p>0.512707197644578</text:p>
          </table:table-cell>
          <table:table-cell table:style-name="ce12" table:formula="of:=1/(1+EXP(-[.I38]))" office:value-type="float" office:value="0.513133897976314" calcext:value-type="float">
            <text:p>0.513133897976314</text:p>
          </table:table-cell>
          <table:table-cell table:style-name="ce12" table:formula="of:=1/(1+EXP(-[.J38]))" office:value-type="float" office:value="0.526136133422709" calcext:value-type="float">
            <text:p>0.526136133422709</text:p>
          </table:table-cell>
          <table:table-cell table:style-name="ce12" table:formula="of:=1/(1+EXP(-[.K38]))" office:value-type="float" office:value="0.521520996347911" calcext:value-type="float">
            <text:p>0.521520996347911</text:p>
          </table:table-cell>
          <table:table-cell table:style-name="ce12" table:formula="of:=1/(1+EXP(-[.L38]))" office:value-type="float" office:value="0.524375764926138" calcext:value-type="float">
            <text:p>0.524375764926138</text:p>
          </table:table-cell>
          <table:table-cell table:style-name="ce12" table:formula="of:=1/(1+EXP(-[.M38]))" office:value-type="float" office:value="0.521208445372047" calcext:value-type="float">
            <text:p>0.521208445372047</text:p>
          </table:table-cell>
          <table:table-cell table:style-name="ce12" table:formula="of:=1/(1+EXP(-[.N38]))" office:value-type="float" office:value="0.518963287993238" calcext:value-type="float">
            <text:p>0.518963287993238</text:p>
          </table:table-cell>
          <table:table-cell table:style-name="ce12" table:formula="of:=1/(1+EXP(-[.O38]))" office:value-type="float" office:value="0.513105451876221" calcext:value-type="float">
            <text:p>0.513105451876221</text:p>
          </table:table-cell>
          <table:table-cell table:style-name="ce12" table:formula="of:=1/(1+EXP(-[.P38]))" office:value-type="float" office:value="0.517712482641815" calcext:value-type="float">
            <text:p>0.517712482641815</text:p>
          </table:table-cell>
          <table:table-cell table:style-name="ce12" table:formula="of:=1/(1+EXP(-[.Q38]))" office:value-type="float" office:value="0.523069291084461" calcext:value-type="float">
            <text:p>0.523069291084461</text:p>
          </table:table-cell>
          <table:table-cell table:style-name="ce12" table:formula="of:=1/(1+EXP(-[.R38]))" office:value-type="float" office:value="0.50828276059357" calcext:value-type="float">
            <text:p>0.50828276059357</text:p>
          </table:table-cell>
          <table:table-cell table:style-name="ce12" table:formula="of:=1/(1+EXP(-[.S38]))" office:value-type="float" office:value="0.506532506156355" calcext:value-type="float">
            <text:p>0.506532506156355</text:p>
          </table:table-cell>
          <table:table-cell table:style-name="ce12" table:formula="of:=1/(1+EXP(-[.T38]))" office:value-type="float" office:value="0.502362635418443" calcext:value-type="float">
            <text:p>0.502362635418443</text:p>
          </table:table-cell>
          <table:table-cell table:style-name="ce12" table:formula="of:=1/(1+EXP(-[.U38]))" office:value-type="float" office:value="0.504554385848285" calcext:value-type="float">
            <text:p>0.504554385848285</text:p>
          </table:table-cell>
          <table:table-cell table:style-name="ce12" table:formula="of:=1/(1+EXP(-[.V38]))" office:value-type="float" office:value="0.503401598529791" calcext:value-type="float">
            <text:p>0.503401598529791</text:p>
          </table:table-cell>
          <table:table-cell table:style-name="ce12" table:formula="of:=1/(1+EXP(-[.W38]))" office:value-type="float" office:value="0.507798968902766" calcext:value-type="float">
            <text:p>0.507798968902766</text:p>
          </table:table-cell>
          <table:table-cell table:style-name="ce12" table:formula="of:=1/(1+EXP(-[.X38]))" office:value-type="float" office:value="0.500782806078315" calcext:value-type="float">
            <text:p>0.500782806078315</text:p>
          </table:table-cell>
          <table:table-cell table:style-name="ce12" table:formula="of:=1/(1+EXP(-[.Y38]))" office:value-type="float" office:value="0.500441218217385" calcext:value-type="float">
            <text:p>0.500441218217385</text:p>
          </table:table-cell>
        </table:table-row>
        <table:table-row table:style-name="ro1">
          <table:table-cell table:style-name="ce12" table:formula="of:=[.A39]*LN([.A38])" office:value-type="float" office:value="-3.24140269302025" calcext:value-type="float">
            <text:p>-3.24140269302025</text:p>
          </table:table-cell>
          <table:table-cell table:style-name="ce12" table:formula="of:=[.B39]*LN([.B38])" office:value-type="float" office:value="-3.26019462509218" calcext:value-type="float">
            <text:p>-3.26019462509218</text:p>
          </table:table-cell>
          <table:table-cell table:style-name="ce12" table:formula="of:=[.C39]*LN([.C38])" office:value-type="float" office:value="-2.44354863809098" calcext:value-type="float">
            <text:p>-2.44354863809098</text:p>
          </table:table-cell>
          <table:table-cell table:style-name="ce12" table:formula="of:=[.D39]*LN([.D38])" office:value-type="float" office:value="-1.83984677649534" calcext:value-type="float">
            <text:p>-1.83984677649534</text:p>
          </table:table-cell>
          <table:table-cell table:style-name="ce12" table:formula="of:=[.E39]*LN([.E38])" office:value-type="float" office:value="-2.2059624869418" calcext:value-type="float">
            <text:p>-2.2059624869418</text:p>
          </table:table-cell>
          <table:table-cell table:style-name="ce12" table:formula="of:=[.F39]*LN([.F38])" office:value-type="float" office:value="-1.88557872846821" calcext:value-type="float">
            <text:p>-1.88557872846821</text:p>
          </table:table-cell>
          <table:table-cell table:style-name="ce12" table:formula="of:=[.G39]*LN([.G38])" office:value-type="float" office:value="-1.94132061953233" calcext:value-type="float">
            <text:p>-1.94132061953233</text:p>
          </table:table-cell>
          <table:table-cell table:style-name="ce12" table:formula="of:=[.H39]*LN([.H38])" office:value-type="float" office:value="-1.52739421194357" calcext:value-type="float">
            <text:p>-1.52739421194357</text:p>
          </table:table-cell>
          <table:table-cell table:style-name="ce12" table:formula="of:=[.I39]*LN([.I38])" office:value-type="float" office:value="-1.51171007942606" calcext:value-type="float">
            <text:p>-1.51171007942606</text:p>
          </table:table-cell>
          <table:table-cell table:style-name="ce12" table:formula="of:=[.J39]*LN([.J38])" office:value-type="float" office:value="-1.18761040217992" calcext:value-type="float">
            <text:p>-1.18761040217992</text:p>
          </table:table-cell>
          <table:table-cell table:style-name="ce12" table:formula="of:=[.K39]*LN([.K38])" office:value-type="float" office:value="-1.27867240238701" calcext:value-type="float">
            <text:p>-1.27867240238701</text:p>
          </table:table-cell>
          <table:table-cell table:style-name="ce12" table:formula="of:=[.L39]*LN([.L38])" office:value-type="float" office:value="-1.22026355041184" calcext:value-type="float">
            <text:p>-1.22026355041184</text:p>
          </table:table-cell>
          <table:table-cell table:style-name="ce12" table:formula="of:=[.M39]*LN([.M38])" office:value-type="float" office:value="-1.28554043364911" calcext:value-type="float">
            <text:p>-1.28554043364911</text:p>
          </table:table-cell>
          <table:table-cell table:style-name="ce12" table:formula="of:=[.N39]*LN([.N38])" office:value-type="float" office:value="-1.33813450986919" calcext:value-type="float">
            <text:p>-1.33813450986919</text:p>
          </table:table-cell>
          <table:table-cell table:style-name="ce12" table:formula="of:=[.O39]*LN([.O38])" office:value-type="float" office:value="-1.51273930368565" calcext:value-type="float">
            <text:p>-1.51273930368565</text:p>
          </table:table-cell>
          <table:table-cell table:style-name="ce12" table:formula="of:=[.P39]*LN([.P38])" office:value-type="float" office:value="-1.37026729439452" calcext:value-type="float">
            <text:p>-1.37026729439452</text:p>
          </table:table-cell>
          <table:table-cell table:style-name="ce12" table:formula="of:=[.Q39]*LN([.Q38])" office:value-type="float" office:value="-1.24608094517309" calcext:value-type="float">
            <text:p>-1.24608094517309</text:p>
          </table:table-cell>
          <table:table-cell table:style-name="ce12" table:formula="of:=[.R39]*LN([.R38])" office:value-type="float" office:value="-1.73181752336815" calcext:value-type="float">
            <text:p>-1.73181752336815</text:p>
          </table:table-cell>
          <table:table-cell table:style-name="ce12" table:formula="of:=[.S39]*LN([.S38])" office:value-type="float" office:value="-1.84611513649641" calcext:value-type="float">
            <text:p>-1.84611513649641</text:p>
          </table:table-cell>
          <table:table-cell table:style-name="ce12" table:formula="of:=[.T39]*LN([.T38])" office:value-type="float" office:value="-2.34185172847018" calcext:value-type="float">
            <text:p>-2.34185172847018</text:p>
          </table:table-cell>
          <table:table-cell table:style-name="ce12" table:formula="of:=[.U39]*LN([.U38])" office:value-type="float" office:value="-2.02091315996644" calcext:value-type="float">
            <text:p>-2.02091315996644</text:p>
          </table:table-cell>
          <table:table-cell table:style-name="ce12" table:formula="of:=[.V39]*LN([.V38])" office:value-type="float" office:value="-2.16321735562986" calcext:value-type="float">
            <text:p>-2.16321735562986</text:p>
          </table:table-cell>
          <table:table-cell table:style-name="ce12" table:formula="of:=[.W39]*LN([.W38])" office:value-type="float" office:value="-1.76073619222796" calcext:value-type="float">
            <text:p>-1.76073619222796</text:p>
          </table:table-cell>
          <table:table-cell table:style-name="ce12" table:formula="of:=[.X39]*LN([.X38])" office:value-type="float" office:value="-2.88767910820435" calcext:value-type="float">
            <text:p>-2.88767910820435</text:p>
          </table:table-cell>
          <table:table-cell table:style-name="ce12" table:formula="of:=[.Y39]*LN([.Y38])" office:value-type="float" office:value="-3.17263536080984" calcext:value-type="float">
            <text:p>-3.17263536080984</text:p>
          </table:table-cell>
        </table:table-row>
        <table:table-row table:style-name="ro1">
          <table:table-cell table:style-name="ce12" table:formula="of:=(1-[.A39])*LN(1-[.A38])" office:value-type="float" office:value="-0.000768574020171521" calcext:value-type="float">
            <text:p>-0.000768574020171521</text:p>
          </table:table-cell>
          <table:table-cell table:style-name="ce12" table:formula="of:=(1-[.B39])*LN(1-[.B38])" office:value-type="float" office:value="-0.000740108305089876" calcext:value-type="float">
            <text:p>-0.000740108305089876</text:p>
          </table:table-cell>
          <table:table-cell table:style-name="ce12" table:formula="of:=(1-[.C39])*LN(1-[.C38])" office:value-type="float" office:value="-0.00384288847852847" calcext:value-type="float">
            <text:p>-0.00384288847852847</text:p>
          </table:table-cell>
          <table:table-cell table:style-name="ce12" table:formula="of:=(1-[.D39])*LN(1-[.D38])" office:value-type="float" office:value="-0.013237354333144" calcext:value-type="float">
            <text:p>-0.013237354333144</text:p>
          </table:table-cell>
          <table:table-cell table:style-name="ce12" table:formula="of:=(1-[.E39])*LN(1-[.E38])" office:value-type="float" office:value="-0.00623407032563279" calcext:value-type="float">
            <text:p>-0.00623407032563279</text:p>
          </table:table-cell>
          <table:table-cell table:style-name="ce12" table:formula="of:=(1-[.F39])*LN(1-[.F38])" office:value-type="float" office:value="-0.0120415939456509" calcext:value-type="float">
            <text:p>-0.0120415939456509</text:p>
          </table:table-cell>
          <table:table-cell table:style-name="ce12" table:formula="of:=(1-[.G39])*LN(1-[.G38])" office:value-type="float" office:value="-0.0107319939180116" calcext:value-type="float">
            <text:p>-0.0107319939180116</text:p>
          </table:table-cell>
          <table:table-cell table:style-name="ce12" table:formula="of:=(1-[.H39])*LN(1-[.H38])" office:value-type="float" office:value="-0.0254257787415874" calcext:value-type="float">
            <text:p>-0.0254257787415874</text:p>
          </table:table-cell>
          <table:table-cell table:style-name="ce12" table:formula="of:=(1-[.I39])*LN(1-[.I38])" office:value-type="float" office:value="-0.0262803823376222" calcext:value-type="float">
            <text:p>-0.0262803823376222</text:p>
          </table:table-cell>
          <table:table-cell table:style-name="ce12" table:formula="of:=(1-[.J39])*LN(1-[.J38])" office:value-type="float" office:value="-0.052375843936534" calcext:value-type="float">
            <text:p>-0.052375843936534</text:p>
          </table:table-cell>
          <table:table-cell table:style-name="ce12" table:formula="of:=(1-[.K39])*LN(1-[.K38])" office:value-type="float" office:value="-0.0430989164977897" calcext:value-type="float">
            <text:p>-0.0430989164977897</text:p>
          </table:table-cell>
          <table:table-cell table:style-name="ce12" table:formula="of:=(1-[.L39])*LN(1-[.L38])" office:value-type="float" office:value="-0.0488350493240818" calcext:value-type="float">
            <text:p>-0.0488350493240818</text:p>
          </table:table-cell>
          <table:table-cell table:style-name="ce12" table:formula="of:=(1-[.M39])*LN(1-[.M38])" office:value-type="float" office:value="-0.0424713130253384" calcext:value-type="float">
            <text:p>-0.0424713130253384</text:p>
          </table:table-cell>
          <table:table-cell table:style-name="ce12" table:formula="of:=(1-[.N39])*LN(1-[.N38])" office:value-type="float" office:value="-0.0379651890632382" calcext:value-type="float">
            <text:p>-0.0379651890632382</text:p>
          </table:table-cell>
          <table:table-cell table:style-name="ce12" table:formula="of:=(1-[.O39])*LN(1-[.O38])" office:value-type="float" office:value="-0.0262234073894798" calcext:value-type="float">
            <text:p>-0.0262234073894798</text:p>
          </table:table-cell>
          <table:table-cell table:style-name="ce12" table:formula="of:=(1-[.P39])*LN(1-[.P38])" office:value-type="float" office:value="-0.0354563006349147" calcext:value-type="float">
            <text:p>-0.0354563006349147</text:p>
          </table:table-cell>
          <table:table-cell table:style-name="ce12" table:formula="of:=(1-[.Q39])*LN(1-[.Q38])" office:value-type="float" office:value="-0.0462090648835611" calcext:value-type="float">
            <text:p>-0.0462090648835611</text:p>
          </table:table-cell>
          <table:table-cell table:style-name="ce12" table:formula="of:=(1-[.R39])*LN(1-[.R38])" office:value-type="float" office:value="-0.0165686297184385" calcext:value-type="float">
            <text:p>-0.0165686297184385</text:p>
          </table:table-cell>
          <table:table-cell table:style-name="ce12" table:formula="of:=(1-[.S39])*LN(1-[.S38])" office:value-type="float" office:value="-0.0130665290062381" calcext:value-type="float">
            <text:p>-0.0130665290062381</text:p>
          </table:table-cell>
          <table:table-cell table:style-name="ce12" table:formula="of:=(1-[.T39])*LN(1-[.T38])" office:value-type="float" office:value="-0.0047253416781565" calcext:value-type="float">
            <text:p>-0.0047253416781565</text:p>
          </table:table-cell>
          <table:table-cell table:style-name="ce12" table:formula="of:=(1-[.U39])*LN(1-[.U38])" office:value-type="float" office:value="-0.00910928254716712" calcext:value-type="float">
            <text:p>-0.00910928254716712</text:p>
          </table:table-cell>
          <table:table-cell table:style-name="ce12" table:formula="of:=(1-[.V39])*LN(1-[.V38])" office:value-type="float" office:value="-0.00680340914937773" calcext:value-type="float">
            <text:p>-0.00680340914937773</text:p>
          </table:table-cell>
          <table:table-cell table:style-name="ce12" table:formula="of:=(1-[.W39])*LN(1-[.W38])" office:value-type="float" office:value="-0.015600528902965" calcext:value-type="float">
            <text:p>-0.015600528902965</text:p>
          </table:table-cell>
          <table:table-cell table:style-name="ce12" table:formula="of:=(1-[.X39])*LN(1-[.X38])" office:value-type="float" office:value="-0.0015656147210145" calcext:value-type="float">
            <text:p>-0.0015656147210145</text:p>
          </table:table-cell>
          <table:table-cell table:style-name="ce12" table:formula="of:=(1-[.Y39])*LN(1-[.Y38])" office:value-type="float" office:value="-0.000882436893476799" calcext:value-type="float">
            <text:p>-0.000882436893476799</text:p>
          </table:table-cell>
        </table:table-row>
        <table:table-row table:style-name="ro1">
          <table:table-cell table:style-name="ce12" table:formula="of:=[.A40]+[.A41]" office:value-type="float" office:value="-3.24217126704042" calcext:value-type="float">
            <text:p>-3.24217126704042</text:p>
          </table:table-cell>
          <table:table-cell table:style-name="ce12" table:formula="of:=[.B40]+[.B41]" office:value-type="float" office:value="-3.26093473339727" calcext:value-type="float">
            <text:p>-3.26093473339727</text:p>
          </table:table-cell>
          <table:table-cell table:style-name="ce12" table:formula="of:=[.C40]+[.C41]" office:value-type="float" office:value="-2.44739152656951" calcext:value-type="float">
            <text:p>-2.44739152656951</text:p>
          </table:table-cell>
          <table:table-cell table:style-name="ce12" table:formula="of:=[.D40]+[.D41]" office:value-type="float" office:value="-1.85308413082848" calcext:value-type="float">
            <text:p>-1.85308413082848</text:p>
          </table:table-cell>
          <table:table-cell table:style-name="ce12" table:formula="of:=[.E40]+[.E41]" office:value-type="float" office:value="-2.21219655726743" calcext:value-type="float">
            <text:p>-2.21219655726743</text:p>
          </table:table-cell>
          <table:table-cell table:style-name="ce12" table:formula="of:=[.F40]+[.F41]" office:value-type="float" office:value="-1.89762032241386" calcext:value-type="float">
            <text:p>-1.89762032241386</text:p>
          </table:table-cell>
          <table:table-cell table:style-name="ce12" table:formula="of:=[.G40]+[.G41]" office:value-type="float" office:value="-1.95205261345034" calcext:value-type="float">
            <text:p>-1.95205261345034</text:p>
          </table:table-cell>
          <table:table-cell table:style-name="ce12" table:formula="of:=[.H40]+[.H41]" office:value-type="float" office:value="-1.55281999068516" calcext:value-type="float">
            <text:p>-1.55281999068516</text:p>
          </table:table-cell>
          <table:table-cell table:style-name="ce12" table:formula="of:=[.I40]+[.I41]" office:value-type="float" office:value="-1.53799046176369" calcext:value-type="float">
            <text:p>-1.53799046176369</text:p>
          </table:table-cell>
          <table:table-cell table:style-name="ce12" table:formula="of:=[.J40]+[.J41]" office:value-type="float" office:value="-1.23998624611645" calcext:value-type="float">
            <text:p>-1.23998624611645</text:p>
          </table:table-cell>
          <table:table-cell table:style-name="ce12" table:formula="of:=[.K40]+[.K41]" office:value-type="float" office:value="-1.3217713188848" calcext:value-type="float">
            <text:p>-1.3217713188848</text:p>
          </table:table-cell>
          <table:table-cell table:style-name="ce12" table:formula="of:=[.L40]+[.L41]" office:value-type="float" office:value="-1.26909859973592" calcext:value-type="float">
            <text:p>-1.26909859973592</text:p>
          </table:table-cell>
          <table:table-cell table:style-name="ce12" table:formula="of:=[.M40]+[.M41]" office:value-type="float" office:value="-1.32801174667445" calcext:value-type="float">
            <text:p>-1.32801174667445</text:p>
          </table:table-cell>
          <table:table-cell table:style-name="ce12" table:formula="of:=[.N40]+[.N41]" office:value-type="float" office:value="-1.37609969893243" calcext:value-type="float">
            <text:p>-1.37609969893243</text:p>
          </table:table-cell>
          <table:table-cell table:style-name="ce12" table:formula="of:=[.O40]+[.O41]" office:value-type="float" office:value="-1.53896271107513" calcext:value-type="float">
            <text:p>-1.53896271107513</text:p>
          </table:table-cell>
          <table:table-cell table:style-name="ce12" table:formula="of:=[.P40]+[.P41]" office:value-type="float" office:value="-1.40572359502943" calcext:value-type="float">
            <text:p>-1.40572359502943</text:p>
          </table:table-cell>
          <table:table-cell table:style-name="ce12" table:formula="of:=[.Q40]+[.Q41]" office:value-type="float" office:value="-1.29229001005665" calcext:value-type="float">
            <text:p>-1.29229001005665</text:p>
          </table:table-cell>
          <table:table-cell table:style-name="ce12" table:formula="of:=[.R40]+[.R41]" office:value-type="float" office:value="-1.74838615308659" calcext:value-type="float">
            <text:p>-1.74838615308659</text:p>
          </table:table-cell>
          <table:table-cell table:style-name="ce12" table:formula="of:=[.S40]+[.S41]" office:value-type="float" office:value="-1.85918166550264" calcext:value-type="float">
            <text:p>-1.85918166550264</text:p>
          </table:table-cell>
          <table:table-cell table:style-name="ce12" table:formula="of:=[.T40]+[.T41]" office:value-type="float" office:value="-2.34657707014833" calcext:value-type="float">
            <text:p>-2.34657707014833</text:p>
          </table:table-cell>
          <table:table-cell table:style-name="ce12" table:formula="of:=[.U40]+[.U41]" office:value-type="float" office:value="-2.03002244251361" calcext:value-type="float">
            <text:p>-2.03002244251361</text:p>
          </table:table-cell>
          <table:table-cell table:style-name="ce12" table:formula="of:=[.V40]+[.V41]" office:value-type="float" office:value="-2.17002076477924" calcext:value-type="float">
            <text:p>-2.17002076477924</text:p>
          </table:table-cell>
          <table:table-cell table:style-name="ce12" table:formula="of:=[.W40]+[.W41]" office:value-type="float" office:value="-1.77633672113093" calcext:value-type="float">
            <text:p>-1.77633672113093</text:p>
          </table:table-cell>
          <table:table-cell table:style-name="ce12" table:formula="of:=[.X40]+[.X41]" office:value-type="float" office:value="-2.88924472292536" calcext:value-type="float">
            <text:p>-2.88924472292536</text:p>
          </table:table-cell>
          <table:table-cell table:style-name="ce12" table:formula="of:=[.Y40]+[.Y41]" office:value-type="float" office:value="-3.17351779770332" calcext:value-type="float">
            <text:p>-3.17351779770332</text:p>
          </table:table-cell>
        </table:table-row>
        <table:table-row table:style-name="ro1">
          <table:table-cell table:style-name="ce12" table:formula="of:=ABS([.A42])" office:value-type="float" office:value="3.24217126704042" calcext:value-type="float">
            <text:p>3.24217126704042</text:p>
          </table:table-cell>
          <table:table-cell table:style-name="ce12" table:formula="of:=ABS([.B42])" office:value-type="float" office:value="3.26093473339727" calcext:value-type="float">
            <text:p>3.26093473339727</text:p>
          </table:table-cell>
          <table:table-cell table:style-name="ce12" table:formula="of:=ABS([.C42])" office:value-type="float" office:value="2.44739152656951" calcext:value-type="float">
            <text:p>2.44739152656951</text:p>
          </table:table-cell>
          <table:table-cell table:style-name="ce12" table:formula="of:=ABS([.D42])" office:value-type="float" office:value="1.85308413082848" calcext:value-type="float">
            <text:p>1.85308413082848</text:p>
          </table:table-cell>
          <table:table-cell table:style-name="ce12" table:formula="of:=ABS([.E42])" office:value-type="float" office:value="2.21219655726743" calcext:value-type="float">
            <text:p>2.21219655726743</text:p>
          </table:table-cell>
          <table:table-cell table:style-name="ce12" table:formula="of:=ABS([.F42])" office:value-type="float" office:value="1.89762032241386" calcext:value-type="float">
            <text:p>1.89762032241386</text:p>
          </table:table-cell>
          <table:table-cell table:style-name="ce12" table:formula="of:=ABS([.G42])" office:value-type="float" office:value="1.95205261345034" calcext:value-type="float">
            <text:p>1.95205261345034</text:p>
          </table:table-cell>
          <table:table-cell table:style-name="ce12" table:formula="of:=ABS([.H42])" office:value-type="float" office:value="1.55281999068516" calcext:value-type="float">
            <text:p>1.55281999068516</text:p>
          </table:table-cell>
          <table:table-cell table:style-name="ce12" table:formula="of:=ABS([.I42])" office:value-type="float" office:value="1.53799046176369" calcext:value-type="float">
            <text:p>1.53799046176369</text:p>
          </table:table-cell>
          <table:table-cell table:style-name="ce12" table:formula="of:=ABS([.J42])" office:value-type="float" office:value="1.23998624611645" calcext:value-type="float">
            <text:p>1.23998624611645</text:p>
          </table:table-cell>
          <table:table-cell table:style-name="ce12" table:formula="of:=ABS([.K42])" office:value-type="float" office:value="1.3217713188848" calcext:value-type="float">
            <text:p>1.3217713188848</text:p>
          </table:table-cell>
          <table:table-cell table:style-name="ce12" table:formula="of:=ABS([.L42])" office:value-type="float" office:value="1.26909859973592" calcext:value-type="float">
            <text:p>1.26909859973592</text:p>
          </table:table-cell>
          <table:table-cell table:style-name="ce12" table:formula="of:=ABS([.M42])" office:value-type="float" office:value="1.32801174667445" calcext:value-type="float">
            <text:p>1.32801174667445</text:p>
          </table:table-cell>
          <table:table-cell table:style-name="ce12" table:formula="of:=ABS([.N42])" office:value-type="float" office:value="1.37609969893243" calcext:value-type="float">
            <text:p>1.37609969893243</text:p>
          </table:table-cell>
          <table:table-cell table:style-name="ce12" table:formula="of:=ABS([.O42])" office:value-type="float" office:value="1.53896271107513" calcext:value-type="float">
            <text:p>1.53896271107513</text:p>
          </table:table-cell>
          <table:table-cell table:style-name="ce12" table:formula="of:=ABS([.P42])" office:value-type="float" office:value="1.40572359502943" calcext:value-type="float">
            <text:p>1.40572359502943</text:p>
          </table:table-cell>
          <table:table-cell table:style-name="ce12" table:formula="of:=ABS([.Q42])" office:value-type="float" office:value="1.29229001005665" calcext:value-type="float">
            <text:p>1.29229001005665</text:p>
          </table:table-cell>
          <table:table-cell table:style-name="ce12" table:formula="of:=ABS([.R42])" office:value-type="float" office:value="1.74838615308659" calcext:value-type="float">
            <text:p>1.74838615308659</text:p>
          </table:table-cell>
          <table:table-cell table:style-name="ce12" table:formula="of:=ABS([.S42])" office:value-type="float" office:value="1.85918166550264" calcext:value-type="float">
            <text:p>1.85918166550264</text:p>
          </table:table-cell>
          <table:table-cell table:style-name="ce12" table:formula="of:=ABS([.T42])" office:value-type="float" office:value="2.34657707014833" calcext:value-type="float">
            <text:p>2.34657707014833</text:p>
          </table:table-cell>
          <table:table-cell table:style-name="ce12" table:formula="of:=ABS([.U42])" office:value-type="float" office:value="2.03002244251361" calcext:value-type="float">
            <text:p>2.03002244251361</text:p>
          </table:table-cell>
          <table:table-cell table:style-name="ce12" table:formula="of:=ABS([.V42])" office:value-type="float" office:value="2.17002076477924" calcext:value-type="float">
            <text:p>2.17002076477924</text:p>
          </table:table-cell>
          <table:table-cell table:style-name="ce12" table:formula="of:=ABS([.W42])" office:value-type="float" office:value="1.77633672113093" calcext:value-type="float">
            <text:p>1.77633672113093</text:p>
          </table:table-cell>
          <table:table-cell table:style-name="ce12" table:formula="of:=ABS([.X42])" office:value-type="float" office:value="2.88924472292536" calcext:value-type="float">
            <text:p>2.88924472292536</text:p>
          </table:table-cell>
          <table:table-cell table:style-name="ce12" table:formula="of:=ABS([.Y42])" office:value-type="float" office:value="3.17351779770332" calcext:value-type="float">
            <text:p>3.17351779770332</text:p>
          </table:table-cell>
        </table:table-row>
        <table:table-row table:style-name="ro1">
          <table:table-cell table:style-name="ce12" table:formula="of:=SUM([.A43:.Y43])" office:value-type="float" office:value="48.7214928677114" calcext:value-type="float">
            <text:p>48.7214928677114</text:p>
          </table:table-cell>
          <table:table-cell table:style-name="ce12" table:number-columns-repeated="24"/>
        </table:table-row>
        <table:table-row table:style-name="ro1">
          <table:table-cell table:style-name="ce13" table:formula="of:=[.A43]/[.$A$44]" office:value-type="percentage" office:value="0.066544990233439" calcext:value-type="percentage">
            <text:p>6.65%</text:p>
          </table:table-cell>
          <table:table-cell table:style-name="ce13" table:formula="of:=[.B43]/[.$A$44]" office:value-type="percentage" office:value="0.0669301070525765" calcext:value-type="percentage">
            <text:p>6.69%</text:p>
          </table:table-cell>
          <table:table-cell table:style-name="ce13" table:formula="of:=[.C43]/[.$A$44]" office:value-type="percentage" office:value="0.0502322770202191" calcext:value-type="percentage">
            <text:p>5.02%</text:p>
          </table:table-cell>
          <table:table-cell table:style-name="ce13" table:formula="of:=[.D43]/[.$A$44]" office:value-type="percentage" office:value="0.0380342231273573" calcext:value-type="percentage">
            <text:p>3.80%</text:p>
          </table:table-cell>
          <table:table-cell table:style-name="ce13" table:formula="of:=[.E43]/[.$A$44]" office:value-type="percentage" office:value="0.0454049419888259" calcext:value-type="percentage">
            <text:p>4.54%</text:p>
          </table:table-cell>
          <table:table-cell table:style-name="ce13" table:formula="of:=[.F43]/[.$A$44]" office:value-type="percentage" office:value="0.0389483205608309" calcext:value-type="percentage">
            <text:p>3.89%</text:p>
          </table:table-cell>
          <table:table-cell table:style-name="ce13" table:formula="of:=[.G43]/[.$A$44]" office:value-type="percentage" office:value="0.0400655336803934" calcext:value-type="percentage">
            <text:p>4.01%</text:p>
          </table:table-cell>
          <table:table-cell table:style-name="ce13" table:formula="of:=[.H43]/[.$A$44]" office:value-type="percentage" office:value="0.0318713549049364" calcext:value-type="percentage">
            <text:p>3.19%</text:p>
          </table:table-cell>
          <table:table-cell table:style-name="ce13" table:formula="of:=[.I43]/[.$A$44]" office:value-type="percentage" office:value="0.0315669814539476" calcext:value-type="percentage">
            <text:p>3.16%</text:p>
          </table:table-cell>
          <table:table-cell table:style-name="ce13" table:formula="of:=[.J43]/[.$A$44]" office:value-type="percentage" office:value="0.025450497780995" calcext:value-type="percentage">
            <text:p>2.55%</text:p>
          </table:table-cell>
          <table:table-cell table:style-name="ce13" table:formula="of:=[.K43]/[.$A$44]" office:value-type="percentage" office:value="0.0271291218943901" calcext:value-type="percentage">
            <text:p>2.71%</text:p>
          </table:table-cell>
          <table:table-cell table:style-name="ce13" table:formula="of:=[.L43]/[.$A$44]" office:value-type="percentage" office:value="0.0260480236757476" calcext:value-type="percentage">
            <text:p>2.60%</text:p>
          </table:table-cell>
          <table:table-cell table:style-name="ce13" table:formula="of:=[.M43]/[.$A$44]" office:value-type="percentage" office:value="0.0272572055679876" calcext:value-type="percentage">
            <text:p>2.73%</text:p>
          </table:table-cell>
          <table:table-cell table:style-name="ce13" table:formula="of:=[.N43]/[.$A$44]" office:value-type="percentage" office:value="0.0282442022593357" calcext:value-type="percentage">
            <text:p>2.82%</text:p>
          </table:table-cell>
          <table:table-cell table:style-name="ce13" table:formula="of:=[.O43]/[.$A$44]" office:value-type="percentage" office:value="0.0315869366986294" calcext:value-type="percentage">
            <text:p>3.16%</text:p>
          </table:table-cell>
          <table:table-cell table:style-name="ce13" table:formula="of:=[.P43]/[.$A$44]" office:value-type="percentage" office:value="0.0288522274727141" calcext:value-type="percentage">
            <text:p>2.89%</text:p>
          </table:table-cell>
          <table:table-cell table:style-name="ce13" table:formula="of:=[.Q43]/[.$A$44]" office:value-type="percentage" office:value="0.0265240232594161" calcext:value-type="percentage">
            <text:p>2.65%</text:p>
          </table:table-cell>
          <table:table-cell table:style-name="ce13" table:formula="of:=[.R43]/[.$A$44]" office:value-type="percentage" office:value="0.0358853157031499" calcext:value-type="percentage">
            <text:p>3.59%</text:p>
          </table:table-cell>
          <table:table-cell table:style-name="ce13" table:formula="of:=[.S43]/[.$A$44]" office:value-type="percentage" office:value="0.0381593739451025" calcext:value-type="percentage">
            <text:p>3.82%</text:p>
          </table:table-cell>
          <table:table-cell table:style-name="ce13" table:formula="of:=[.T43]/[.$A$44]" office:value-type="percentage" office:value="0.0481630781823488" calcext:value-type="percentage">
            <text:p>4.82%</text:p>
          </table:table-cell>
          <table:table-cell table:style-name="ce13" table:formula="of:=[.U43]/[.$A$44]" office:value-type="percentage" office:value="0.0416658505934028" calcext:value-type="percentage">
            <text:p>4.17%</text:p>
          </table:table-cell>
          <table:table-cell table:style-name="ce13" table:formula="of:=[.V43]/[.$A$44]" office:value-type="percentage" office:value="0.0445392913281881" calcext:value-type="percentage">
            <text:p>4.45%</text:p>
          </table:table-cell>
          <table:table-cell table:style-name="ce13" table:formula="of:=[.W43]/[.$A$44]" office:value-type="percentage" office:value="0.0364589961550241" calcext:value-type="percentage">
            <text:p>3.65%</text:p>
          </table:table-cell>
          <table:table-cell table:style-name="ce13" table:formula="of:=[.X43]/[.$A$44]" office:value-type="percentage" office:value="0.0593012355095571" calcext:value-type="percentage">
            <text:p>5.93%</text:p>
          </table:table-cell>
          <table:table-cell table:style-name="ce13" table:formula="of:=[.Y43]/[.$A$44]" office:value-type="percentage" office:value="0.0651358899514852" calcext:value-type="percentage">
            <text:p>6.51%</text:p>
          </table:table-cell>
        </table:table-row>
        <table:table-row table:style-name="ro1">
          <table:table-cell table:style-name="ce12" table:formula="of:=1/[.A45]" office:value-type="float" office:value="15.0274272562369" calcext:value-type="float">
            <text:p>15.0274272562369</text:p>
          </table:table-cell>
          <table:table-cell table:style-name="ce12" table:formula="of:=1/[.B45]" office:value-type="float" office:value="14.940959219062" calcext:value-type="float">
            <text:p>14.940959219062</text:p>
          </table:table-cell>
          <table:table-cell table:style-name="ce12" table:formula="of:=1/[.C45]" office:value-type="float" office:value="19.9075188169847" calcext:value-type="float">
            <text:p>19.9075188169847</text:p>
          </table:table-cell>
          <table:table-cell table:style-name="ce12" table:formula="of:=1/[.D45]" office:value-type="float" office:value="26.292110572405" calcext:value-type="float">
            <text:p>26.292110572405</text:p>
          </table:table-cell>
          <table:table-cell table:style-name="ce12" table:formula="of:=1/[.E45]" office:value-type="float" office:value="22.0240343054749" calcext:value-type="float">
            <text:p>22.0240343054749</text:p>
          </table:table-cell>
          <table:table-cell table:style-name="ce12" table:formula="of:=1/[.F45]" office:value-type="float" office:value="25.6750480020869" calcext:value-type="float">
            <text:p>25.6750480020869</text:p>
          </table:table-cell>
          <table:table-cell table:style-name="ce12" table:formula="of:=1/[.G45]" office:value-type="float" office:value="24.959108444108" calcext:value-type="float">
            <text:p>24.959108444108</text:p>
          </table:table-cell>
          <table:table-cell table:style-name="ce12" table:formula="of:=1/[.H45]" office:value-type="float" office:value="31.3761370667399" calcext:value-type="float">
            <text:p>31.3761370667399</text:p>
          </table:table-cell>
          <table:table-cell table:style-name="ce12" table:formula="of:=1/[.I45]" office:value-type="float" office:value="31.6786703682416" calcext:value-type="float">
            <text:p>31.6786703682416</text:p>
          </table:table-cell>
          <table:table-cell table:style-name="ce12" table:formula="of:=1/[.J45]" office:value-type="float" office:value="39.29196232644" calcext:value-type="float">
            <text:p>39.29196232644</text:p>
          </table:table-cell>
          <table:table-cell table:style-name="ce12" table:formula="of:=1/[.K45]" office:value-type="float" office:value="36.8607581142089" calcext:value-type="float">
            <text:p>36.8607581142089</text:p>
          </table:table-cell>
          <table:table-cell table:style-name="ce12" table:formula="of:=1/[.L45]" office:value-type="float" office:value="38.3906284963593" calcext:value-type="float">
            <text:p>38.3906284963593</text:p>
          </table:table-cell>
          <table:table-cell table:style-name="ce12" table:formula="of:=1/[.M45]" office:value-type="float" office:value="36.6875466197627" calcext:value-type="float">
            <text:p>36.6875466197627</text:p>
          </table:table-cell>
          <table:table-cell table:style-name="ce12" table:formula="of:=1/[.N45]" office:value-type="float" office:value="35.4054963499443" calcext:value-type="float">
            <text:p>35.4054963499443</text:p>
          </table:table-cell>
          <table:table-cell table:style-name="ce12" table:formula="of:=1/[.O45]" office:value-type="float" office:value="31.6586571702406" calcext:value-type="float">
            <text:p>31.6586571702406</text:p>
          </table:table-cell>
          <table:table-cell table:style-name="ce12" table:formula="of:=1/[.P45]" office:value-type="float" office:value="34.6593690537658" calcext:value-type="float">
            <text:p>34.6593690537658</text:p>
          </table:table-cell>
          <table:table-cell table:style-name="ce12" table:formula="of:=1/[.Q45]" office:value-type="float" office:value="37.7016710556909" calcext:value-type="float">
            <text:p>37.7016710556909</text:p>
          </table:table-cell>
          <table:table-cell table:style-name="ce12" table:formula="of:=1/[.R45]" office:value-type="float" office:value="27.8665515519548" calcext:value-type="float">
            <text:p>27.8665515519548</text:p>
          </table:table-cell>
          <table:table-cell table:style-name="ce12" table:formula="of:=1/[.S45]" office:value-type="float" office:value="26.2058806687614" calcext:value-type="float">
            <text:p>26.2058806687614</text:p>
          </table:table-cell>
          <table:table-cell table:style-name="ce12" table:formula="of:=1/[.T45]" office:value-type="float" office:value="20.762792531946" calcext:value-type="float">
            <text:p>20.762792531946</text:p>
          </table:table-cell>
          <table:table-cell table:style-name="ce12" table:formula="of:=1/[.U45]" office:value-type="float" office:value="24.0004700674066" calcext:value-type="float">
            <text:p>24.0004700674066</text:p>
          </table:table-cell>
          <table:table-cell table:style-name="ce12" table:formula="of:=1/[.V45]" office:value-type="float" office:value="22.452086016176" calcext:value-type="float">
            <text:p>22.452086016176</text:p>
          </table:table-cell>
          <table:table-cell table:style-name="ce12" table:formula="of:=1/[.W45]" office:value-type="float" office:value="27.428072779294" calcext:value-type="float">
            <text:p>27.428072779294</text:p>
          </table:table-cell>
          <table:table-cell table:style-name="ce12" table:formula="of:=1/[.X45]" office:value-type="float" office:value="16.8630550680321" calcext:value-type="float">
            <text:p>16.8630550680321</text:p>
          </table:table-cell>
          <table:table-cell table:style-name="ce12" table:formula="of:=1/[.Y45]" office:value-type="float" office:value="15.3525191832771" calcext:value-type="float">
            <text:p>15.3525191832771</text:p>
          </table:table-cell>
        </table:table-row>
        <table:table-row table:style-name="ro1">
          <table:table-cell table:style-name="ce12" table:formula="of:=SUM([.A46:.Y46])" office:value-type="float" office:value="683.4685311046" calcext:value-type="float">
            <text:p>683.4685311046</text:p>
          </table:table-cell>
          <table:table-cell table:style-name="ce12" table:number-columns-repeated="24"/>
        </table:table-row>
        <table:table-row table:style-name="ro1">
          <table:table-cell table:style-name="ce13" table:formula="of:=[.A46]/[.$A$47]" office:value-type="percentage" office:value="0.0219870068223186" calcext:value-type="percentage">
            <text:p>2.20%</text:p>
          </table:table-cell>
          <table:table-cell table:style-name="ce13" table:formula="of:=[.B46]/[.$A$47]" office:value-type="percentage" office:value="0.0218604932620891" calcext:value-type="percentage">
            <text:p>2.19%</text:p>
          </table:table-cell>
          <table:table-cell table:style-name="ce13" table:formula="of:=[.C46]/[.$A$47]" office:value-type="percentage" office:value="0.0291271915399101" calcext:value-type="percentage">
            <text:p>2.91%</text:p>
          </table:table-cell>
          <table:table-cell table:style-name="ce13" table:formula="of:=[.D46]/[.$A$47]" office:value-type="percentage" office:value="0.0384686483369066" calcext:value-type="percentage">
            <text:p>3.85%</text:p>
          </table:table-cell>
          <table:table-cell table:style-name="ce13" table:formula="of:=[.E46]/[.$A$47]" office:value-type="percentage" office:value="0.0322239185904878" calcext:value-type="percentage">
            <text:p>3.22%</text:p>
          </table:table-cell>
          <table:table-cell table:style-name="ce13" table:formula="of:=[.F46]/[.$A$47]" office:value-type="percentage" office:value="0.0375658085685257" calcext:value-type="percentage">
            <text:p>3.76%</text:p>
          </table:table-cell>
          <table:table-cell table:style-name="ce13" table:formula="of:=[.G46]/[.$A$47]" office:value-type="percentage" office:value="0.0365182993923215" calcext:value-type="percentage">
            <text:p>3.65%</text:p>
          </table:table-cell>
          <table:table-cell table:style-name="ce13" table:formula="of:=[.H46]/[.$A$47]" office:value-type="percentage" office:value="0.0459072153856606" calcext:value-type="percentage">
            <text:p>4.59%</text:p>
          </table:table-cell>
          <table:table-cell table:style-name="ce13" table:formula="of:=[.I46]/[.$A$47]" office:value-type="percentage" office:value="0.046349859469087" calcext:value-type="percentage">
            <text:p>4.63%</text:p>
          </table:table-cell>
          <table:table-cell table:style-name="ce13" table:formula="of:=[.J46]/[.$A$47]" office:value-type="percentage" office:value="0.057489058439805" calcext:value-type="percentage">
            <text:p>5.75%</text:p>
          </table:table-cell>
          <table:table-cell table:style-name="ce13" table:formula="of:=[.K46]/[.$A$47]" office:value-type="percentage" office:value="0.0539319024017619" calcext:value-type="percentage">
            <text:p>5.39%</text:p>
          </table:table-cell>
          <table:table-cell table:style-name="ce13" table:formula="of:=[.L46]/[.$A$47]" office:value-type="percentage" office:value="0.056170294240634" calcext:value-type="percentage">
            <text:p>5.62%</text:p>
          </table:table-cell>
          <table:table-cell table:style-name="ce13" table:formula="of:=[.M46]/[.$A$47]" office:value-type="percentage" office:value="0.0536784723072318" calcext:value-type="percentage">
            <text:p>5.37%</text:p>
          </table:table-cell>
          <table:table-cell table:style-name="ce13" table:formula="of:=[.N46]/[.$A$47]" office:value-type="percentage" office:value="0.0518026723084427" calcext:value-type="percentage">
            <text:p>5.18%</text:p>
          </table:table-cell>
          <table:table-cell table:style-name="ce13" table:formula="of:=[.O46]/[.$A$47]" office:value-type="percentage" office:value="0.0463205776556747" calcext:value-type="percentage">
            <text:p>4.63%</text:p>
          </table:table-cell>
          <table:table-cell table:style-name="ce13" table:formula="of:=[.P46]/[.$A$47]" office:value-type="percentage" office:value="0.0507109946931286" calcext:value-type="percentage">
            <text:p>5.07%</text:p>
          </table:table-cell>
          <table:table-cell table:style-name="ce13" table:formula="of:=[.Q46]/[.$A$47]" office:value-type="percentage" office:value="0.0551622632789817" calcext:value-type="percentage">
            <text:p>5.52%</text:p>
          </table:table-cell>
          <table:table-cell table:style-name="ce13" table:formula="of:=[.R46]/[.$A$47]" office:value-type="percentage" office:value="0.0407722525379738" calcext:value-type="percentage">
            <text:p>4.08%</text:p>
          </table:table-cell>
          <table:table-cell table:style-name="ce13" table:formula="of:=[.S46]/[.$A$47]" office:value-type="percentage" office:value="0.0383424831958369" calcext:value-type="percentage">
            <text:p>3.83%</text:p>
          </table:table-cell>
          <table:table-cell table:style-name="ce13" table:formula="of:=[.T46]/[.$A$47]" office:value-type="percentage" office:value="0.030378564026042" calcext:value-type="percentage">
            <text:p>3.04%</text:p>
          </table:table-cell>
          <table:table-cell table:style-name="ce13" table:formula="of:=[.U46]/[.$A$47]" office:value-type="percentage" office:value="0.0351156914695367" calcext:value-type="percentage">
            <text:p>3.51%</text:p>
          </table:table-cell>
          <table:table-cell table:style-name="ce13" table:formula="of:=[.V46]/[.$A$47]" office:value-type="percentage" office:value="0.0328502118157359" calcext:value-type="percentage">
            <text:p>3.29%</text:p>
          </table:table-cell>
          <table:table-cell table:style-name="ce13" table:formula="of:=[.W46]/[.$A$47]" office:value-type="percentage" office:value="0.0401307032160875" calcext:value-type="percentage">
            <text:p>4.01%</text:p>
          </table:table-cell>
          <table:table-cell table:style-name="ce13" table:formula="of:=[.X46]/[.$A$47]" office:value-type="percentage" office:value="0.0246727600476039" calcext:value-type="percentage">
            <text:p>2.47%</text:p>
          </table:table-cell>
          <table:table-cell table:style-name="ce13" table:formula="of:=[.Y46]/[.$A$47]" office:value-type="percentage" office:value="0.0224626569982159" calcext:value-type="percentage">
            <text:p>2.2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B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B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5T18:01:37.857008179</dc:date>
    <meta:editing-duration>PT1H11M38S</meta:editing-duration>
    <meta:editing-cycles>2</meta:editing-cycles>
    <meta:generator>LibreOffice/7.4.2.3$Linux_X86_64 LibreOffice_project/382eef1f22670f7f4118c8c2dd222ec7ad009daf</meta:generator>
    <meta:document-statistic meta:table-count="1" meta:cell-count="910" meta:object-count="5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row-mapping="0 1" chart:style-name="ch1">
        <chart:title svg:x="6.581cm" svg:y="0.316cm" chart:style-name="ch2">
          <text:p>1/(1+exp(-X))</text:p>
        </chart:title>
        <chart:plot-area chart:style-name="ch3" table:cell-range-address="'histogram_price_historical_1665783247-1665178447'.A8:'histogram_price_historical_1665783247-1665178447'.Y8 'histogram_price_historical_1665783247-1665178447'.A14:'histogram_price_historical_1665783247-1665178447'.Y14 'histogram_price_historical_1665783247-1665178447'.A28:'histogram_price_historical_1665783247-1665178447'.Y28" chart:data-source-has-labels="row" svg:x="0.32cm" svg:y="1.275cm" svg:width="15.36cm" svg:height="7.545cm">
          <chart:coordinate-region svg:x="0.704cm" svg:y="1.474cm" svg:width="14.645cm" svg:height="6.699cm"/>
          <chart:axis chart:dimension="x" chart:name="primary-x" chart:style-name="ch4" chartooo:axis-type="auto">
            <chart:categories table:cell-range-address="'histogram_price_historical_1665783247-1665178447'.A8:'histogram_price_historical_1665783247-1665178447'.Y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histogram_price_historical_1665783247-1665178447'.A14:'histogram_price_historical_1665783247-1665178447'.Y14" chart:class="chart:scatter">
            <chart:domain table:cell-range-address="'histogram_price_historical_1665783247-1665178447'.A8:'histogram_price_historical_1665783247-1665178447'.Y8"/>
            <chart:data-point chart:repeated="25"/>
          </chart:series>
          <chart:series chart:style-name="ch8" chart:values-cell-range-address="'histogram_price_historical_1665783247-1665178447'.A28:'histogram_price_historical_1665783247-1665178447'.Y28" chart:class="chart:scatter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-0.035765">
                <text:p>-0.035765</text:p>
                <draw:g>
                  <svg:desc>'histogram_price_historical_1665783247-1665178447'.A8:'histogram_price_historical_1665783247-1665178447'.Y8</svg:desc>
                </draw:g>
              </table:table-cell>
              <table:table-cell office:value-type="float" office:value="-0.032655">
                <text:p>-0.032655</text:p>
              </table:table-cell>
              <table:table-cell office:value-type="float" office:value="-0.029545">
                <text:p>-0.029545</text:p>
              </table:table-cell>
              <table:table-cell office:value-type="float" office:value="-0.026435">
                <text:p>-0.026435</text:p>
              </table:table-cell>
              <table:table-cell office:value-type="float" office:value="-0.023325">
                <text:p>-0.023325</text:p>
              </table:table-cell>
              <table:table-cell office:value-type="float" office:value="-0.020215">
                <text:p>-0.020215</text:p>
              </table:table-cell>
              <table:table-cell office:value-type="float" office:value="-0.017105">
                <text:p>-0.017105</text:p>
              </table:table-cell>
              <table:table-cell office:value-type="float" office:value="-0.013995">
                <text:p>-0.013995</text:p>
              </table:table-cell>
              <table:table-cell office:value-type="float" office:value="-0.010885">
                <text:p>-0.010885</text:p>
              </table:table-cell>
              <table:table-cell office:value-type="float" office:value="-0.007775">
                <text:p>-0.007775</text:p>
              </table:table-cell>
              <table:table-cell office:value-type="float" office:value="-0.004665">
                <text:p>-0.004665</text:p>
              </table:table-cell>
              <table:table-cell office:value-type="float" office:value="-0.001555">
                <text:p>-0.001555</text:p>
              </table:table-cell>
              <table:table-cell office:value-type="float" office:value="0.001555">
                <text:p>0.001555</text:p>
              </table:table-cell>
              <table:table-cell office:value-type="float" office:value="0.004665">
                <text:p>0.004665</text:p>
              </table:table-cell>
              <table:table-cell office:value-type="float" office:value="0.007775">
                <text:p>0.007775</text:p>
              </table:table-cell>
              <table:table-cell office:value-type="float" office:value="0.010885">
                <text:p>0.010885</text:p>
              </table:table-cell>
              <table:table-cell office:value-type="float" office:value="0.013995">
                <text:p>0.013995</text:p>
              </table:table-cell>
              <table:table-cell office:value-type="float" office:value="0.017105">
                <text:p>0.017105</text:p>
              </table:table-cell>
              <table:table-cell office:value-type="float" office:value="0.020215">
                <text:p>0.020215</text:p>
              </table:table-cell>
              <table:table-cell office:value-type="float" office:value="0.023325">
                <text:p>0.023325</text:p>
              </table:table-cell>
              <table:table-cell office:value-type="float" office:value="0.026435">
                <text:p>0.026435</text:p>
              </table:table-cell>
              <table:table-cell office:value-type="float" office:value="0.029545">
                <text:p>0.029545</text:p>
              </table:table-cell>
              <table:table-cell office:value-type="float" office:value="0.032655">
                <text:p>0.032655</text:p>
              </table:table-cell>
              <table:table-cell office:value-type="float" office:value="0.035765">
                <text:p>0.035765</text:p>
              </table:table-cell>
              <table:table-cell office:value-type="float" office:value="0.038875">
                <text:p>0.038875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-0.035765">
                <text:p>-0.035765</text:p>
                <draw:g>
                  <svg:desc>'histogram_price_historical_1665783247-1665178447'.A8:'histogram_price_historical_1665783247-1665178447'.Y8</svg:desc>
                </draw:g>
              </table:table-cell>
              <table:table-cell office:value-type="float" office:value="-0.032655">
                <text:p>-0.032655</text:p>
              </table:table-cell>
              <table:table-cell office:value-type="float" office:value="-0.029545">
                <text:p>-0.029545</text:p>
              </table:table-cell>
              <table:table-cell office:value-type="float" office:value="-0.026435">
                <text:p>-0.026435</text:p>
              </table:table-cell>
              <table:table-cell office:value-type="float" office:value="-0.023325">
                <text:p>-0.023325</text:p>
              </table:table-cell>
              <table:table-cell office:value-type="float" office:value="-0.020215">
                <text:p>-0.020215</text:p>
              </table:table-cell>
              <table:table-cell office:value-type="float" office:value="-0.017105">
                <text:p>-0.017105</text:p>
              </table:table-cell>
              <table:table-cell office:value-type="float" office:value="-0.013995">
                <text:p>-0.013995</text:p>
              </table:table-cell>
              <table:table-cell office:value-type="float" office:value="-0.010885">
                <text:p>-0.010885</text:p>
              </table:table-cell>
              <table:table-cell office:value-type="float" office:value="-0.007775">
                <text:p>-0.007775</text:p>
              </table:table-cell>
              <table:table-cell office:value-type="float" office:value="-0.004665">
                <text:p>-0.004665</text:p>
              </table:table-cell>
              <table:table-cell office:value-type="float" office:value="-0.001555">
                <text:p>-0.001555</text:p>
              </table:table-cell>
              <table:table-cell office:value-type="float" office:value="0.001555">
                <text:p>0.001555</text:p>
              </table:table-cell>
              <table:table-cell office:value-type="float" office:value="0.004665">
                <text:p>0.004665</text:p>
              </table:table-cell>
              <table:table-cell office:value-type="float" office:value="0.007775">
                <text:p>0.007775</text:p>
              </table:table-cell>
              <table:table-cell office:value-type="float" office:value="0.010885">
                <text:p>0.010885</text:p>
              </table:table-cell>
              <table:table-cell office:value-type="float" office:value="0.013995">
                <text:p>0.013995</text:p>
              </table:table-cell>
              <table:table-cell office:value-type="float" office:value="0.017105">
                <text:p>0.017105</text:p>
              </table:table-cell>
              <table:table-cell office:value-type="float" office:value="0.020215">
                <text:p>0.020215</text:p>
              </table:table-cell>
              <table:table-cell office:value-type="float" office:value="0.023325">
                <text:p>0.023325</text:p>
              </table:table-cell>
              <table:table-cell office:value-type="float" office:value="0.026435">
                <text:p>0.026435</text:p>
              </table:table-cell>
              <table:table-cell office:value-type="float" office:value="0.029545">
                <text:p>0.029545</text:p>
              </table:table-cell>
              <table:table-cell office:value-type="float" office:value="0.032655">
                <text:p>0.032655</text:p>
              </table:table-cell>
              <table:table-cell office:value-type="float" office:value="0.035765">
                <text:p>0.035765</text:p>
              </table:table-cell>
              <table:table-cell office:value-type="float" office:value="0.038875">
                <text:p>0.038875</text:p>
              </table:table-cell>
            </table:table-row>
            <table:table-row>
              <table:table-cell office:value-type="string">
                <text:p>Row 14</text:p>
                <draw:g>
                  <svg:desc/>
                </draw:g>
              </table:table-cell>
              <table:table-cell office:value-type="float" office:value="0.5">
                <text:p>0.5</text:p>
                <draw:g>
                  <svg:desc>'histogram_price_historical_1665783247-1665178447'.A14:'histogram_price_historical_1665783247-1665178447'.Y14</svg:desc>
                </draw:g>
              </table:table-cell>
              <table:table-cell office:value-type="float" office:value="0.5">
                <text:p>0.5</text:p>
              </table:table-cell>
              <table:table-cell office:value-type="float" office:value="0.500549335344524">
                <text:p>0.500549335344524</text:p>
              </table:table-cell>
              <table:table-cell office:value-type="float" office:value="0.509311469105165">
                <text:p>0.509311469105165</text:p>
              </table:table-cell>
              <table:table-cell office:value-type="float" office:value="0.503740643823188">
                <text:p>0.503740643823188</text:p>
              </table:table-cell>
              <table:table-cell office:value-type="float" office:value="0.505205420378092">
                <text:p>0.505205420378092</text:p>
              </table:table-cell>
              <table:table-cell office:value-type="float" office:value="0.504368414532682">
                <text:p>0.504368414532682</text:p>
              </table:table-cell>
              <table:table-cell office:value-type="float" office:value="0.514148152655205">
                <text:p>0.514148152655205</text:p>
              </table:table-cell>
              <table:table-cell office:value-type="float" office:value="0.513808353577645">
                <text:p>0.513808353577645</text:p>
              </table:table-cell>
              <table:table-cell office:value-type="float" office:value="0.524178051954224">
                <text:p>0.524178051954224</text:p>
              </table:table-cell>
              <table:table-cell office:value-type="float" office:value="0.520758177477873">
                <text:p>0.520758177477873</text:p>
              </table:table-cell>
              <table:table-cell office:value-type="float" office:value="0.523316757829851">
                <text:p>0.523316757829851</text:p>
              </table:table-cell>
              <table:table-cell office:value-type="float" office:value="0.517885010350485">
                <text:p>0.517885010350485</text:p>
              </table:table-cell>
              <table:table-cell office:value-type="float" office:value="0.521645978439992">
                <text:p>0.521645978439992</text:p>
              </table:table-cell>
              <table:table-cell office:value-type="float" office:value="0.514331115992038">
                <text:p>0.514331115992038</text:p>
              </table:table-cell>
              <table:table-cell office:value-type="float" office:value="0.519582946080308">
                <text:p>0.519582946080308</text:p>
              </table:table-cell>
              <table:table-cell office:value-type="float" office:value="0.524673883666775">
                <text:p>0.524673883666775</text:p>
              </table:table-cell>
              <table:table-cell office:value-type="float" office:value="0.508056224358014">
                <text:p>0.508056224358014</text:p>
              </table:table-cell>
              <table:table-cell office:value-type="float" office:value="0.507350103532313">
                <text:p>0.507350103532313</text:p>
              </table:table-cell>
              <table:table-cell office:value-type="float" office:value="0.502249644754634">
                <text:p>0.502249644754634</text:p>
              </table:table-cell>
              <table:table-cell office:value-type="float" office:value="0.505022327679705">
                <text:p>0.505022327679705</text:p>
              </table:table-cell>
              <table:table-cell office:value-type="float" office:value="0.502772808238847">
                <text:p>0.502772808238847</text:p>
              </table:table-cell>
              <table:table-cell office:value-type="float" office:value="0.505885466359782">
                <text:p>0.505885466359782</text:p>
              </table:table-cell>
              <table:table-cell office:value-type="float" office:value="0.500863240745314">
                <text:p>0.500863240745314</text:p>
              </table:table-cell>
              <table:table-cell office:value-type="float" office:value="0.500183111846998">
                <text:p>0.500183111846998</text:p>
              </table:table-cell>
            </table:table-row>
            <table:table-row>
              <table:table-cell office:value-type="string">
                <text:p>Row 28</text:p>
                <draw:g>
                  <svg:desc/>
                </draw:g>
              </table:table-cell>
              <table:table-cell office:value-type="float" office:value="0.500842906294403">
                <text:p>0.500842906294403</text:p>
                <draw:g>
                  <svg:desc>'histogram_price_historical_1665783247-1665178447'.A28:'histogram_price_historical_1665783247-1665178447'.Y28</svg:desc>
                </draw:g>
              </table:table-cell>
              <table:table-cell office:value-type="float" office:value="0.500811687598661">
                <text:p>0.500811687598661</text:p>
              </table:table-cell>
              <table:table-cell office:value-type="float" office:value="0.503558880956471">
                <text:p>0.503558880956471</text:p>
              </table:table-cell>
              <table:table-cell office:value-type="float" office:value="0.503402794616725">
                <text:p>0.503402794616725</text:p>
              </table:table-cell>
              <table:table-cell office:value-type="float" office:value="0.502372609564288">
                <text:p>0.502372609564288</text:p>
              </table:table-cell>
              <table:table-cell office:value-type="float" office:value="0.506992551064608">
                <text:p>0.506992551064608</text:p>
              </table:table-cell>
              <table:table-cell office:value-type="float" office:value="0.50655556837896">
                <text:p>0.50655556837896</text:p>
              </table:table-cell>
              <table:table-cell office:value-type="float" office:value="0.51098724197751">
                <text:p>0.51098724197751</text:p>
              </table:table-cell>
              <table:table-cell office:value-type="float" office:value="0.512328918971701">
                <text:p>0.512328918971701</text:p>
              </table:table-cell>
              <table:table-cell office:value-type="float" office:value="0.528471912905486">
                <text:p>0.528471912905486</text:p>
              </table:table-cell>
              <table:table-cell office:value-type="float" office:value="0.522431236817903">
                <text:p>0.522431236817903</text:p>
              </table:table-cell>
              <table:table-cell office:value-type="float" office:value="0.525639329759219">
                <text:p>0.525639329759219</text:p>
              </table:table-cell>
              <table:table-cell office:value-type="float" office:value="0.525172257093212">
                <text:p>0.525172257093212</text:p>
              </table:table-cell>
              <table:table-cell office:value-type="float" office:value="0.515760261900288">
                <text:p>0.515760261900288</text:p>
              </table:table-cell>
              <table:table-cell office:value-type="float" office:value="0.511642500555747">
                <text:p>0.511642500555747</text:p>
              </table:table-cell>
              <table:table-cell office:value-type="float" office:value="0.515479567081966">
                <text:p>0.515479567081966</text:p>
              </table:table-cell>
              <table:table-cell office:value-type="float" office:value="0.521153698980334">
                <text:p>0.521153698980334</text:p>
              </table:table-cell>
              <table:table-cell office:value-type="float" office:value="0.508553111628736">
                <text:p>0.508553111628736</text:p>
              </table:table-cell>
              <table:table-cell office:value-type="float" office:value="0.505556714273222">
                <text:p>0.505556714273222</text:p>
              </table:table-cell>
              <table:table-cell office:value-type="float" office:value="0.502497481726752">
                <text:p>0.502497481726752</text:p>
              </table:table-cell>
              <table:table-cell office:value-type="float" office:value="0.503995918920333">
                <text:p>0.503995918920333</text:p>
              </table:table-cell>
              <table:table-cell office:value-type="float" office:value="0.5041520024623">
                <text:p>0.5041520024623</text:p>
              </table:table-cell>
              <table:table-cell office:value-type="float" office:value="0.510082299475388">
                <text:p>0.510082299475388</text:p>
              </table:table-cell>
              <table:table-cell office:value-type="float" office:value="0.500686812754843">
                <text:p>0.500686812754843</text:p>
              </table:table-cell>
              <table:table-cell office:value-type="float" office:value="0.500749250188435">
                <text:p>0.5007492501884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ddddd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615cm" svg:y="0.316cm" chart:style-name="ch2">
          <text:p>|ylog(p) + (1-y)log(1-p)|</text:p>
        </chart:title>
        <chart:plot-area chart:style-name="ch3" table:cell-range-address="'histogram_price_historical_1665783247-1665178447'.A8:'histogram_price_historical_1665783247-1665178447'.Y8 'histogram_price_historical_1665783247-1665178447'.A19:'histogram_price_historical_1665783247-1665178447'.Y19 'histogram_price_historical_1665783247-1665178447'.A33:'histogram_price_historical_1665783247-1665178447'.Y33" chart:data-source-has-labels="row" svg:x="1.331cm" svg:y="1.275cm" svg:width="14.349cm" svg:height="6.564cm">
          <chart:coordinate-region svg:x="2.539cm" svg:y="1.474cm" svg:width="13.001cm" svg:height="4.769cm"/>
          <chart:axis chart:dimension="x" chart:name="primary-x" chart:style-name="ch4" chartooo:axis-type="auto">
            <chartooo:date-scale/>
            <chart:title svg:x="6.344cm" svg:y="8.019cm" chart:style-name="ch5">
              <text:p>% change in price from mean</text:p>
            </chart:title>
            <chart:categories table:cell-range-address="'histogram_price_historical_1665783247-1665178447'.A8:'histogram_price_historical_1665783247-1665178447'.Y8"/>
            <chart:grid chart:style-name="ch6" chart:class="major"/>
          </chart:axis>
          <chart:axis chart:dimension="y" chart:name="primary-y" chart:style-name="ch4">
            <chart:title svg:x="0.451cm" svg:y="4.919cm" chart:style-name="ch7">
              <text:p>F(X)</text:p>
            </chart:title>
            <chart:grid chart:style-name="ch6" chart:class="major"/>
            <chart:grid chart:style-name="ch8" chart:class="minor"/>
          </chart:axis>
          <chart:series chart:style-name="ch9" chart:values-cell-range-address="'histogram_price_historical_1665783247-1665178447'.A19:'histogram_price_historical_1665783247-1665178447'.Y19" chart:class="chart:line">
            <chart:data-point chart:repeated="25"/>
          </chart:series>
          <chart:series chart:style-name="ch10" chart:values-cell-range-address="'histogram_price_historical_1665783247-1665178447'.A33:'histogram_price_historical_1665783247-1665178447'.Y33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-0.035765">
                <text:p>-0.035765</text:p>
                <draw:g>
                  <svg:desc>'histogram_price_historical_1665783247-1665178447'.A8:'histogram_price_historical_1665783247-1665178447'.Y8</svg:desc>
                </draw:g>
              </table:table-cell>
              <table:table-cell office:value-type="float" office:value="-0.032655">
                <text:p>-0.032655</text:p>
              </table:table-cell>
              <table:table-cell office:value-type="float" office:value="-0.029545">
                <text:p>-0.029545</text:p>
              </table:table-cell>
              <table:table-cell office:value-type="float" office:value="-0.026435">
                <text:p>-0.026435</text:p>
              </table:table-cell>
              <table:table-cell office:value-type="float" office:value="-0.023325">
                <text:p>-0.023325</text:p>
              </table:table-cell>
              <table:table-cell office:value-type="float" office:value="-0.020215">
                <text:p>-0.020215</text:p>
              </table:table-cell>
              <table:table-cell office:value-type="float" office:value="-0.017105">
                <text:p>-0.017105</text:p>
              </table:table-cell>
              <table:table-cell office:value-type="float" office:value="-0.013995">
                <text:p>-0.013995</text:p>
              </table:table-cell>
              <table:table-cell office:value-type="float" office:value="-0.010885">
                <text:p>-0.010885</text:p>
              </table:table-cell>
              <table:table-cell office:value-type="float" office:value="-0.007775">
                <text:p>-0.007775</text:p>
              </table:table-cell>
              <table:table-cell office:value-type="float" office:value="-0.004665">
                <text:p>-0.004665</text:p>
              </table:table-cell>
              <table:table-cell office:value-type="float" office:value="-0.001555">
                <text:p>-0.001555</text:p>
              </table:table-cell>
              <table:table-cell office:value-type="float" office:value="0.001555">
                <text:p>0.001555</text:p>
              </table:table-cell>
              <table:table-cell office:value-type="float" office:value="0.004665">
                <text:p>0.004665</text:p>
              </table:table-cell>
              <table:table-cell office:value-type="float" office:value="0.007775">
                <text:p>0.007775</text:p>
              </table:table-cell>
              <table:table-cell office:value-type="float" office:value="0.010885">
                <text:p>0.010885</text:p>
              </table:table-cell>
              <table:table-cell office:value-type="float" office:value="0.013995">
                <text:p>0.013995</text:p>
              </table:table-cell>
              <table:table-cell office:value-type="float" office:value="0.017105">
                <text:p>0.017105</text:p>
              </table:table-cell>
              <table:table-cell office:value-type="float" office:value="0.020215">
                <text:p>0.020215</text:p>
              </table:table-cell>
              <table:table-cell office:value-type="float" office:value="0.023325">
                <text:p>0.023325</text:p>
              </table:table-cell>
              <table:table-cell office:value-type="float" office:value="0.026435">
                <text:p>0.026435</text:p>
              </table:table-cell>
              <table:table-cell office:value-type="float" office:value="0.029545">
                <text:p>0.029545</text:p>
              </table:table-cell>
              <table:table-cell office:value-type="float" office:value="0.032655">
                <text:p>0.032655</text:p>
              </table:table-cell>
              <table:table-cell office:value-type="float" office:value="0.035765">
                <text:p>0.035765</text:p>
              </table:table-cell>
              <table:table-cell office:value-type="float" office:value="0.038875">
                <text:p>0.038875</text:p>
              </table:table-cell>
            </table:table-row>
          </table:table-header-rows>
          <table:table-rows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666646305756306">
                <text:p>0.666646305756306</text:p>
                <draw:g>
                  <svg:desc>'histogram_price_historical_1665783247-1665178447'.A19:'histogram_price_historical_1665783247-1665178447'.Y19</svg:desc>
                </draw:g>
              </table:table-cell>
              <table:table-cell office:value-type="float" office:value="0.666646305756306">
                <text:p>0.666646305756306</text:p>
              </table:table-cell>
              <table:table-cell office:value-type="float" office:value="0.667181066888872">
                <text:p>0.667181066888872</text:p>
              </table:table-cell>
              <table:table-cell office:value-type="float" office:value="0.675675665185556">
                <text:p>0.675675665185556</text:p>
              </table:table-cell>
              <table:table-cell office:value-type="float" office:value="0.670282557619733">
                <text:p>0.670282557619733</text:p>
              </table:table-cell>
              <table:table-cell office:value-type="float" office:value="0.671703176501768">
                <text:p>0.671703176501768</text:p>
              </table:table-cell>
              <table:table-cell office:value-type="float" office:value="0.670891628671941">
                <text:p>0.670891628671941</text:p>
              </table:table-cell>
              <table:table-cell office:value-type="float" office:value="0.680336660340292">
                <text:p>0.680336660340292</text:p>
              </table:table-cell>
              <table:table-cell office:value-type="float" office:value="0.680009849229962">
                <text:p>0.680009849229962</text:p>
              </table:table-cell>
              <table:table-cell office:value-type="float" office:value="0.689939707217849">
                <text:p>0.689939707217849</text:p>
              </table:table-cell>
              <table:table-cell office:value-type="float" office:value="0.686674784586356">
                <text:p>0.686674784586356</text:p>
              </table:table-cell>
              <table:table-cell office:value-type="float" office:value="0.689118349479719">
                <text:p>0.689118349479719</text:p>
              </table:table-cell>
              <table:table-cell office:value-type="float" office:value="0.683924290912898">
                <text:p>0.683924290912898</text:p>
              </table:table-cell>
              <table:table-cell office:value-type="float" office:value="0.687523291121657">
                <text:p>0.687523291121657</text:p>
              </table:table-cell>
              <table:table-cell office:value-type="float" office:value="0.680512590117938">
                <text:p>0.680512590117938</text:p>
              </table:table-cell>
              <table:table-cell office:value-type="float" office:value="0.685550562159184">
                <text:p>0.685550562159184</text:p>
              </table:table-cell>
              <table:table-cell office:value-type="float" office:value="0.690412270531401">
                <text:p>0.690412270531401</text:p>
              </table:table-cell>
              <table:table-cell office:value-type="float" office:value="0.674462775850475">
                <text:p>0.674462775850475</text:p>
              </table:table-cell>
              <table:table-cell office:value-type="float" office:value="0.673779891997359">
                <text:p>0.673779891997359</text:p>
              </table:table-cell>
              <table:table-cell office:value-type="float" office:value="0.668834614085343">
                <text:p>0.668834614085343</text:p>
              </table:table-cell>
              <table:table-cell office:value-type="float" office:value="0.671525703975174">
                <text:p>0.671525703975174</text:p>
              </table:table-cell>
              <table:table-cell office:value-type="float" office:value="0.669342887996302">
                <text:p>0.669342887996302</text:p>
              </table:table-cell>
              <table:table-cell office:value-type="float" office:value="0.672362096686728">
                <text:p>0.672362096686728</text:p>
              </table:table-cell>
              <table:table-cell office:value-type="float" office:value="0.667486527047739">
                <text:p>0.667486527047739</text:p>
              </table:table-cell>
              <table:table-cell office:value-type="float" office:value="0.666824588531965">
                <text:p>0.666824588531965</text:p>
              </table:table-cell>
            </table:table-row>
            <table:table-row>
              <table:table-cell office:value-type="string">
                <text:p>Row 33</text:p>
                <draw:g>
                  <svg:desc/>
                </draw:g>
              </table:table-cell>
              <table:table-cell office:value-type="float" office:value="0.686741634874889">
                <text:p>0.686741634874889</text:p>
                <draw:g>
                  <svg:desc>'histogram_price_historical_1665783247-1665178447'.A33:'histogram_price_historical_1665783247-1665178447'.Y33</svg:desc>
                </draw:g>
              </table:table-cell>
              <table:table-cell office:value-type="float" office:value="0.686710242293898">
                <text:p>0.686710242293898</text:p>
              </table:table-cell>
              <table:table-cell office:value-type="float" office:value="0.689469518307965">
                <text:p>0.689469518307965</text:p>
              </table:table-cell>
              <table:table-cell office:value-type="float" office:value="0.689312919656756">
                <text:p>0.689312919656756</text:p>
              </table:table-cell>
              <table:table-cell office:value-type="float" office:value="0.688278827514609">
                <text:p>0.688278827514609</text:p>
              </table:table-cell>
              <table:table-cell office:value-type="float" office:value="0.692909171617981">
                <text:p>0.692909171617981</text:p>
              </table:table-cell>
              <table:table-cell office:value-type="float" office:value="0.692471987986763">
                <text:p>0.692471987986763</text:p>
              </table:table-cell>
              <table:table-cell office:value-type="float" office:value="0.696898159096096">
                <text:p>0.696898159096096</text:p>
              </table:table-cell>
              <table:table-cell office:value-type="float" office:value="0.698234882493865">
                <text:p>0.698234882493865</text:p>
              </table:table-cell>
              <table:table-cell office:value-type="float" office:value="0.71420016516975">
                <text:p>0.71420016516975</text:p>
              </table:table-cell>
              <table:table-cell office:value-type="float" office:value="0.708251336111463">
                <text:p>0.708251336111463</text:p>
              </table:table-cell>
              <table:table-cell office:value-type="float" office:value="0.711414393193341">
                <text:p>0.711414393193341</text:p>
              </table:table-cell>
              <table:table-cell office:value-type="float" office:value="0.710954405750203">
                <text:p>0.710954405750203</text:p>
              </table:table-cell>
              <table:table-cell office:value-type="float" office:value="0.701646646827421">
                <text:p>0.701646646827421</text:p>
              </table:table-cell>
              <table:table-cell office:value-type="float" office:value="0.697551188669862">
                <text:p>0.697551188669862</text:p>
              </table:table-cell>
              <table:table-cell office:value-type="float" office:value="0.701367925622886">
                <text:p>0.701367925622886</text:p>
              </table:table-cell>
              <table:table-cell office:value-type="float" office:value="0.70698936152167">
                <text:p>0.70698936152167</text:p>
              </table:table-cell>
              <table:table-cell office:value-type="float" office:value="0.694469119916614">
                <text:p>0.694469119916614</text:p>
              </table:table-cell>
              <table:table-cell office:value-type="float" office:value="0.691472061499557">
                <text:p>0.691472061499557</text:p>
              </table:table-cell>
              <table:table-cell office:value-type="float" office:value="0.688404221940418">
                <text:p>0.688404221940418</text:p>
              </table:table-cell>
              <table:table-cell office:value-type="float" office:value="0.689907879326535">
                <text:p>0.689907879326535</text:p>
              </table:table-cell>
              <table:table-cell office:value-type="float" office:value="0.690064395616522">
                <text:p>0.690064395616522</text:p>
              </table:table-cell>
              <table:table-cell office:value-type="float" office:value="0.695995696800753">
                <text:p>0.695995696800753</text:p>
              </table:table-cell>
              <table:table-cell office:value-type="float" office:value="0.686584663483323">
                <text:p>0.686584663483323</text:p>
              </table:table-cell>
              <table:table-cell office:value-type="float" office:value="0.68664745458555">
                <text:p>0.686647454585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313cm" svg:height="12.963cm" xlink:href=".." xlink:type="simple" chart:class="chart:line" chart:style-name="ch1">
        <chart:title svg:x="3.501cm" svg:y="0.395cm" chart:style-name="ch2">
          <text:p>Probability of Trade given Variation from Mean Price (7-days)</text:p>
        </chart:title>
        <chart:subtitle svg:x="6.331cm" svg:y="1.433cm" chart:style-name="ch3">
          <text:p>17565 Trades (buy: blue, sell: orange)</text:p>
        </chart:subtitle>
        <chart:plot-area chart:style-name="ch4" table:cell-range-address="'histogram_price_historical_1665783247-1665178447'.A8:'histogram_price_historical_1665783247-1665178447'.Y8 'histogram_price_historical_1665783247-1665178447'.A21:'histogram_price_historical_1665783247-1665178447'.Y21 'histogram_price_historical_1665783247-1665178447'.A35:'histogram_price_historical_1665783247-1665178447'.Y35" chart:data-source-has-labels="row" svg:x="1.397cm" svg:y="2.375cm" svg:width="17.53cm" svg:height="9.348cm">
          <chart:coordinate-region svg:x="2.68cm" svg:y="2.574cm" svg:width="16.107cm" svg:height="7.553cm"/>
          <chart:axis chart:dimension="x" chart:name="primary-x" chart:style-name="ch5" chartooo:axis-type="auto">
            <chartooo:date-scale/>
            <chart:title svg:x="7.499cm" svg:y="11.982cm" chart:style-name="ch6">
              <text:p>Variation from Mean 7-day Price (%)</text:p>
            </chart:title>
            <chart:categories table:cell-range-address="'histogram_price_historical_1665783247-1665178447'.A8:'histogram_price_historical_1665783247-1665178447'.Y8"/>
          </chart:axis>
          <chart:axis chart:dimension="y" chart:name="primary-y" chart:style-name="ch5">
            <chart:title svg:x="0.451cm" svg:y="8.509cm" chart:style-name="ch7">
              <text:p>Probability of Trade</text:p>
            </chart:title>
            <chart:grid chart:style-name="ch8" chart:class="major"/>
          </chart:axis>
          <chart:series chart:style-name="ch9" chart:values-cell-range-address="'histogram_price_historical_1665783247-1665178447'.A21:'histogram_price_historical_1665783247-1665178447'.Y21" chart:class="chart:line">
            <chart:data-point chart:repeated="25"/>
          </chart:series>
          <chart:series chart:style-name="ch10" chart:values-cell-range-address="'histogram_price_historical_1665783247-1665178447'.A35:'histogram_price_historical_1665783247-1665178447'.Y35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-0.035765">
                <text:p>-0.035765</text:p>
                <draw:g>
                  <svg:desc>'histogram_price_historical_1665783247-1665178447'.A8:'histogram_price_historical_1665783247-1665178447'.Y8</svg:desc>
                </draw:g>
              </table:table-cell>
              <table:table-cell office:value-type="float" office:value="-0.032655">
                <text:p>-0.032655</text:p>
              </table:table-cell>
              <table:table-cell office:value-type="float" office:value="-0.029545">
                <text:p>-0.029545</text:p>
              </table:table-cell>
              <table:table-cell office:value-type="float" office:value="-0.026435">
                <text:p>-0.026435</text:p>
              </table:table-cell>
              <table:table-cell office:value-type="float" office:value="-0.023325">
                <text:p>-0.023325</text:p>
              </table:table-cell>
              <table:table-cell office:value-type="float" office:value="-0.020215">
                <text:p>-0.020215</text:p>
              </table:table-cell>
              <table:table-cell office:value-type="float" office:value="-0.017105">
                <text:p>-0.017105</text:p>
              </table:table-cell>
              <table:table-cell office:value-type="float" office:value="-0.013995">
                <text:p>-0.013995</text:p>
              </table:table-cell>
              <table:table-cell office:value-type="float" office:value="-0.010885">
                <text:p>-0.010885</text:p>
              </table:table-cell>
              <table:table-cell office:value-type="float" office:value="-0.007775">
                <text:p>-0.007775</text:p>
              </table:table-cell>
              <table:table-cell office:value-type="float" office:value="-0.004665">
                <text:p>-0.004665</text:p>
              </table:table-cell>
              <table:table-cell office:value-type="float" office:value="-0.001555">
                <text:p>-0.001555</text:p>
              </table:table-cell>
              <table:table-cell office:value-type="float" office:value="0.001555">
                <text:p>0.001555</text:p>
              </table:table-cell>
              <table:table-cell office:value-type="float" office:value="0.004665">
                <text:p>0.004665</text:p>
              </table:table-cell>
              <table:table-cell office:value-type="float" office:value="0.007775">
                <text:p>0.007775</text:p>
              </table:table-cell>
              <table:table-cell office:value-type="float" office:value="0.010885">
                <text:p>0.010885</text:p>
              </table:table-cell>
              <table:table-cell office:value-type="float" office:value="0.013995">
                <text:p>0.013995</text:p>
              </table:table-cell>
              <table:table-cell office:value-type="float" office:value="0.017105">
                <text:p>0.017105</text:p>
              </table:table-cell>
              <table:table-cell office:value-type="float" office:value="0.020215">
                <text:p>0.020215</text:p>
              </table:table-cell>
              <table:table-cell office:value-type="float" office:value="0.023325">
                <text:p>0.023325</text:p>
              </table:table-cell>
              <table:table-cell office:value-type="float" office:value="0.026435">
                <text:p>0.026435</text:p>
              </table:table-cell>
              <table:table-cell office:value-type="float" office:value="0.029545">
                <text:p>0.029545</text:p>
              </table:table-cell>
              <table:table-cell office:value-type="float" office:value="0.032655">
                <text:p>0.032655</text:p>
              </table:table-cell>
              <table:table-cell office:value-type="float" office:value="0.035765">
                <text:p>0.035765</text:p>
              </table:table-cell>
              <table:table-cell office:value-type="float" office:value="0.038875">
                <text:p>0.038875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.0394286833929267">
                <text:p>0.0394286833929267</text:p>
                <draw:g>
                  <svg:desc>'histogram_price_historical_1665783247-1665178447'.A21:'histogram_price_historical_1665783247-1665178447'.Y21</svg:desc>
                </draw:g>
              </table:table-cell>
              <table:table-cell office:value-type="float" office:value="0.0394286833929267">
                <text:p>0.0394286833929267</text:p>
              </table:table-cell>
              <table:table-cell office:value-type="float" office:value="0.0394603117499801">
                <text:p>0.0394603117499801</text:p>
              </table:table-cell>
              <table:table-cell office:value-type="float" office:value="0.039962723334501">
                <text:p>0.039962723334501</text:p>
              </table:table-cell>
              <table:table-cell office:value-type="float" office:value="0.0396437488965108">
                <text:p>0.0396437488965108</text:p>
              </table:table-cell>
              <table:table-cell office:value-type="float" office:value="0.0397277711608482">
                <text:p>0.0397277711608482</text:p>
              </table:table-cell>
              <table:table-cell office:value-type="float" office:value="0.0396797723012368">
                <text:p>0.0396797723012368</text:p>
              </table:table-cell>
              <table:table-cell office:value-type="float" office:value="0.0402383971073326">
                <text:p>0.0402383971073326</text:p>
              </table:table-cell>
              <table:table-cell office:value-type="float" office:value="0.040219067919295">
                <text:p>0.040219067919295</text:p>
              </table:table-cell>
              <table:table-cell office:value-type="float" office:value="0.0408063676963439">
                <text:p>0.0408063676963439</text:p>
              </table:table-cell>
              <table:table-cell office:value-type="float" office:value="0.0406132643975961">
                <text:p>0.0406132643975961</text:p>
              </table:table-cell>
              <table:table-cell office:value-type="float" office:value="0.0407577886313593">
                <text:p>0.0407577886313593</text:p>
              </table:table-cell>
              <table:table-cell office:value-type="float" office:value="0.0404505869128661">
                <text:p>0.0404505869128661</text:p>
              </table:table-cell>
              <table:table-cell office:value-type="float" office:value="0.0406634491736135">
                <text:p>0.0406634491736135</text:p>
              </table:table-cell>
              <table:table-cell office:value-type="float" office:value="0.040248802444379">
                <text:p>0.040248802444379</text:p>
              </table:table-cell>
              <table:table-cell office:value-type="float" office:value="0.040546772451625">
                <text:p>0.040546772451625</text:p>
              </table:table-cell>
              <table:table-cell office:value-type="float" office:value="0.0408343173738749">
                <text:p>0.0408343173738749</text:p>
              </table:table-cell>
              <table:table-cell office:value-type="float" office:value="0.0398909871992061">
                <text:p>0.0398909871992061</text:p>
              </table:table-cell>
              <table:table-cell office:value-type="float" office:value="0.0398505981488114">
                <text:p>0.0398505981488114</text:p>
              </table:table-cell>
              <table:table-cell office:value-type="float" office:value="0.0395581105202155">
                <text:p>0.0395581105202155</text:p>
              </table:table-cell>
              <table:table-cell office:value-type="float" office:value="0.0397172745781752">
                <text:p>0.0397172745781752</text:p>
              </table:table-cell>
              <table:table-cell office:value-type="float" office:value="0.0395881722950112">
                <text:p>0.0395881722950112</text:p>
              </table:table-cell>
              <table:table-cell office:value-type="float" office:value="0.0397667428841289">
                <text:p>0.0397667428841289</text:p>
              </table:table-cell>
              <table:table-cell office:value-type="float" office:value="0.039478378139592">
                <text:p>0.039478378139592</text:p>
              </table:table-cell>
              <table:table-cell office:value-type="float" office:value="0.039439227897644">
                <text:p>0.039439227897644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.039474833437234">
                <text:p>0.039474833437234</text:p>
                <draw:g>
                  <svg:desc>'histogram_price_historical_1665783247-1665178447'.A35:'histogram_price_historical_1665783247-1665178447'.Y35</svg:desc>
                </draw:g>
              </table:table-cell>
              <table:table-cell office:value-type="float" office:value="0.0394730289494283">
                <text:p>0.0394730289494283</text:p>
              </table:table-cell>
              <table:table-cell office:value-type="float" office:value="0.0396316358483423">
                <text:p>0.0396316358483423</text:p>
              </table:table-cell>
              <table:table-cell office:value-type="float" office:value="0.0396226343471095">
                <text:p>0.0396226343471095</text:p>
              </table:table-cell>
              <table:table-cell office:value-type="float" office:value="0.0395631933390258">
                <text:p>0.0395631933390258</text:p>
              </table:table-cell>
              <table:table-cell office:value-type="float" office:value="0.0398293517499266">
                <text:p>0.0398293517499266</text:p>
              </table:table-cell>
              <table:table-cell office:value-type="float" office:value="0.039804221846412">
                <text:p>0.039804221846412</text:p>
              </table:table-cell>
              <table:table-cell office:value-type="float" office:value="0.0400586441188252">
                <text:p>0.0400586441188252</text:p>
              </table:table-cell>
              <table:table-cell office:value-type="float" office:value="0.0401354807787843">
                <text:p>0.0401354807787843</text:p>
              </table:table-cell>
              <table:table-cell office:value-type="float" office:value="0.0410531867141813">
                <text:p>0.0410531867141813</text:p>
              </table:table-cell>
              <table:table-cell office:value-type="float" office:value="0.0407112400135633">
                <text:p>0.0407112400135633</text:p>
              </table:table-cell>
              <table:table-cell office:value-type="float" office:value="0.0408930567916917">
                <text:p>0.0408930567916917</text:p>
              </table:table-cell>
              <table:table-cell office:value-type="float" office:value="0.040866616094377">
                <text:p>0.040866616094377</text:p>
              </table:table-cell>
              <table:table-cell office:value-type="float" office:value="0.0403315935844666">
                <text:p>0.0403315935844666</text:p>
              </table:table-cell>
              <table:table-cell office:value-type="float" office:value="0.0400961811376179">
                <text:p>0.0400961811376179</text:p>
              </table:table-cell>
              <table:table-cell office:value-type="float" office:value="0.0403155723145076">
                <text:p>0.0403155723145076</text:p>
              </table:table-cell>
              <table:table-cell office:value-type="float" office:value="0.0406387000156888">
                <text:p>0.0406387000156888</text:p>
              </table:table-cell>
              <table:table-cell office:value-type="float" office:value="0.0399190196776188">
                <text:p>0.0399190196776188</text:p>
              </table:table-cell>
              <table:table-cell office:value-type="float" office:value="0.0397467447261568">
                <text:p>0.0397467447261568</text:p>
              </table:table-cell>
              <table:table-cell office:value-type="float" office:value="0.0395704011793858">
                <text:p>0.0395704011793858</text:p>
              </table:table-cell>
              <table:table-cell office:value-type="float" office:value="0.0396568334296664">
                <text:p>0.0396568334296664</text:p>
              </table:table-cell>
              <table:table-cell office:value-type="float" office:value="0.0396658301966654">
                <text:p>0.0396658301966654</text:p>
              </table:table-cell>
              <table:table-cell office:value-type="float" office:value="0.0400067693714924">
                <text:p>0.0400067693714924</text:p>
              </table:table-cell>
              <table:table-cell office:value-type="float" office:value="0.0394658105103838">
                <text:p>0.0394658105103838</text:p>
              </table:table-cell>
              <table:table-cell office:value-type="float" office:value="0.0394694198274484">
                <text:p>0.039469419827448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221cm" svg:height="12.499cm" xlink:href=".." xlink:type="simple" chart:class="chart:line" chart:style-name="ch1">
        <chart:title svg:x="7.891cm" svg:y="0.385cm" chart:style-name="ch2">
          <text:p>Probability of Trade Given Type</text:p>
        </chart:title>
        <chart:subtitle svg:x="6.634cm" svg:y="1.413cm" chart:style-name="ch3">
          <text:p>Buy: blue, Sell: orange, Any: yellow (17565 Trades)</text:p>
        </chart:subtitle>
        <chart:plot-area chart:style-name="ch4" table:cell-range-address="'histogram_price_historical_1665783247-1665178447'.A8:'histogram_price_historical_1665783247-1665178447'.Y8 'histogram_price_historical_1665783247-1665178447'.A21:'histogram_price_historical_1665783247-1665178447'.Y21 'histogram_price_historical_1665783247-1665178447'.A35:'histogram_price_historical_1665783247-1665178447'.Y35 'histogram_price_historical_1665783247-1665178447'.A45:'histogram_price_historical_1665783247-1665178447'.Y45" chart:data-source-has-labels="row" svg:x="1.455cm" svg:y="2.345cm" svg:width="20.322cm" svg:height="8.924cm">
          <chart:coordinate-region svg:x="2.685cm" svg:y="2.545cm" svg:width="18.952cm" svg:height="7.128cm"/>
          <chart:axis chart:dimension="x" chart:name="primary-x" chart:style-name="ch5" chartooo:axis-type="auto">
            <chartooo:date-scale/>
            <chart:title svg:x="8.953cm" svg:y="11.518cm" chart:style-name="ch6">
              <text:p>Variation from Mean 7-day Price (%)</text:p>
            </chart:title>
            <chart:categories table:cell-range-address="'histogram_price_historical_1665783247-1665178447'.A8:'histogram_price_historical_1665783247-1665178447'.Y8"/>
          </chart:axis>
          <chart:axis chart:dimension="y" chart:name="primary-y" chart:style-name="ch5">
            <chart:title svg:x="0.451cm" svg:y="8.558cm" chart:style-name="ch7">
              <text:p>Probability of Trade (%)</text:p>
            </chart:title>
            <chart:grid chart:style-name="ch8" chart:class="major"/>
          </chart:axis>
          <chart:series chart:style-name="ch9" chart:values-cell-range-address="'histogram_price_historical_1665783247-1665178447'.A21:'histogram_price_historical_1665783247-1665178447'.Y21" chart:class="chart:line">
            <chart:data-point chart:repeated="25"/>
          </chart:series>
          <chart:series chart:style-name="ch10" chart:values-cell-range-address="'histogram_price_historical_1665783247-1665178447'.A35:'histogram_price_historical_1665783247-1665178447'.Y35" chart:class="chart:line">
            <chart:data-point chart:repeated="25"/>
          </chart:series>
          <chart:series chart:style-name="ch11" chart:values-cell-range-address="'histogram_price_historical_1665783247-1665178447'.A45:'histogram_price_historical_1665783247-1665178447'.Y45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-0.035765">
                <text:p>-0.035765</text:p>
                <draw:g>
                  <svg:desc>'histogram_price_historical_1665783247-1665178447'.A8:'histogram_price_historical_1665783247-1665178447'.Y8</svg:desc>
                </draw:g>
              </table:table-cell>
              <table:table-cell office:value-type="float" office:value="-0.032655">
                <text:p>-0.032655</text:p>
              </table:table-cell>
              <table:table-cell office:value-type="float" office:value="-0.029545">
                <text:p>-0.029545</text:p>
              </table:table-cell>
              <table:table-cell office:value-type="float" office:value="-0.026435">
                <text:p>-0.026435</text:p>
              </table:table-cell>
              <table:table-cell office:value-type="float" office:value="-0.023325">
                <text:p>-0.023325</text:p>
              </table:table-cell>
              <table:table-cell office:value-type="float" office:value="-0.020215">
                <text:p>-0.020215</text:p>
              </table:table-cell>
              <table:table-cell office:value-type="float" office:value="-0.017105">
                <text:p>-0.017105</text:p>
              </table:table-cell>
              <table:table-cell office:value-type="float" office:value="-0.013995">
                <text:p>-0.013995</text:p>
              </table:table-cell>
              <table:table-cell office:value-type="float" office:value="-0.010885">
                <text:p>-0.010885</text:p>
              </table:table-cell>
              <table:table-cell office:value-type="float" office:value="-0.007775">
                <text:p>-0.007775</text:p>
              </table:table-cell>
              <table:table-cell office:value-type="float" office:value="-0.004665">
                <text:p>-0.004665</text:p>
              </table:table-cell>
              <table:table-cell office:value-type="float" office:value="-0.001555">
                <text:p>-0.001555</text:p>
              </table:table-cell>
              <table:table-cell office:value-type="float" office:value="0.001555">
                <text:p>0.001555</text:p>
              </table:table-cell>
              <table:table-cell office:value-type="float" office:value="0.004665">
                <text:p>0.004665</text:p>
              </table:table-cell>
              <table:table-cell office:value-type="float" office:value="0.007775">
                <text:p>0.007775</text:p>
              </table:table-cell>
              <table:table-cell office:value-type="float" office:value="0.010885">
                <text:p>0.010885</text:p>
              </table:table-cell>
              <table:table-cell office:value-type="float" office:value="0.013995">
                <text:p>0.013995</text:p>
              </table:table-cell>
              <table:table-cell office:value-type="float" office:value="0.017105">
                <text:p>0.017105</text:p>
              </table:table-cell>
              <table:table-cell office:value-type="float" office:value="0.020215">
                <text:p>0.020215</text:p>
              </table:table-cell>
              <table:table-cell office:value-type="float" office:value="0.023325">
                <text:p>0.023325</text:p>
              </table:table-cell>
              <table:table-cell office:value-type="float" office:value="0.026435">
                <text:p>0.026435</text:p>
              </table:table-cell>
              <table:table-cell office:value-type="float" office:value="0.029545">
                <text:p>0.029545</text:p>
              </table:table-cell>
              <table:table-cell office:value-type="float" office:value="0.032655">
                <text:p>0.032655</text:p>
              </table:table-cell>
              <table:table-cell office:value-type="float" office:value="0.035765">
                <text:p>0.035765</text:p>
              </table:table-cell>
              <table:table-cell office:value-type="float" office:value="0.038875">
                <text:p>0.038875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.0394286833929267">
                <text:p>0.0394286833929267</text:p>
                <draw:g>
                  <svg:desc>'histogram_price_historical_1665783247-1665178447'.A21:'histogram_price_historical_1665783247-1665178447'.Y21</svg:desc>
                </draw:g>
              </table:table-cell>
              <table:table-cell office:value-type="float" office:value="0.0394286833929267">
                <text:p>0.0394286833929267</text:p>
              </table:table-cell>
              <table:table-cell office:value-type="float" office:value="0.0394603117499801">
                <text:p>0.0394603117499801</text:p>
              </table:table-cell>
              <table:table-cell office:value-type="float" office:value="0.039962723334501">
                <text:p>0.039962723334501</text:p>
              </table:table-cell>
              <table:table-cell office:value-type="float" office:value="0.0396437488965108">
                <text:p>0.0396437488965108</text:p>
              </table:table-cell>
              <table:table-cell office:value-type="float" office:value="0.0397277711608482">
                <text:p>0.0397277711608482</text:p>
              </table:table-cell>
              <table:table-cell office:value-type="float" office:value="0.0396797723012368">
                <text:p>0.0396797723012368</text:p>
              </table:table-cell>
              <table:table-cell office:value-type="float" office:value="0.0402383971073326">
                <text:p>0.0402383971073326</text:p>
              </table:table-cell>
              <table:table-cell office:value-type="float" office:value="0.040219067919295">
                <text:p>0.040219067919295</text:p>
              </table:table-cell>
              <table:table-cell office:value-type="float" office:value="0.0408063676963439">
                <text:p>0.0408063676963439</text:p>
              </table:table-cell>
              <table:table-cell office:value-type="float" office:value="0.0406132643975961">
                <text:p>0.0406132643975961</text:p>
              </table:table-cell>
              <table:table-cell office:value-type="float" office:value="0.0407577886313593">
                <text:p>0.0407577886313593</text:p>
              </table:table-cell>
              <table:table-cell office:value-type="float" office:value="0.0404505869128661">
                <text:p>0.0404505869128661</text:p>
              </table:table-cell>
              <table:table-cell office:value-type="float" office:value="0.0406634491736135">
                <text:p>0.0406634491736135</text:p>
              </table:table-cell>
              <table:table-cell office:value-type="float" office:value="0.040248802444379">
                <text:p>0.040248802444379</text:p>
              </table:table-cell>
              <table:table-cell office:value-type="float" office:value="0.040546772451625">
                <text:p>0.040546772451625</text:p>
              </table:table-cell>
              <table:table-cell office:value-type="float" office:value="0.0408343173738749">
                <text:p>0.0408343173738749</text:p>
              </table:table-cell>
              <table:table-cell office:value-type="float" office:value="0.0398909871992061">
                <text:p>0.0398909871992061</text:p>
              </table:table-cell>
              <table:table-cell office:value-type="float" office:value="0.0398505981488114">
                <text:p>0.0398505981488114</text:p>
              </table:table-cell>
              <table:table-cell office:value-type="float" office:value="0.0395581105202155">
                <text:p>0.0395581105202155</text:p>
              </table:table-cell>
              <table:table-cell office:value-type="float" office:value="0.0397172745781752">
                <text:p>0.0397172745781752</text:p>
              </table:table-cell>
              <table:table-cell office:value-type="float" office:value="0.0395881722950112">
                <text:p>0.0395881722950112</text:p>
              </table:table-cell>
              <table:table-cell office:value-type="float" office:value="0.0397667428841289">
                <text:p>0.0397667428841289</text:p>
              </table:table-cell>
              <table:table-cell office:value-type="float" office:value="0.039478378139592">
                <text:p>0.039478378139592</text:p>
              </table:table-cell>
              <table:table-cell office:value-type="float" office:value="0.039439227897644">
                <text:p>0.039439227897644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.039474833437234">
                <text:p>0.039474833437234</text:p>
                <draw:g>
                  <svg:desc>'histogram_price_historical_1665783247-1665178447'.A35:'histogram_price_historical_1665783247-1665178447'.Y35</svg:desc>
                </draw:g>
              </table:table-cell>
              <table:table-cell office:value-type="float" office:value="0.0394730289494283">
                <text:p>0.0394730289494283</text:p>
              </table:table-cell>
              <table:table-cell office:value-type="float" office:value="0.0396316358483423">
                <text:p>0.0396316358483423</text:p>
              </table:table-cell>
              <table:table-cell office:value-type="float" office:value="0.0396226343471095">
                <text:p>0.0396226343471095</text:p>
              </table:table-cell>
              <table:table-cell office:value-type="float" office:value="0.0395631933390258">
                <text:p>0.0395631933390258</text:p>
              </table:table-cell>
              <table:table-cell office:value-type="float" office:value="0.0398293517499266">
                <text:p>0.0398293517499266</text:p>
              </table:table-cell>
              <table:table-cell office:value-type="float" office:value="0.039804221846412">
                <text:p>0.039804221846412</text:p>
              </table:table-cell>
              <table:table-cell office:value-type="float" office:value="0.0400586441188252">
                <text:p>0.0400586441188252</text:p>
              </table:table-cell>
              <table:table-cell office:value-type="float" office:value="0.0401354807787843">
                <text:p>0.0401354807787843</text:p>
              </table:table-cell>
              <table:table-cell office:value-type="float" office:value="0.0410531867141813">
                <text:p>0.0410531867141813</text:p>
              </table:table-cell>
              <table:table-cell office:value-type="float" office:value="0.0407112400135633">
                <text:p>0.0407112400135633</text:p>
              </table:table-cell>
              <table:table-cell office:value-type="float" office:value="0.0408930567916917">
                <text:p>0.0408930567916917</text:p>
              </table:table-cell>
              <table:table-cell office:value-type="float" office:value="0.040866616094377">
                <text:p>0.040866616094377</text:p>
              </table:table-cell>
              <table:table-cell office:value-type="float" office:value="0.0403315935844666">
                <text:p>0.0403315935844666</text:p>
              </table:table-cell>
              <table:table-cell office:value-type="float" office:value="0.0400961811376179">
                <text:p>0.0400961811376179</text:p>
              </table:table-cell>
              <table:table-cell office:value-type="float" office:value="0.0403155723145076">
                <text:p>0.0403155723145076</text:p>
              </table:table-cell>
              <table:table-cell office:value-type="float" office:value="0.0406387000156888">
                <text:p>0.0406387000156888</text:p>
              </table:table-cell>
              <table:table-cell office:value-type="float" office:value="0.0399190196776188">
                <text:p>0.0399190196776188</text:p>
              </table:table-cell>
              <table:table-cell office:value-type="float" office:value="0.0397467447261568">
                <text:p>0.0397467447261568</text:p>
              </table:table-cell>
              <table:table-cell office:value-type="float" office:value="0.0395704011793858">
                <text:p>0.0395704011793858</text:p>
              </table:table-cell>
              <table:table-cell office:value-type="float" office:value="0.0396568334296664">
                <text:p>0.0396568334296664</text:p>
              </table:table-cell>
              <table:table-cell office:value-type="float" office:value="0.0396658301966654">
                <text:p>0.0396658301966654</text:p>
              </table:table-cell>
              <table:table-cell office:value-type="float" office:value="0.0400067693714924">
                <text:p>0.0400067693714924</text:p>
              </table:table-cell>
              <table:table-cell office:value-type="float" office:value="0.0394658105103838">
                <text:p>0.0394658105103838</text:p>
              </table:table-cell>
              <table:table-cell office:value-type="float" office:value="0.0394694198274484">
                <text:p>0.0394694198274484</text:p>
              </table:table-cell>
            </table:table-row>
            <table:table-row>
              <table:table-cell office:value-type="string">
                <text:p>Row 45</text:p>
                <draw:g>
                  <svg:desc/>
                </draw:g>
              </table:table-cell>
              <table:table-cell office:value-type="float" office:value="0.066544990233439">
                <text:p>0.066544990233439</text:p>
                <draw:g>
                  <svg:desc>'histogram_price_historical_1665783247-1665178447'.A45:'histogram_price_historical_1665783247-1665178447'.Y45</svg:desc>
                </draw:g>
              </table:table-cell>
              <table:table-cell office:value-type="float" office:value="0.0669301070525765">
                <text:p>0.0669301070525765</text:p>
              </table:table-cell>
              <table:table-cell office:value-type="float" office:value="0.0502322770202191">
                <text:p>0.0502322770202191</text:p>
              </table:table-cell>
              <table:table-cell office:value-type="float" office:value="0.0380342231273573">
                <text:p>0.0380342231273573</text:p>
              </table:table-cell>
              <table:table-cell office:value-type="float" office:value="0.0454049419888259">
                <text:p>0.0454049419888259</text:p>
              </table:table-cell>
              <table:table-cell office:value-type="float" office:value="0.0389483205608309">
                <text:p>0.0389483205608309</text:p>
              </table:table-cell>
              <table:table-cell office:value-type="float" office:value="0.0400655336803934">
                <text:p>0.0400655336803934</text:p>
              </table:table-cell>
              <table:table-cell office:value-type="float" office:value="0.0318713549049364">
                <text:p>0.0318713549049364</text:p>
              </table:table-cell>
              <table:table-cell office:value-type="float" office:value="0.0315669814539476">
                <text:p>0.0315669814539476</text:p>
              </table:table-cell>
              <table:table-cell office:value-type="float" office:value="0.025450497780995">
                <text:p>0.025450497780995</text:p>
              </table:table-cell>
              <table:table-cell office:value-type="float" office:value="0.0271291218943901">
                <text:p>0.0271291218943901</text:p>
              </table:table-cell>
              <table:table-cell office:value-type="float" office:value="0.0260480236757476">
                <text:p>0.0260480236757476</text:p>
              </table:table-cell>
              <table:table-cell office:value-type="float" office:value="0.0272572055679876">
                <text:p>0.0272572055679876</text:p>
              </table:table-cell>
              <table:table-cell office:value-type="float" office:value="0.0282442022593357">
                <text:p>0.0282442022593357</text:p>
              </table:table-cell>
              <table:table-cell office:value-type="float" office:value="0.0315869366986294">
                <text:p>0.0315869366986294</text:p>
              </table:table-cell>
              <table:table-cell office:value-type="float" office:value="0.0288522274727141">
                <text:p>0.0288522274727141</text:p>
              </table:table-cell>
              <table:table-cell office:value-type="float" office:value="0.0265240232594161">
                <text:p>0.0265240232594161</text:p>
              </table:table-cell>
              <table:table-cell office:value-type="float" office:value="0.0358853157031499">
                <text:p>0.0358853157031499</text:p>
              </table:table-cell>
              <table:table-cell office:value-type="float" office:value="0.0381593739451025">
                <text:p>0.0381593739451025</text:p>
              </table:table-cell>
              <table:table-cell office:value-type="float" office:value="0.0481630781823488">
                <text:p>0.0481630781823488</text:p>
              </table:table-cell>
              <table:table-cell office:value-type="float" office:value="0.0416658505934028">
                <text:p>0.0416658505934028</text:p>
              </table:table-cell>
              <table:table-cell office:value-type="float" office:value="0.0445392913281881">
                <text:p>0.0445392913281881</text:p>
              </table:table-cell>
              <table:table-cell office:value-type="float" office:value="0.0364589961550241">
                <text:p>0.0364589961550241</text:p>
              </table:table-cell>
              <table:table-cell office:value-type="float" office:value="0.0593012355095571">
                <text:p>0.0593012355095571</text:p>
              </table:table-cell>
              <table:table-cell office:value-type="float" office:value="0.0651358899514852">
                <text:p>0.065135889951485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493cm" svg:y="0.316cm" chart:style-name="ch2">
          <text:p>Title</text:p>
        </chart:title>
        <chart:subtitle svg:x="7.586cm" svg:y="1.275cm" chart:style-name="ch3">
          <text:p>Sub</text:p>
        </chart:subtitle>
        <chart:plot-area chart:style-name="ch4" table:cell-range-address="'histogram_price_historical_1665783247-1665178447'.A8:'histogram_price_historical_1665783247-1665178447'.Y8 'histogram_price_historical_1665783247-1665178447'.A21:'histogram_price_historical_1665783247-1665178447'.Y21 'histogram_price_historical_1665783247-1665178447'.A35:'histogram_price_historical_1665783247-1665178447'.Y35 'histogram_price_historical_1665783247-1665178447'.A48:'histogram_price_historical_1665783247-1665178447'.Y48" chart:data-source-has-labels="row" svg:x="1.331cm" svg:y="2.138cm" svg:width="14.349cm" svg:height="5.701cm">
          <chart:coordinate-region svg:x="2.561cm" svg:y="2.337cm" svg:width="12.978cm" svg:height="4.204cm"/>
          <chart:axis chart:dimension="x" chart:name="primary-x" chart:style-name="ch5" chartooo:axis-type="auto">
            <chartooo:date-scale/>
            <chart:title svg:x="8.051cm" svg:y="8.019cm" chart:style-name="ch6">
              <text:p>Xaxis</text:p>
            </chart:title>
            <chart:categories table:cell-range-address="'histogram_price_historical_1665783247-1665178447'.A8:'histogram_price_historical_1665783247-1665178447'.Y8"/>
          </chart:axis>
          <chart:axis chart:dimension="y" chart:name="primary-y" chart:style-name="ch5">
            <chart:title svg:x="0.451cm" svg:y="5.442cm" chart:style-name="ch7">
              <text:p>Yaxis</text:p>
            </chart:title>
            <chart:grid chart:style-name="ch8" chart:class="major"/>
          </chart:axis>
          <chart:series chart:style-name="ch9" chart:values-cell-range-address="'histogram_price_historical_1665783247-1665178447'.A21:'histogram_price_historical_1665783247-1665178447'.Y21" chart:class="chart:line">
            <chart:data-point chart:repeated="25"/>
          </chart:series>
          <chart:series chart:style-name="ch10" chart:values-cell-range-address="'histogram_price_historical_1665783247-1665178447'.A35:'histogram_price_historical_1665783247-1665178447'.Y35" chart:class="chart:line">
            <chart:data-point chart:repeated="25"/>
          </chart:series>
          <chart:series chart:style-name="ch11" chart:values-cell-range-address="'histogram_price_historical_1665783247-1665178447'.A48:'histogram_price_historical_1665783247-1665178447'.Y48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-0.035765">
                <text:p>-0.035765</text:p>
                <draw:g>
                  <svg:desc>'histogram_price_historical_1665783247-1665178447'.A8:'histogram_price_historical_1665783247-1665178447'.Y8</svg:desc>
                </draw:g>
              </table:table-cell>
              <table:table-cell office:value-type="float" office:value="-0.032655">
                <text:p>-0.032655</text:p>
              </table:table-cell>
              <table:table-cell office:value-type="float" office:value="-0.029545">
                <text:p>-0.029545</text:p>
              </table:table-cell>
              <table:table-cell office:value-type="float" office:value="-0.026435">
                <text:p>-0.026435</text:p>
              </table:table-cell>
              <table:table-cell office:value-type="float" office:value="-0.023325">
                <text:p>-0.023325</text:p>
              </table:table-cell>
              <table:table-cell office:value-type="float" office:value="-0.020215">
                <text:p>-0.020215</text:p>
              </table:table-cell>
              <table:table-cell office:value-type="float" office:value="-0.017105">
                <text:p>-0.017105</text:p>
              </table:table-cell>
              <table:table-cell office:value-type="float" office:value="-0.013995">
                <text:p>-0.013995</text:p>
              </table:table-cell>
              <table:table-cell office:value-type="float" office:value="-0.010885">
                <text:p>-0.010885</text:p>
              </table:table-cell>
              <table:table-cell office:value-type="float" office:value="-0.007775">
                <text:p>-0.007775</text:p>
              </table:table-cell>
              <table:table-cell office:value-type="float" office:value="-0.004665">
                <text:p>-0.004665</text:p>
              </table:table-cell>
              <table:table-cell office:value-type="float" office:value="-0.001555">
                <text:p>-0.001555</text:p>
              </table:table-cell>
              <table:table-cell office:value-type="float" office:value="0.001555">
                <text:p>0.001555</text:p>
              </table:table-cell>
              <table:table-cell office:value-type="float" office:value="0.004665">
                <text:p>0.004665</text:p>
              </table:table-cell>
              <table:table-cell office:value-type="float" office:value="0.007775">
                <text:p>0.007775</text:p>
              </table:table-cell>
              <table:table-cell office:value-type="float" office:value="0.010885">
                <text:p>0.010885</text:p>
              </table:table-cell>
              <table:table-cell office:value-type="float" office:value="0.013995">
                <text:p>0.013995</text:p>
              </table:table-cell>
              <table:table-cell office:value-type="float" office:value="0.017105">
                <text:p>0.017105</text:p>
              </table:table-cell>
              <table:table-cell office:value-type="float" office:value="0.020215">
                <text:p>0.020215</text:p>
              </table:table-cell>
              <table:table-cell office:value-type="float" office:value="0.023325">
                <text:p>0.023325</text:p>
              </table:table-cell>
              <table:table-cell office:value-type="float" office:value="0.026435">
                <text:p>0.026435</text:p>
              </table:table-cell>
              <table:table-cell office:value-type="float" office:value="0.029545">
                <text:p>0.029545</text:p>
              </table:table-cell>
              <table:table-cell office:value-type="float" office:value="0.032655">
                <text:p>0.032655</text:p>
              </table:table-cell>
              <table:table-cell office:value-type="float" office:value="0.035765">
                <text:p>0.035765</text:p>
              </table:table-cell>
              <table:table-cell office:value-type="float" office:value="0.038875">
                <text:p>0.038875</text:p>
              </table:table-cell>
            </table:table-row>
          </table:table-header-rows>
          <table:table-rows>
            <table:table-row>
              <table:table-cell office:value-type="string">
                <text:p>Row 21</text:p>
                <draw:g>
                  <svg:desc/>
                </draw:g>
              </table:table-cell>
              <table:table-cell office:value-type="float" office:value="0.0394286833929267">
                <text:p>0.0394286833929267</text:p>
                <draw:g>
                  <svg:desc>'histogram_price_historical_1665783247-1665178447'.A21:'histogram_price_historical_1665783247-1665178447'.Y21</svg:desc>
                </draw:g>
              </table:table-cell>
              <table:table-cell office:value-type="float" office:value="0.0394286833929267">
                <text:p>0.0394286833929267</text:p>
              </table:table-cell>
              <table:table-cell office:value-type="float" office:value="0.0394603117499801">
                <text:p>0.0394603117499801</text:p>
              </table:table-cell>
              <table:table-cell office:value-type="float" office:value="0.039962723334501">
                <text:p>0.039962723334501</text:p>
              </table:table-cell>
              <table:table-cell office:value-type="float" office:value="0.0396437488965108">
                <text:p>0.0396437488965108</text:p>
              </table:table-cell>
              <table:table-cell office:value-type="float" office:value="0.0397277711608482">
                <text:p>0.0397277711608482</text:p>
              </table:table-cell>
              <table:table-cell office:value-type="float" office:value="0.0396797723012368">
                <text:p>0.0396797723012368</text:p>
              </table:table-cell>
              <table:table-cell office:value-type="float" office:value="0.0402383971073326">
                <text:p>0.0402383971073326</text:p>
              </table:table-cell>
              <table:table-cell office:value-type="float" office:value="0.040219067919295">
                <text:p>0.040219067919295</text:p>
              </table:table-cell>
              <table:table-cell office:value-type="float" office:value="0.0408063676963439">
                <text:p>0.0408063676963439</text:p>
              </table:table-cell>
              <table:table-cell office:value-type="float" office:value="0.0406132643975961">
                <text:p>0.0406132643975961</text:p>
              </table:table-cell>
              <table:table-cell office:value-type="float" office:value="0.0407577886313593">
                <text:p>0.0407577886313593</text:p>
              </table:table-cell>
              <table:table-cell office:value-type="float" office:value="0.0404505869128661">
                <text:p>0.0404505869128661</text:p>
              </table:table-cell>
              <table:table-cell office:value-type="float" office:value="0.0406634491736135">
                <text:p>0.0406634491736135</text:p>
              </table:table-cell>
              <table:table-cell office:value-type="float" office:value="0.040248802444379">
                <text:p>0.040248802444379</text:p>
              </table:table-cell>
              <table:table-cell office:value-type="float" office:value="0.040546772451625">
                <text:p>0.040546772451625</text:p>
              </table:table-cell>
              <table:table-cell office:value-type="float" office:value="0.0408343173738749">
                <text:p>0.0408343173738749</text:p>
              </table:table-cell>
              <table:table-cell office:value-type="float" office:value="0.0398909871992061">
                <text:p>0.0398909871992061</text:p>
              </table:table-cell>
              <table:table-cell office:value-type="float" office:value="0.0398505981488114">
                <text:p>0.0398505981488114</text:p>
              </table:table-cell>
              <table:table-cell office:value-type="float" office:value="0.0395581105202155">
                <text:p>0.0395581105202155</text:p>
              </table:table-cell>
              <table:table-cell office:value-type="float" office:value="0.0397172745781752">
                <text:p>0.0397172745781752</text:p>
              </table:table-cell>
              <table:table-cell office:value-type="float" office:value="0.0395881722950112">
                <text:p>0.0395881722950112</text:p>
              </table:table-cell>
              <table:table-cell office:value-type="float" office:value="0.0397667428841289">
                <text:p>0.0397667428841289</text:p>
              </table:table-cell>
              <table:table-cell office:value-type="float" office:value="0.039478378139592">
                <text:p>0.039478378139592</text:p>
              </table:table-cell>
              <table:table-cell office:value-type="float" office:value="0.039439227897644">
                <text:p>0.039439227897644</text:p>
              </table:table-cell>
            </table:table-row>
            <table:table-row>
              <table:table-cell office:value-type="string">
                <text:p>Row 35</text:p>
                <draw:g>
                  <svg:desc/>
                </draw:g>
              </table:table-cell>
              <table:table-cell office:value-type="float" office:value="0.039474833437234">
                <text:p>0.039474833437234</text:p>
                <draw:g>
                  <svg:desc>'histogram_price_historical_1665783247-1665178447'.A35:'histogram_price_historical_1665783247-1665178447'.Y35</svg:desc>
                </draw:g>
              </table:table-cell>
              <table:table-cell office:value-type="float" office:value="0.0394730289494283">
                <text:p>0.0394730289494283</text:p>
              </table:table-cell>
              <table:table-cell office:value-type="float" office:value="0.0396316358483423">
                <text:p>0.0396316358483423</text:p>
              </table:table-cell>
              <table:table-cell office:value-type="float" office:value="0.0396226343471095">
                <text:p>0.0396226343471095</text:p>
              </table:table-cell>
              <table:table-cell office:value-type="float" office:value="0.0395631933390258">
                <text:p>0.0395631933390258</text:p>
              </table:table-cell>
              <table:table-cell office:value-type="float" office:value="0.0398293517499266">
                <text:p>0.0398293517499266</text:p>
              </table:table-cell>
              <table:table-cell office:value-type="float" office:value="0.039804221846412">
                <text:p>0.039804221846412</text:p>
              </table:table-cell>
              <table:table-cell office:value-type="float" office:value="0.0400586441188252">
                <text:p>0.0400586441188252</text:p>
              </table:table-cell>
              <table:table-cell office:value-type="float" office:value="0.0401354807787843">
                <text:p>0.0401354807787843</text:p>
              </table:table-cell>
              <table:table-cell office:value-type="float" office:value="0.0410531867141813">
                <text:p>0.0410531867141813</text:p>
              </table:table-cell>
              <table:table-cell office:value-type="float" office:value="0.0407112400135633">
                <text:p>0.0407112400135633</text:p>
              </table:table-cell>
              <table:table-cell office:value-type="float" office:value="0.0408930567916917">
                <text:p>0.0408930567916917</text:p>
              </table:table-cell>
              <table:table-cell office:value-type="float" office:value="0.040866616094377">
                <text:p>0.040866616094377</text:p>
              </table:table-cell>
              <table:table-cell office:value-type="float" office:value="0.0403315935844666">
                <text:p>0.0403315935844666</text:p>
              </table:table-cell>
              <table:table-cell office:value-type="float" office:value="0.0400961811376179">
                <text:p>0.0400961811376179</text:p>
              </table:table-cell>
              <table:table-cell office:value-type="float" office:value="0.0403155723145076">
                <text:p>0.0403155723145076</text:p>
              </table:table-cell>
              <table:table-cell office:value-type="float" office:value="0.0406387000156888">
                <text:p>0.0406387000156888</text:p>
              </table:table-cell>
              <table:table-cell office:value-type="float" office:value="0.0399190196776188">
                <text:p>0.0399190196776188</text:p>
              </table:table-cell>
              <table:table-cell office:value-type="float" office:value="0.0397467447261568">
                <text:p>0.0397467447261568</text:p>
              </table:table-cell>
              <table:table-cell office:value-type="float" office:value="0.0395704011793858">
                <text:p>0.0395704011793858</text:p>
              </table:table-cell>
              <table:table-cell office:value-type="float" office:value="0.0396568334296664">
                <text:p>0.0396568334296664</text:p>
              </table:table-cell>
              <table:table-cell office:value-type="float" office:value="0.0396658301966654">
                <text:p>0.0396658301966654</text:p>
              </table:table-cell>
              <table:table-cell office:value-type="float" office:value="0.0400067693714924">
                <text:p>0.0400067693714924</text:p>
              </table:table-cell>
              <table:table-cell office:value-type="float" office:value="0.0394658105103838">
                <text:p>0.0394658105103838</text:p>
              </table:table-cell>
              <table:table-cell office:value-type="float" office:value="0.0394694198274484">
                <text:p>0.0394694198274484</text:p>
              </table:table-cell>
            </table:table-row>
            <table:table-row>
              <table:table-cell office:value-type="string">
                <text:p>Row 48</text:p>
                <draw:g>
                  <svg:desc/>
                </draw:g>
              </table:table-cell>
              <table:table-cell office:value-type="float" office:value="0.0219870068223186">
                <text:p>0.0219870068223186</text:p>
                <draw:g>
                  <svg:desc>'histogram_price_historical_1665783247-1665178447'.A48:'histogram_price_historical_1665783247-1665178447'.Y48</svg:desc>
                </draw:g>
              </table:table-cell>
              <table:table-cell office:value-type="float" office:value="0.0218604932620891">
                <text:p>0.0218604932620891</text:p>
              </table:table-cell>
              <table:table-cell office:value-type="float" office:value="0.0291271915399101">
                <text:p>0.0291271915399101</text:p>
              </table:table-cell>
              <table:table-cell office:value-type="float" office:value="0.0384686483369066">
                <text:p>0.0384686483369066</text:p>
              </table:table-cell>
              <table:table-cell office:value-type="float" office:value="0.0322239185904878">
                <text:p>0.0322239185904878</text:p>
              </table:table-cell>
              <table:table-cell office:value-type="float" office:value="0.0375658085685257">
                <text:p>0.0375658085685257</text:p>
              </table:table-cell>
              <table:table-cell office:value-type="float" office:value="0.0365182993923215">
                <text:p>0.0365182993923215</text:p>
              </table:table-cell>
              <table:table-cell office:value-type="float" office:value="0.0459072153856606">
                <text:p>0.0459072153856606</text:p>
              </table:table-cell>
              <table:table-cell office:value-type="float" office:value="0.046349859469087">
                <text:p>0.046349859469087</text:p>
              </table:table-cell>
              <table:table-cell office:value-type="float" office:value="0.057489058439805">
                <text:p>0.057489058439805</text:p>
              </table:table-cell>
              <table:table-cell office:value-type="float" office:value="0.0539319024017619">
                <text:p>0.0539319024017619</text:p>
              </table:table-cell>
              <table:table-cell office:value-type="float" office:value="0.056170294240634">
                <text:p>0.056170294240634</text:p>
              </table:table-cell>
              <table:table-cell office:value-type="float" office:value="0.0536784723072318">
                <text:p>0.0536784723072318</text:p>
              </table:table-cell>
              <table:table-cell office:value-type="float" office:value="0.0518026723084427">
                <text:p>0.0518026723084427</text:p>
              </table:table-cell>
              <table:table-cell office:value-type="float" office:value="0.0463205776556747">
                <text:p>0.0463205776556747</text:p>
              </table:table-cell>
              <table:table-cell office:value-type="float" office:value="0.0507109946931286">
                <text:p>0.0507109946931286</text:p>
              </table:table-cell>
              <table:table-cell office:value-type="float" office:value="0.0551622632789817">
                <text:p>0.0551622632789817</text:p>
              </table:table-cell>
              <table:table-cell office:value-type="float" office:value="0.0407722525379738">
                <text:p>0.0407722525379738</text:p>
              </table:table-cell>
              <table:table-cell office:value-type="float" office:value="0.0383424831958369">
                <text:p>0.0383424831958369</text:p>
              </table:table-cell>
              <table:table-cell office:value-type="float" office:value="0.030378564026042">
                <text:p>0.030378564026042</text:p>
              </table:table-cell>
              <table:table-cell office:value-type="float" office:value="0.0351156914695367">
                <text:p>0.0351156914695367</text:p>
              </table:table-cell>
              <table:table-cell office:value-type="float" office:value="0.0328502118157359">
                <text:p>0.0328502118157359</text:p>
              </table:table-cell>
              <table:table-cell office:value-type="float" office:value="0.0401307032160875">
                <text:p>0.0401307032160875</text:p>
              </table:table-cell>
              <table:table-cell office:value-type="float" office:value="0.0246727600476039">
                <text:p>0.0246727600476039</text:p>
              </table:table-cell>
              <table:table-cell office:value-type="float" office:value="0.0224626569982159">
                <text:p>0.02246265699821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382eef1f22670f7f4118c8c2dd222ec7ad009daf</meta:generator>
  </office:meta>
</office:document-meta>
</file>

<file path=Object 5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